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3.25in"/>
    </style:style>
    <style:style style:name="co9" style:family="table-column">
      <style:table-column-properties fo:break-before="auto" style:column-width="3.1091in"/>
    </style:style>
    <style:style style:name="co10" style:family="table-column">
      <style:table-column-properties fo:break-before="auto" style:column-width="3.4689in"/>
    </style:style>
    <style:style style:name="co11" style:family="table-column">
      <style:table-column-properties fo:break-before="auto" style:column-width="3.2854in"/>
    </style:style>
    <style:style style:name="co12" style:family="table-column">
      <style:table-column-properties fo:break-before="auto" style:column-width="2.9898in"/>
    </style:style>
    <style:style style:name="co13" style:family="table-column">
      <style:table-column-properties fo:break-before="auto" style:column-width="3.3228in"/>
    </style:style>
    <style:style style:name="co14" style:family="table-column">
      <style:table-column-properties fo:break-before="auto" style:column-width="3.4374in"/>
    </style:style>
    <style:style style:name="co15" style:family="table-column">
      <style:table-column-properties fo:break-before="auto" style:column-width="1.0626in"/>
    </style:style>
    <style:style style:name="co16" style:family="table-column">
      <style:table-column-properties fo:break-before="auto" style:column-width="0.8335in"/>
    </style:style>
    <style:style style:name="co17" style:family="table-column">
      <style:table-column-properties fo:break-before="auto" style:column-width="1.2827in"/>
    </style:style>
    <style:style style:name="co18" style:family="table-column">
      <style:table-column-properties fo:break-before="auto" style:column-width="0.5374in"/>
    </style:style>
    <style:style style:name="co7" style:family="table-column">
      <style:table-column-properties fo:break-before="auto" style:column-width="0.9165in"/>
    </style:style>
    <style:style style:name="co1" style:family="table-column">
      <style:table-column-properties fo:break-before="auto" style:column-width="0.7189in"/>
    </style:style>
    <style:style style:name="co19" style:family="table-column">
      <style:table-column-properties fo:break-before="auto" style:column-width="3.2917in"/>
    </style:style>
    <style:style style:name="co20" style:family="table-column">
      <style:table-column-properties fo:break-before="auto" style:column-width="3.9689in"/>
    </style:style>
    <style:style style:name="co21" style:family="table-column">
      <style:table-column-properties fo:break-before="auto" style:column-width="0.8854in"/>
    </style:style>
    <style:style style:name="co22" style:family="table-column">
      <style:table-column-properties fo:break-before="auto" style:column-width="0.5102in"/>
    </style:style>
    <style:style style:name="co30" style:family="table-column">
      <style:table-column-properties fo:break-before="auto" style:column-width="1.4063in"/>
    </style:style>
    <style:style style:name="co31" style:family="table-column">
      <style:table-column-properties fo:break-before="auto" style:column-width="1.75in"/>
    </style:style>
    <style:style style:name="co32" style:family="table-column">
      <style:table-column-properties fo:break-before="auto" style:column-width="4.1043in"/>
    </style:style>
    <style:style style:name="co33" style:family="table-column">
      <style:table-column-properties fo:break-before="auto" style:column-width="3.7189in"/>
    </style:style>
    <style:style style:name="co34" style:family="table-column">
      <style:table-column-properties fo:break-before="auto" style:column-width="1.25in"/>
    </style:style>
    <style:style style:name="co35" style:family="table-column">
      <style:table-column-properties fo:break-before="auto" style:column-width="1.0311in"/>
    </style:style>
    <style:style style:name="co36" style:family="table-column">
      <style:table-column-properties fo:break-before="auto" style:column-width="0.6866in"/>
    </style:style>
    <style:style style:name="co37" style:family="table-column">
      <style:table-column-properties fo:break-before="auto" style:column-width="0.7701in"/>
    </style:style>
    <style:style style:name="co38" style:family="table-column">
      <style:table-column-properties fo:break-before="auto" style:column-width="0.6126in"/>
    </style:style>
    <style:style style:name="co39" style:family="table-column">
      <style:table-column-properties fo:break-before="auto" style:column-width="0.8925in"/>
    </style:style>
    <style:style style:name="co40" style:family="table-column">
      <style:table-column-properties fo:break-before="auto" style:column-width="0.8543in"/>
    </style:style>
    <style:style style:name="co41" style:family="table-column">
      <style:table-column-properties fo:break-before="auto" style:column-width="2.6252in"/>
    </style:style>
    <style:style style:name="co42" style:family="table-column">
      <style:table-column-properties fo:break-before="auto" style:column-width="1.5311in"/>
    </style:style>
    <style:style style:name="co43" style:family="table-column">
      <style:table-column-properties fo:break-before="auto" style:column-width="1.3472in"/>
    </style:style>
    <style:style style:name="co44" style:family="table-column">
      <style:table-column-properties fo:break-before="auto" style:column-width="0.9693in"/>
    </style:style>
    <style:style style:name="co45" style:family="table-column">
      <style:table-column-properties fo:break-before="auto" style:column-width="0.561in"/>
    </style:style>
    <style:style style:name="co46" style:family="table-column">
      <style:table-column-properties fo:break-before="auto" style:column-width="1.7354in"/>
    </style:style>
    <style:style style:name="co47" style:family="table-column">
      <style:table-column-properties fo:break-before="auto" style:column-width="2.0508in"/>
    </style:style>
    <style:style style:name="co48" style:family="table-column">
      <style:table-column-properties fo:break-before="auto" style:column-width="4.0311in"/>
    </style:style>
    <style:style style:name="co49" style:family="table-column">
      <style:table-column-properties fo:break-before="auto" style:column-width="3.0161in"/>
    </style:style>
    <style:style style:name="co50" style:family="table-column">
      <style:table-column-properties fo:break-before="auto" style:column-width="0.9689in"/>
    </style:style>
    <style:style style:name="co51" style:family="table-column">
      <style:table-column-properties fo:break-before="auto" style:column-width="1.1252in"/>
    </style:style>
    <style:style style:name="co52" style:family="table-column">
      <style:table-column-properties fo:break-before="auto" style:column-width="0.5661in"/>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3311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6425in" fo:break-before="auto" style:use-optimal-row-height="true"/>
    </style:style>
    <style:style style:name="ro14" style:family="table-row">
      <style:table-row-properties style:row-height="0.6425in" fo:break-before="auto" style:use-optimal-row-height="true"/>
    </style:style>
    <style:style style:name="ro15" style:family="table-row">
      <style:table-row-properties style:row-height="1.1091in" fo:break-before="auto" style:use-optimal-row-height="true"/>
    </style:style>
    <style:style style:name="ro16" style:family="table-row">
      <style:table-row-properties style:row-height="0.2445in" fo:break-before="auto" style:use-optimal-row-height="false"/>
    </style:style>
    <style:style style:name="ro19" style:family="table-row">
      <style:table-row-properties style:row-height="1.4193in" fo:break-before="auto" style:use-optimal-row-height="true"/>
    </style:style>
    <style:style style:name="ro20" style:family="table-row">
      <style:table-row-properties style:row-height="1.8862in" fo:break-before="auto" style:use-optimal-row-height="true"/>
    </style:style>
    <style:style style:name="ro27" style:family="table-row">
      <style:table-row-properties style:row-height="2.0417in" fo:break-before="auto" style:use-optimal-row-height="true"/>
    </style:style>
    <style:style style:name="ro22" style:family="table-row">
      <style:table-row-properties style:row-height="1.5752in" fo:break-before="auto" style:use-optimal-row-height="true"/>
    </style:style>
    <style:style style:name="ro24" style:family="table-row">
      <style:table-row-properties style:row-height="2.0417in" fo:break-before="auto" style:use-optimal-row-height="true"/>
    </style:style>
    <style:style style:name="ro21" style:family="table-row">
      <style:table-row-properties style:row-height="1.8862in" fo:break-before="auto" style:use-optimal-row-height="true"/>
    </style:style>
    <style:style style:name="ro26" style:family="table-row">
      <style:table-row-properties style:row-height="1.7307in" fo:break-before="auto" style:use-optimal-row-height="true"/>
    </style:style>
    <style:style style:name="ro34" style:family="table-row">
      <style:table-row-properties style:row-height="1.2638in" fo:break-before="auto" style:use-optimal-row-height="true"/>
    </style:style>
    <style:style style:name="ro29" style:family="table-row">
      <style:table-row-properties style:row-height="2.3528in" fo:break-before="auto" style:use-optimal-row-height="true"/>
    </style:style>
    <style:style style:name="ro18" style:family="table-row">
      <style:table-row-properties style:row-height="2.3528in" fo:break-before="auto" style:use-optimal-row-height="true"/>
    </style:style>
    <style:style style:name="ro35" style:family="table-row">
      <style:table-row-properties style:row-height="2.9744in" fo:break-before="auto" style:use-optimal-row-height="true"/>
    </style:style>
    <style:style style:name="ro25" style:family="table-row">
      <style:table-row-properties style:row-height="2.6634in" fo:break-before="auto" style:use-optimal-row-height="true"/>
    </style:style>
    <style:style style:name="ro23" style:family="table-row">
      <style:table-row-properties style:row-height="2.0417in" fo:break-before="auto" style:use-optimal-row-height="true"/>
    </style:style>
    <style:style style:name="ro40" style:family="table-row">
      <style:table-row-properties style:row-height="2.5075in" fo:break-before="auto" style:use-optimal-row-height="true"/>
    </style:style>
    <style:style style:name="ro41" style:family="table-row">
      <style:table-row-properties style:row-height="2.2516in" fo:break-before="auto" style:use-optimal-row-height="false"/>
    </style:style>
    <style:style style:name="ro28" style:family="table-row">
      <style:table-row-properties style:row-height="2.6634in" fo:break-before="auto" style:use-optimal-row-height="true"/>
    </style:style>
    <style:style style:name="ro42" style:family="table-row">
      <style:table-row-properties style:row-height="3.2854in" fo:break-before="auto" style:use-optimal-row-height="true"/>
    </style:style>
    <style:style style:name="ro43" style:family="table-row">
      <style:table-row-properties style:row-height="2.9744in" fo:break-before="auto" style:use-optimal-row-height="true"/>
    </style:style>
    <style:style style:name="ro44" style:family="table-row">
      <style:table-row-properties style:row-height="1.7307in" fo:break-before="auto" style:use-optimal-row-height="true"/>
    </style:style>
    <style:style style:name="ro45" style:family="table-row">
      <style:table-row-properties style:row-height="0.1953in" fo:break-before="auto" style:use-optimal-row-height="true"/>
    </style:style>
    <style:style style:name="ro46" style:family="table-row">
      <style:table-row-properties style:row-height="0.2453in" fo:break-before="auto" style:use-optimal-row-height="true"/>
    </style:style>
    <style:style style:name="ro47" style:family="table-row">
      <style:table-row-properties style:row-height="0.5799in" fo:break-before="auto" style:use-optimal-row-height="true"/>
    </style:style>
    <style:style style:name="ro48" style:family="table-row">
      <style:table-row-properties style:row-height="0.2071in" fo:break-before="auto" style:use-optimal-row-height="true"/>
    </style:style>
    <style:style style:name="ro49" style:family="table-row">
      <style:table-row-properties style:row-height="2.1972in" fo:break-before="auto" style:use-optimal-row-height="true"/>
    </style:style>
    <style:style style:name="ro50" style:family="table-row">
      <style:table-row-properties style:row-height="2.5701in" fo:break-before="auto" style:use-optimal-row-height="true"/>
    </style:style>
    <style:style style:name="ro51" style:family="table-row">
      <style:table-row-properties style:row-height="3.252in" fo:break-before="auto" style:use-optimal-row-height="false"/>
    </style:style>
    <style:style style:name="ro52" style:family="table-row">
      <style:table-row-properties style:row-height="3.4189in" fo:break-before="auto" style:use-optimal-row-height="false"/>
    </style:style>
    <style:style style:name="ta1" style:family="table" style:master-page-name="mp1">
      <style:table-properties table:display="true" style:writing-mode="lr-tb"/>
    </style:style>
    <number:date-style style:name="N76" number:automatic-order="true">
      <number:month number:style="long" number:textual="true"/>
      <number:text> </number:text>
      <number:day/>
      <number:text>, </number:text>
      <number:year number:style="long"/>
    </number:date-style>
    <style:style style:name="ce12" style:family="table-cell" style:parent-style-name="_36_0_25__20_-_20_Accent3" style:data-style-name="N5000">
      <style:table-cell-properties fo:background-color="#c4d79b" style:text-align-source="value-type" style:repeat-content="false" style:vertical-align="top"/>
      <style:paragraph-properties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1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4"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5" style:family="table-cell" style:parent-style-name="Default" style:data-style-name="N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6" style:family="table-cell" style:parent-style-name="Excel_20_Built-in_20_Normal"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7"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8" style:family="table-cell" style:parent-style-name="Excel_20_Built-in_20_Normal"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19" style:family="table-cell" style:parent-style-name="Default" style:data-style-name="N0">
      <style:table-cell-properties style:text-align-source="value-type" style:repeat-content="false" fo:background-color="transparent" fo:wrap-option="wrap" style:vertical-align="top"/>
      <style:paragraph-properties fo:margin-left="0in"/>
      <style:text-properties style:font-name="Calibri1" fo:font-size="10pt" style:font-name-asian="Arial2" style:font-size-asian="10pt" style:font-name-complex="Arial2" style:font-size-complex="10pt"/>
    </style:style>
    <style:style style:name="ce1" style:family="table-cell" style:parent-style-name="Default" style:data-style-name="N0">
      <style:table-cell-properties style:text-align-source="value-type" style:repeat-content="false" fo:background-color="#FFC800" fo:wrap-option="wrap" style:vertical-align="top"/>
      <style:paragraph-properties fo:margin-left="0in"/>
      <style:text-properties style:font-name="Calibri1" fo:font-size="10pt" style:font-name-asian="Arial2" style:font-size-asian="10pt" style:font-name-complex="Arial2" style:font-size-complex="10pt"/>
    </style:style>
    <style:style style:name="ce20"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1"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2"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3" style:family="table-cell" style:parent-style-name="Default" style:data-style-name="N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4" style:family="table-cell" style:parent-style-name="Default" style:data-style-name="N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5" style:family="table-cell" style:parent-style-name="Default" style:data-style-name="N0">
      <style:table-cell-properties style:text-align-source="value-type" style:repeat-content="false"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26"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27"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28"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style:font-name-asian="Arial1" style:font-size-asian="10pt" style:font-name-complex="Arial1" style:font-size-complex="10pt"/>
    </style:style>
    <style:style style:name="ce2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1" style:font-size-asian="10pt" style:font-name-complex="Arial1" style:font-size-complex="10pt"/>
    </style:style>
    <style:style style:name="ce30" style:family="table-cell" style:parent-style-name="Default" style:data-style-name="N0">
      <style:table-cell-properties style:text-align-source="value-type" style:repeat-content="false" fo:wrap-option="wrap" style:vertical-align="top"/>
      <style:paragraph-properties fo:margin-left="0in"/>
      <style:text-properties style:font-name="Calibri1" fo:font-size="10pt" style:font-size-asian="10pt" style:font-size-complex="10pt"/>
    </style:style>
    <style:style style:name="ce31" style:family="table-cell" style:parent-style-name="Default" style:data-style-name="N0">
      <style:table-cell-properties style:text-align-source="value-type" style:repeat-content="false" fo:wrap-option="wrap" style:vertical-align="top"/>
      <style:paragraph-properties fo:margin-left="0in"/>
      <style:text-properties fo:color="#ff0000" style:font-name="Calibri1" fo:font-size="10pt" style:font-size-asian="10pt" style:font-size-complex="10pt"/>
    </style:style>
    <style:style style:name="ce32"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33"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000000" style:font-name="Calibri1" fo:font-size="10pt" style:font-name-asian="Calibri" style:font-size-asian="10pt" style:font-name-complex="Calibri" style:font-size-complex="10pt"/>
    </style:style>
    <style:style style:name="ce34" style:family="table-cell" style:parent-style-name="Excel_20_Built-in_20_Normal">
      <style:table-cell-properties style:text-align-source="value-type" style:repeat-content="false" fo:background-color="transparent"/>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fo:color="#ff0000" style:font-name="Calibri1" fo:font-size="10pt" style:font-name-asian="Calibri" style:font-size-asian="10pt" style:font-name-complex="Calibri" style:font-size-complex="10pt"/>
    </style:style>
    <style:style style:name="ce36" style:family="table-cell" style:parent-style-name="Excel_20_Built-in_20_Normal">
      <style:table-cell-properties style:text-align-source="value-type" style:repeat-content="false" fo:background-color="transparent"/>
      <style:paragraph-properties fo:margin-left="0in"/>
      <style:text-properties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1" fo:font-size="10pt" style:font-name-asian="Calibri" style:font-size-asian="10pt" style:font-name-complex="Calibri" style:font-size-complex="10pt"/>
    </style:style>
    <style:style style:name="ce38" style:family="table-cell" style:parent-style-name="Default">
      <style:table-cell-properties style:text-align-source="value-type" style:repeat-content="false"/>
      <style:paragraph-properties fo:margin-left="0in"/>
      <style:text-properties style:font-name="Calibri1" fo:font-size="10pt" style:font-size-asian="10pt" style:font-size-complex="10pt"/>
    </style:style>
    <style:style style:name="ce39"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0" style:family="table-cell" style:parent-style-name="Excel_20_Built-in_20_Normal_20_1" style:data-style-name="N5000">
      <style:table-cell-properties style:text-align-source="value-type" style:repeat-content="false" fo:background-color="#FFC800" fo:wrap-option="wrap" style:vertical-align="top"/>
      <style:paragraph-properties fo:margin-left="0in"/>
      <style:text-properties style:font-name="Calibri1" fo:font-size="10pt" fo:font-weight="bold" style:font-name-asian="Arial2" style:font-size-asian="10pt" style:font-weight-asian="bold" style:font-name-complex="Arial2" style:font-size-complex="10pt" style:font-weight-complex="bold"/>
    </style:style>
    <style:style style:name="ce40" style:family="table-cell" style:parent-style-name="Excel_20_Built-in_20_Normal_20_1" style:data-style-name="N500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1" style:family="table-cell" style:parent-style-name="Excel_20_Built-in_20_Normal_20_1"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2" style:family="table-cell" style:parent-style-name="Excel_20_Built-in_20_Normal_20_1"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43" style:family="table-cell" style:parent-style-name="Excel_20_Built-in_20_Normal_20_1"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44"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45" style:family="table-cell" style:parent-style-name="Default" style:data-style-name="N0">
      <style:table-cell-properties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1" fo:font-size="10pt" fo:font-weight="bold" style:font-name-asian="Calibri" style:font-size-asian="10pt" style:font-weight-asian="bold" style:font-name-complex="Calibri" style:font-size-complex="10pt" style:font-weight-complex="bold"/>
    </style:style>
    <style:style style:name="ce47"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8" style:family="table-cell" style:parent-style-name="Excel_20_Built-in_20_Normal_20_1"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49" style:family="table-cell" style:parent-style-name="Excel_20_Built-in_20_Normal" style:data-style-name="N5000">
      <style:table-cell-properties style:text-align-source="fix" style:repeat-content="false" fo:background-color="transparent"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0" style:family="table-cell" style:parent-style-name="Excel_20_Built-in_20_Normal" style:data-style-name="N5000">
      <style:table-cell-properties fo:background-color="#00b8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1"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2"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3"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4" style:family="table-cell" style:parent-style-name="Excel_20_Built-in_20_Normal_20_1" style:data-style-name="N5000">
      <style:table-cell-properties fo:background-color="#c0c0c0"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5" style:family="table-cell" style:parent-style-name="Excel_20_Built-in_20_Normal" style:data-style-name="N5000">
      <style:table-cell-properties fo:background-color="#ffffff"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6" style:family="table-cell" style:parent-style-name="Excel_20_Built-in_20_Normal_20_1" style:data-style-name="N5000">
      <style:table-cell-properties style:text-align-source="fix" style:repeat-content="false" fo:background-color="transparent" fo:wrap-option="wrap" style:vertical-align="top"/>
      <style:paragraph-properties fo:text-align="justify" fo:margin-left="0in"/>
      <style:text-properties fo:color="#000000" style:font-name="Calibri1" fo:font-size="10pt" style:font-name-asian="Arial2" style:font-size-asian="10pt" style:font-name-complex="Arial2" style:font-size-complex="10pt"/>
    </style:style>
    <style:style style:name="ce57"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style:font-name="Calibri1" fo:font-size="10pt" style:font-name-asian="Arial2" style:font-size-asian="10pt" style:font-name-complex="Arial2" style:font-size-complex="10pt"/>
    </style:style>
    <style:style style:name="ce58" style:family="table-cell" style:parent-style-name="Excel_20_Built-in_20_Normal_20_1" style:data-style-name="N5000">
      <style:table-cell-properties fo:background-color="#ebf1de"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59" style:family="table-cell" style:parent-style-name="Excel_20_Built-in_20_Normal_20_1" style:data-style-name="N5000">
      <style:table-cell-properties fo:background-color="#b3b3b3" style:text-align-source="fix" style:repeat-content="false" fo:wrap-option="wrap" style:vertical-align="top"/>
      <style:paragraph-properties fo:text-align="justify" fo:margin-left="0in"/>
      <style:text-properties fo:color="#ff0000" style:font-name="Calibri1" fo:font-size="10pt" style:font-name-asian="Arial2" style:font-size-asian="10pt" style:font-name-complex="Arial2" style:font-size-complex="10p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61"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fo:color="#ff0000" style:font-name="Calibri1" fo:font-size="10pt" style:font-name-asian="Calibri" style:font-size-asian="10pt" style:font-name-complex="Calibri" style:font-size-complex="10pt"/>
    </style:style>
    <style:style style:name="ce62" style:family="table-cell" style:parent-style-name="Excel_20_Built-in_20_Normal">
      <style:table-cell-properties style:text-align-source="fix" style:repeat-content="false"/>
      <style:paragraph-properties fo:text-align="justify" fo:margin-left="0in"/>
      <style:text-properties style:font-name="Calibri1" fo:font-size="10pt" style:font-size-asian="10pt" style:font-size-complex="10pt"/>
    </style:style>
    <style:style style:name="ce74" style:family="table-cell" style:parent-style-name="Excel_20_Built-in_20_Normal">
      <style:table-cell-properties style:text-align-source="fix" style:repeat-content="false" fo:background-color="transparent"/>
      <style:paragraph-properties fo:text-align="justify" fo:margin-left="0in"/>
      <style:text-properties style:font-name="Calibri1" fo:font-size="10pt" style:font-size-asian="10pt" style:font-size-complex="10pt"/>
    </style:style>
    <style:style style:name="ce75" style:family="table-cell" style:parent-style-name="Default">
      <style:table-cell-properties style:text-align-source="fix" style:repeat-content="false"/>
      <style:paragraph-properties fo:text-align="justify" fo:margin-left="0in"/>
      <style:text-properties style:font-name="Calibri1" fo:font-size="10pt" style:font-size-asian="10pt" style:font-size-complex="10pt"/>
    </style:style>
    <style:style style:name="ce76" style:family="table-cell" style:parent-style-name="Excel_20_Built-in_20_Normal_20_1" style:data-style-name="N5000">
      <style:table-cell-properties fo:background-color="#33cc3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77" style:family="table-cell" style:parent-style-name="Excel_20_Built-in_20_Normal_20_1" style:data-style-name="N5000">
      <style:table-cell-properties fo:background-color="#ffffff"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8" style:family="table-cell" style:parent-style-name="Excel_20_Built-in_20_Normal_20_1" style:data-style-name="N5000">
      <style:table-cell-properties fo:background-color="#ffff0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79"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0" style:family="table-cell" style:parent-style-name="Excel_20_Built-in_20_Normal_20_1" style:data-style-name="N5000">
      <style:table-cell-properties fo:background-color="#ebf1de"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1" style:family="table-cell" style:parent-style-name="Default" style:data-style-name="N0">
      <style:table-cell-properties fo:background-color="#c0c0c0" style:text-align-source="value-type" style:repeat-content="false"/>
      <style:paragraph-properties fo:margin-left="0in"/>
      <style:text-properties style:font-name="Calibri1" fo:font-size="10pt" style:font-size-asian="10pt" style:font-size-complex="10pt"/>
    </style:style>
    <style:style style:name="ce82" style:family="table-cell" style:parent-style-name="Excel_20_Built-in_20_Normal" style:data-style-name="N5000">
      <style:table-cell-properties fo:background-color="#b3b3b3"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83"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4" style:family="table-cell" style:parent-style-name="Default" style:data-style-name="N0">
      <style:table-cell-properties fo:background-color="#c0c0c0" style:text-align-source="value-type" style:repeat-content="false"/>
      <style:paragraph-properties fo:margin-left="0in"/>
      <style:text-properties fo:color="#ff0000" style:font-name="Calibri1" fo:font-size="10pt" style:font-size-asian="10pt" style:font-size-complex="10pt"/>
    </style:style>
    <style:style style:name="ce85" style:family="table-cell" style:parent-style-name="Excel_20_Built-in_20_Normal" style:data-style-name="N5000">
      <style:table-cell-properties fo:background-color="#c0c0c0"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6" style:family="table-cell" style:parent-style-name="Excel_20_Built-in_20_Normal" style:data-style-name="N5000">
      <style:table-cell-properties style:text-align-source="value-type" style:repeat-content="false" fo:background-color="transparent" fo:wrap-option="wrap" style:vertical-align="top"/>
      <style:paragraph-properties fo:margin-left="0in"/>
      <style:text-properties fo:color="#000000" style:font-name="Calibri1" fo:font-size="10pt" style:font-name-asian="Arial2" style:font-size-asian="10pt" style:font-name-complex="Arial2" style:font-size-complex="10pt"/>
    </style:style>
    <style:style style:name="ce87" style:family="table-cell" style:parent-style-name="Default" style:data-style-name="N0">
      <style:table-cell-properties style:text-align-source="value-type" style:repeat-content="false" fo:background-color="transparent"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88" style:family="table-cell" style:parent-style-name="Default">
      <style:table-cell-properties style:text-align-source="value-type" style:repeat-content="false" fo:background-color="transparent"/>
      <style:paragraph-properties fo:margin-left="0in"/>
      <style:text-properties style:font-name="Calibri1" fo:font-size="10pt" style:font-size-asian="10pt" style:font-size-complex="10pt"/>
    </style:style>
    <style:style style:name="ce89"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name-asian="Arial2" style:font-size-asian="10pt" style:font-name-complex="Arial2" style:font-size-complex="10pt"/>
    </style:style>
    <style:style style:name="ce90" style:family="table-cell" style:parent-style-name="Default" style:data-style-name="N0">
      <style:table-cell-properties fo:background-color="#b3b3b3" style:text-align-source="value-type" style:repeat-content="false" fo:wrap-option="wrap" style:vertical-align="top"/>
      <style:paragraph-properties fo:margin-left="0in"/>
      <style:text-properties fo:color="#ff0000" style:font-name="Calibri1" fo:font-size="10pt" style:font-name-asian="Arial2" style:font-size-asian="10pt" style:font-name-complex="Arial2" style:font-size-complex="10pt"/>
    </style:style>
    <style:style style:name="ce91" style:family="table-cell" style:parent-style-name="Default" style:data-style-name="N0">
      <style:table-cell-properties fo:background-color="#c0c0c0" style:text-align-source="value-type" style:repeat-content="false" style:vertical-align="automatic"/>
      <style:paragraph-properties fo:margin-left="0in"/>
      <style:text-properties style:font-name="Calibri1" fo:font-size="10pt" style:font-size-asian="10pt" style:font-size-complex="10pt"/>
    </style:style>
    <style:style style:name="ce92" style:family="table-cell" style:parent-style-name="Default" style:data-style-name="N0">
      <style:table-cell-properties fo:background-color="#c0c0c0" style:text-align-source="value-type" style:repeat-content="false" fo:wrap-option="wrap" style:vertical-align="top"/>
      <style:paragraph-properties fo:margin-left="0in"/>
      <style:text-properties style:font-name="Calibri1" fo:font-size="10pt" style:font-size-asian="10pt" style:font-size-complex="10pt"/>
    </style:style>
    <style:style style:name="ce93"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000000" style:font-name="Calibri1" fo:font-size="10pt" style:font-name-asian="Calibri" style:font-size-asian="10pt" style:font-name-complex="Calibri" style:font-size-complex="10pt"/>
    </style:style>
    <style:style style:name="ce94" style:family="table-cell" style:parent-style-name="Excel_20_Built-in_20_Normal">
      <style:table-cell-properties fo:background-color="#e6ff00" style:text-align-source="value-type" style:repeat-content="false"/>
      <style:paragraph-properties fo:margin-left="0in"/>
      <style:text-properties fo:color="#000000" style:text-outline="false" style:text-line-through-style="none" style:font-name="Calibri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Excel_20_Built-in_20_Normal" style:data-style-name="N5000">
      <style:table-cell-properties fo:background-color="#e6ff00" style:text-align-source="value-type" style:repeat-content="false" style:vertical-align="automatic"/>
      <style:paragraph-properties fo:margin-left="0in"/>
      <style:text-properties fo:color="#ff0000" style:font-name="Calibri1" fo:font-size="10pt" style:font-name-asian="Calibri" style:font-size-asian="10pt" style:font-name-complex="Calibri" style:font-size-complex="10pt"/>
    </style:style>
    <style:style style:name="ce96" style:family="table-cell" style:parent-style-name="Default" style:data-style-name="N0">
      <style:table-cell-properties fo:background-color="#00b8ff" style:text-align-source="value-type" style:repeat-content="false" fo:wrap-option="wrap" style:vertical-align="top"/>
      <style:paragraph-properties fo:margin-left="0in"/>
      <style:text-properties style:font-name="Calibri1" fo:font-size="10pt" style:font-size-asian="10pt" style:font-size-complex="10pt"/>
    </style:style>
    <style:style style:name="ce97" style:family="table-cell" style:parent-style-name="Default" style:data-style-name="N0">
      <style:table-cell-properties fo:background-color="#b3b3b3" style:text-align-source="value-type" style:repeat-content="false" fo:wrap-option="wrap" style:vertical-align="top"/>
      <style:paragraph-properties fo:margin-left="0in"/>
      <style:text-properties style:font-name="Calibri1" fo:font-size="10pt" style:font-size-asian="10pt" style:font-size-complex="10pt"/>
    </style:style>
    <style:style style:name="ce98" style:family="table-cell" style:parent-style-name="Default" style:data-style-name="N0">
      <style:table-cell-properties style:text-align-source="value-type" style:repeat-content="false" fo:wrap-option="wrap"/>
      <style:paragraph-properties fo:margin-left="0in"/>
      <style:text-properties style:font-name="Calibri1" fo:font-size="10pt" style:font-size-asian="10pt" style:font-size-complex="10pt"/>
    </style:style>
    <style:style style:name="ce108" style:family="table-cell" style:parent-style-name="Excel_20_Built-in_20_Normal" style:data-style-name="N5000">
      <style:table-cell-properties fo:background-color="transparent" fo:wrap-option="wrap" style:vertical-align="top"/>
      <style:text-properties style:font-name="Calibri1" fo:font-size="10pt" style:font-name-asian="Calibri" style:font-size-asian="10pt" style:font-name-complex="Calibri" style:font-size-complex="10pt"/>
    </style:style>
    <style:style style:name="ce115" style:family="table-cell" style:parent-style-name="Excel_20_Built-in_20_Normal" style:data-style-name="N5000">
      <style:table-cell-properties fo:background-color="#94bd5e" style:text-align-source="fix" style:repeat-content="false" fo:wrap-option="wrap" fo:border="0.0008in solid #000000" style:vertical-align="top"/>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16"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7"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18"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1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2" style:font-size-asian="10pt" style:font-name-complex="Calibri2" style:font-size-complex="10pt"/>
    </style:style>
    <style:style style:name="ce12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2" style:font-size-asian="10pt" style:font-name-complex="Calibri2" style:font-size-complex="10pt"/>
    </style:style>
    <style:style style:name="ce122" style:family="table-cell" style:parent-style-name="Excel_20_Built-in_20_Normal" style:data-style-name="N5000">
      <style:table-cell-properties fo:background-color="#ffffff" fo:wrap-option="wrap" style:vertical-align="top"/>
      <style:text-properties style:font-name="Calibri1" fo:font-size="10pt" style:font-name-asian="Calibri12" style:font-size-asian="10pt" style:font-name-complex="Calibri12" style:font-size-complex="10pt"/>
    </style:style>
    <style:style style:name="ce123"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12" style:font-size-asian="10pt" style:font-name-complex="Calibri12" style:font-size-complex="10pt"/>
    </style:style>
    <style:style style:name="ce124" style:family="table-cell" style:parent-style-name="Excel_20_Built-in_20_Normal" style:data-style-name="N5000">
      <style:table-cell-properties fo:background-color="transparent" fo:wrap-option="wrap" style:vertical-align="top"/>
      <style:text-properties style:font-name="Calibri1" fo:font-size="10pt" style:font-name-asian="Calibri12" style:font-size-asian="10pt" style:font-name-complex="Calibri12" style:font-size-complex="10pt"/>
    </style:style>
    <style:style style:name="ce125" style:family="table-cell" style:parent-style-name="Excel_20_Built-in_20_Normal" style:data-style-name="N5000">
      <style:table-cell-properties fo:background-color="#c0c0c0" fo:wrap-option="wrap" style:vertical-align="top"/>
      <style:text-properties style:font-name="Calibri1" fo:font-size="10pt" style:font-name-asian="Calibri12" style:font-size-asian="10pt" style:font-name-complex="Calibri12" style:font-size-complex="10pt"/>
    </style:style>
    <style:style style:name="ce126" style:family="table-cell" style:parent-style-name="Excel_20_Built-in_20_Normal" style:data-style-name="N5000">
      <style:table-cell-properties fo:background-color="transparent" fo:wrap-option="wrap" style:vertical-align="top"/>
      <style:text-properties style:font-name="Calibri1" fo:font-size="10pt" style:font-name-asian="Calibri2" style:font-size-asian="10pt" style:font-name-complex="Calibri2" style:font-size-complex="10pt"/>
    </style:style>
    <style:style style:name="ce127"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12" style:font-size-asian="10pt" style:font-name-complex="Calibri12" style:font-size-complex="10pt"/>
    </style:style>
    <style:style style:name="ce128" style:family="table-cell" style:parent-style-name="Default" style:data-style-name="N0">
      <style:table-cell-properties fo:wrap-option="wrap" style:vertical-align="top"/>
      <style:text-properties style:font-name="Calibri1" fo:font-size="10pt" style:font-size-asian="10pt" style:font-size-complex="10pt"/>
    </style:style>
    <style:style style:name="ce129" style:family="table-cell" style:parent-style-name="Excel_20_Built-in_20_Normal" style:data-style-name="N5000">
      <style:table-cell-properties fo:border-bottom="none" fo:background-color="#ffffff"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0" style:family="table-cell" style:parent-style-name="Excel_20_Built-in_20_Normal" style:data-style-name="N5000">
      <style:table-cell-properties fo:border-bottom="none" fo:background-color="#c0c0c0" fo:wrap-option="wrap" fo:border-left="none" fo:border-right="none" fo:border-top="0.0008in solid #000000" style:vertical-align="top"/>
      <style:text-properties style:font-name="Calibri1" fo:font-size="10pt" style:font-name-asian="Calibri" style:font-size-asian="10pt" style:font-name-complex="Calibri" style:font-size-complex="10pt"/>
    </style:style>
    <style:style style:name="ce131"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 style:font-size-asian="10pt" style:font-name-complex="Calibri" style:font-size-complex="10pt"/>
    </style:style>
    <style:style style:name="ce132"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style:font-name="Calibri1" fo:font-size="10pt" style:font-name-asian="Calibri111" style:font-size-asian="10pt" style:font-name-complex="Calibri111" style:font-size-complex="10pt"/>
    </style:style>
    <style:style style:name="ce133" style:family="table-cell" style:parent-style-name="Default" style:data-style-name="N0">
      <style:table-cell-properties fo:background-color="#94bd5e" fo:wrap-option="wrap" style:vertical-align="top"/>
      <style:text-properties style:font-name="Calibri1" fo:font-size="10pt" style:font-size-asian="10pt" style:font-size-complex="10pt"/>
    </style:style>
    <style:style style:name="ce134" style:family="table-cell" style:parent-style-name="Default" style:data-style-name="N0">
      <style:table-cell-properties fo:background-color="transparent" fo:wrap-option="wrap" style:vertical-align="top"/>
      <style:text-properties style:font-name="Calibri1" fo:font-size="10pt" style:font-size-asian="10pt" style:font-size-complex="10pt"/>
    </style:style>
    <style:style style:name="ce135" style:family="table-cell" style:parent-style-name="Default" style:data-style-name="N0">
      <style:table-cell-properties fo:background-color="#ffffff" fo:wrap-option="wrap" style:vertical-align="top"/>
      <style:text-properties style:font-name="Calibri1" fo:font-size="10pt" style:font-size-asian="10pt" style:font-size-complex="10pt"/>
    </style:style>
    <style:style style:name="ce136" style:family="table-cell" style:parent-style-name="Default" style:data-style-name="N0">
      <style:table-cell-properties fo:background-color="#c0c0c0" fo:wrap-option="wrap" style:vertical-align="top"/>
      <style:text-properties style:font-name="Calibri1" fo:font-size="10pt" style:font-size-asian="10pt" style:font-size-complex="10pt"/>
    </style:style>
    <style:style style:name="ce137" style:family="table-cell" style:parent-style-name="Default" style:data-style-name="N0">
      <style:table-cell-properties fo:background-color="transparent" fo:wrap-option="wrap" style:vertical-align="top"/>
      <style:text-properties fo:color="#ff0000" style:font-name="Calibri1" fo:font-size="10pt" style:font-size-asian="10pt" style:font-size-complex="10pt"/>
    </style:style>
    <style:style style:name="ce138" style:family="table-cell" style:parent-style-name="Excel_20_Built-in_20_Normal" style:data-style-name="N5000">
      <style:table-cell-properties fo:border-bottom="none" fo:background-color="transparent" fo:wrap-option="wrap" fo:border-left="none" fo:border-right="none" fo:border-top="0.0008in solid #000000" style:vertical-align="top"/>
      <style:text-properties fo:color="#ff0000" style:font-name="Calibri1" fo:font-size="10pt" style:font-name-asian="Calibri12" style:font-size-asian="10pt" style:font-name-complex="Calibri12" style:font-size-complex="10pt"/>
    </style:style>
    <style:style style:name="ce139"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12" style:font-size-asian="10pt" style:font-name-complex="Calibri12" style:font-size-complex="10pt"/>
    </style:style>
    <style:style style:name="ce140" style:family="table-cell" style:parent-style-name="Excel_20_Built-in_20_Normal" style:data-style-name="N5000">
      <style:table-cell-properties fo:background-color="transparent" fo:wrap-option="wrap" fo:border="none" style:vertical-align="top"/>
      <style:text-properties style:font-name="Calibri1" fo:font-size="10pt" style:font-name-asian="Calibri2" style:font-size-asian="10pt" style:font-name-complex="Calibri2" style:font-size-complex="10pt"/>
    </style:style>
    <style:style style:name="ce141" style:family="table-cell" style:parent-style-name="Excel_20_Built-in_20_Normal" style:data-style-name="N5000">
      <style:table-cell-properties fo:background-color="#ffffff" fo:wrap-option="wrap" fo:border="none" style:vertical-align="top"/>
      <style:text-properties style:font-name="Calibri1" fo:font-size="10pt" style:font-name-asian="Calibri12" style:font-size-asian="10pt" style:font-name-complex="Calibri12" style:font-size-complex="10pt"/>
    </style:style>
    <style:style style:name="ce142" style:family="table-cell" style:parent-style-name="Excel_20_Built-in_20_Normal" style:data-style-name="N5000">
      <style:table-cell-properties fo:background-color="#ffffff" fo:wrap-option="wrap" fo:border="none" style:vertical-align="top"/>
      <style:text-properties style:font-name="Calibri1" fo:font-size="10pt" style:font-name-asian="Calibri2" style:font-size-asian="10pt" style:font-name-complex="Calibri2" style:font-size-complex="10pt"/>
    </style:style>
    <style:style style:name="ce143" style:family="table-cell" style:parent-style-name="Excel_20_Built-in_20_Normal" style:data-style-name="N5000">
      <style:table-cell-properties fo:background-color="#c0c0c0" fo:wrap-option="wrap" fo:border="none" style:vertical-align="top"/>
      <style:text-properties style:font-name="Calibri1" fo:font-size="10pt" style:font-name-asian="Calibri2" style:font-size-asian="10pt" style:font-name-complex="Calibri2" style:font-size-complex="10pt"/>
    </style:style>
    <style:style style:name="ce144"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2" style:font-size-asian="10pt" style:font-name-complex="Calibri2" style:font-size-complex="10pt"/>
    </style:style>
    <style:style style:name="ce145" style:family="table-cell" style:parent-style-name="Excel_20_Built-in_20_Normal" style:data-style-name="N5000">
      <style:table-cell-properties fo:background-color="transparent" fo:wrap-option="wrap" fo:border="none" style:vertical-align="top"/>
      <style:text-properties fo:color="#ff0000" style:font-name="Calibri1" fo:font-size="10pt" style:font-name-asian="Calibri12" style:font-size-asian="10pt" style:font-name-complex="Calibri12" style:font-size-complex="10pt"/>
    </style:style>
    <style:style style:name="ce146" style:family="table-cell" style:parent-style-name="Excel_20_Built-in_20_Normal" style:data-style-name="N5000">
      <style:table-cell-properties fo:background-color="#c0c0c0" fo:wrap-option="wrap" fo:border="none" style:vertical-align="top"/>
      <style:text-properties style:font-name="Calibri1" fo:font-size="10pt" style:font-name-asian="Calibri12" style:font-size-asian="10pt" style:font-name-complex="Calibri12" style:font-size-complex="10pt"/>
    </style:style>
    <style:style style:name="ce147" style:family="table-cell" style:parent-style-name="Excel_20_Built-in_20_Normal" style:data-style-name="N5000">
      <style:table-cell-properties fo:background-color="#ffffff" fo:wrap-option="wrap" style:vertical-align="top"/>
      <style:text-properties style:font-name="Calibri1" fo:font-size="10pt" style:font-name-asian="Calibri" style:font-size-asian="10pt" style:font-name-complex="Calibri" style:font-size-complex="10pt"/>
    </style:style>
    <style:style style:name="ce148" style:family="table-cell" style:parent-style-name="Excel_20_Built-in_20_Normal" style:data-style-name="N5000">
      <style:table-cell-properties fo:background-color="transparent" fo:wrap-option="wrap" style:vertical-align="top"/>
      <style:text-properties fo:color="#ff0000" style:font-name="Calibri1" fo:font-size="10pt" style:font-name-asian="Calibri" style:font-size-asian="10pt" style:font-name-complex="Calibri" style:font-size-complex="10pt"/>
    </style:style>
    <style:style style:name="ce149" style:family="table-cell" style:parent-style-name="Excel_20_Built-in_20_Normal" style:data-style-name="N5000">
      <style:table-cell-properties fo:background-color="#c0c0c0" fo:wrap-option="wrap" style:vertical-align="top"/>
      <style:text-properties style:font-name="Calibri1" fo:font-size="10pt" style:font-name-asian="Calibri" style:font-size-asian="10pt" style:font-name-complex="Calibri" style:font-size-complex="10pt"/>
    </style:style>
    <style:style style:name="ce150"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51" style:family="table-cell" style:parent-style-name="Excel_20_Built-in_20_Normal" style:data-style-name="N5000">
      <style:table-cell-properties fo:background-color="#94bd5e" style:text-align-source="fix" style:repeat-content="false" fo:wrap-option="wrap" style:vertical-align="top"/>
      <style:paragraph-properties fo:text-align="center"/>
      <style:text-properties style:font-name="Calibri1" fo:font-size="10pt" fo:font-weight="bold" style:font-name-asian="Calibri" style:font-size-asian="10pt" style:font-weight-asian="bold" style:font-name-complex="Calibri" style:font-size-complex="10pt" style:font-weight-complex="bold"/>
    </style:style>
    <style:style style:name="ce152" style:family="table-cell" style:parent-style-name="Excel_20_Built-in_20_Normal" style:data-style-name="N5000">
      <style:table-cell-properties fo:background-color="#c0c0c0" style:text-align-source="fix" style:repeat-content="false" fo:wrap-option="wrap" style:vertical-align="top"/>
      <style:paragraph-properties fo:text-align="center"/>
      <style:text-properties style:font-name="Calibri1" fo:font-size="10pt" style:font-name-asian="Calibri" style:font-size-asian="10pt" style:font-name-complex="Calibri" style:font-size-complex="10pt"/>
    </style:style>
    <style:style style:name="ce153" style:family="table-cell" style:parent-style-name="Excel_20_Built-in_20_Normal" style:data-style-name="N5000">
      <style:table-cell-properties fo:background-color="#94bd5e" fo:wrap-option="wrap" style:vertical-align="top"/>
      <style:text-properties style:font-name="Calibri1" fo:font-size="10pt" fo:font-weight="bold" style:font-name-asian="Calibri" style:font-size-asian="10pt" style:font-weight-asian="bold" style:font-name-complex="Calibri" style:font-size-complex="10pt" style:font-weight-complex="bold"/>
    </style:style>
    <style:style style:name="ce154" style:family="table-cell" style:parent-style-name="Excel_20_Built-in_20_Normal" style:data-style-name="N5000">
      <style:table-cell-properties fo:background-color="#ffffff" fo:wrap-option="wrap" style:vertical-align="top"/>
      <style:text-properties fo:color="#ff0000" style:font-name="Calibri1" fo:font-size="10pt" style:font-name-asian="Calibri12" style:font-size-asian="10pt" style:font-name-complex="Calibri12" style:font-size-complex="10pt"/>
    </style:style>
    <style:style style:name="ce155" style:family="table-cell" style:parent-style-name="Excel_20_Built-in_20_Normal" style:data-style-name="N5000">
      <style:table-cell-properties fo:background-color="#c0c0c0" fo:wrap-option="wrap" style:vertical-align="top"/>
      <style:text-properties fo:color="#ff0000" style:font-name="Calibri1" fo:font-size="10pt" style:font-name-asian="Calibri12" style:font-size-asian="10pt" style:font-name-complex="Calibri12" style:font-size-complex="10pt"/>
    </style:style>
    <style:style style:name="ce156" style:family="table-cell" style:parent-style-name="Default" style:data-style-name="N0">
      <style:table-cell-properties fo:background-color="#ffffff" fo:wrap-option="wrap" style:vertical-align="top"/>
      <style:text-properties fo:color="#ff0000" style:font-name="Calibri1" fo:font-size="10pt" style:font-size-asian="10pt" style:font-size-complex="10pt"/>
    </style:style>
    <style:style style:name="ce157" style:family="table-cell" style:parent-style-name="Default" style:data-style-name="N0">
      <style:table-cell-properties fo:background-color="#c0c0c0" fo:wrap-option="wrap" style:vertical-align="top"/>
      <style:text-properties fo:color="#ff0000" style:font-name="Calibri1" fo:font-size="10pt" style:font-size-asian="10pt" style:font-size-complex="10pt"/>
    </style:style>
    <style:style style:name="ce158" style:family="table-cell" style:parent-style-name="Default" style:data-style-name="N0">
      <style:table-cell-properties fo:wrap-option="wrap" style:vertical-align="top"/>
      <style:text-properties fo:color="#ff0000" style:font-name="Calibri1" fo:font-size="10pt" style:font-size-asian="10pt" style:font-size-complex="10pt"/>
    </style:style>
    <style:style style:name="ce159"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60" style:family="table-cell" style:parent-style-name="Default" style:data-style-name="N0"/>
    <style:style style:name="ce161" style:family="table-cell" style:parent-style-name="Excel_20_Built-in_20_Normal" style:data-style-name="N5000">
      <style:table-cell-properties fo:background-color="transparent" style:vertical-align="automatic"/>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ce162" style:family="table-cell" style:parent-style-name="Default" style:data-style-name="N0">
      <style:text-properties fo:font-size="10pt" fo:font-weight="normal" style:font-size-asian="10pt" style:font-weight-asian="normal" style:font-size-complex="10pt" style:font-weight-complex="normal"/>
    </style:style>
    <style:style style:name="ce163" style:family="table-cell" style:parent-style-name="Excel_20_Built-in_20_Normal" style:data-style-name="N5000">
      <style:table-cell-properties fo:background-color="#00ae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4" style:family="table-cell" style:parent-style-name="Excel_20_Built-in_20_Normal" style:data-style-name="N5000">
      <style:table-cell-properties fo:background-color="#e6ff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65" style:family="table-cell" style:parent-style-name="Excel_20_Built-in_20_Normal" style:data-style-name="N76">
      <style:table-cell-properties fo:background-color="transparent"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00ae00" style:text-align-source="fix" style:repeat-content="false" fo:wrap-option="wrap" style:vertical-align="automatic"/>
      <style:paragraph-properties fo:text-align="justify" fo:margin-left="0in"/>
      <style:text-properties style:font-name="Calibri" style:font-name-asian="Calibri" style:font-name-complex="Calibri"/>
    </style:style>
    <style:style style:name="ce167" style:family="table-cell" style:parent-style-name="Excel_20_Built-in_20_Normal" style:data-style-name="N5000">
      <style:table-cell-properties fo:background-color="#e6ff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68" style:family="table-cell" style:parent-style-name="Excel_20_Built-in_20_Normal" style:data-style-name="N5000">
      <style:table-cell-properties fo:background-color="#00ae00" style:text-align-source="fix" style:repeat-content="false" fo:wrap-option="wrap" fo:padding-bottom="0.0138in" fo:padding-left="0.0138in" fo:padding-right="0in" fo:padding-top="0.0138in" style:vertical-align="automatic"/>
      <style:paragraph-properties fo:text-align="end"/>
      <style:text-properties style:font-name="Calibri" style:font-name-asian="Calibri" style:font-name-complex="Calibri"/>
    </style:style>
    <style:style style:name="ce169" style:family="table-cell" style:parent-style-name="Default" style:data-style-name="N0">
      <style:table-cell-properties fo:background-color="#00ae00" style:text-align-source="fix" style:repeat-content="false" fo:wrap-option="wrap" fo:padding-bottom="0.0138in" fo:padding-left="0.0138in" fo:padding-right="0in" fo:padding-top="0.0138in" style:vertical-align="automatic"/>
      <style:paragraph-properties fo:text-align="end"/>
    </style:style>
    <style:style style:name="ce170"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justify" fo:margin-left="0in"/>
      <style:text-properties style:font-name="Calibri1" fo:font-size="10pt" fo:font-weight="bold" style:font-name-asian="Calibri11" style:font-size-asian="10pt" style:font-weight-asian="bold" style:font-name-complex="Calibri11" style:font-size-complex="10pt" style:font-weight-complex="bold"/>
    </style:style>
    <style:style style:name="ce171" style:family="table-cell" style:parent-style-name="Default" style:data-style-name="N0">
      <style:table-cell-properties style:text-align-source="fix" style:repeat-content="false"/>
      <style:paragraph-properties fo:text-align="justify" fo:margin-left="0in"/>
      <style:text-properties style:font-name="Calibri1" fo:font-size="10pt" style:font-size-asian="10pt" style:font-size-complex="10pt"/>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1" fo:font-size="10pt" style:font-name-asian="Arial21" style:font-size-asian="10pt" style:font-name-complex="Arial21" style:font-size-complex="10pt"/>
    </style:style>
    <style:style style:name="ce17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1" fo:font-size="10pt" style:font-name-asian="Arial21" style:font-size-asian="10pt" style:font-name-complex="Arial21" style:font-size-complex="10pt"/>
    </style:style>
    <style:style style:name="ce174" style:family="table-cell" style:parent-style-name="Excel_20_Built-in_20_Normal" style:data-style-name="N5000">
      <style:table-cell-properties fo:background-color="#94bd5e" style:text-align-source="fix" style:repeat-content="false" fo:border="0.0008in solid #000000" style:vertical-align="middle"/>
      <style:paragraph-properties fo:text-align="center"/>
      <style:text-properties style:font-name="Calibri1" fo:font-size="10pt" fo:font-weight="bold" style:font-name-asian="Calibri11" style:font-size-asian="10pt" style:font-weight-asian="bold" style:font-name-complex="Calibri11" style:font-size-complex="10pt" style:font-weight-complex="bold"/>
    </style:style>
    <style:style style:name="ce175" style:family="table-cell" style:parent-style-name="Default" style:data-style-name="N0">
      <style:text-properties style:font-name="Calibri1" fo:font-size="10pt" style:font-size-asian="10pt" style:font-size-complex="10pt"/>
    </style:style>
    <style:style style:name="ce176" style:family="table-cell" style:parent-style-name="Excel_20_Built-in_20_Normal" style:data-style-name="N5000">
      <style:table-cell-properties fo:background-color="transparent" fo:wrap-option="wrap" style:vertical-align="automatic"/>
      <style:text-properties style:font-name="Calibri1" fo:font-size="10pt" style:font-name-asian="Calibri" style:font-size-asian="10pt" style:font-name-complex="Calibri" style:font-size-complex="10pt"/>
    </style:style>
    <style:style style:name="ce177" style:family="table-cell" style:parent-style-name="Excel_20_Built-in_20_Normal" style:data-style-name="N5000">
      <style:table-cell-properties fo:background-color="transparent" fo:wrap-option="wrap" style:vertical-align="top"/>
      <style:text-properties style:font-name="Calibri1" fo:font-size="10pt" style:font-name-asian="Calibri111" style:font-size-asian="10pt" style:font-name-complex="Calibri111" style:font-size-complex="10pt"/>
    </style:style>
    <style:style style:name="ce178" style:family="table-cell" style:parent-style-name="Excel_20_Built-in_20_Normal" style:data-style-name="N5000">
      <style:table-cell-properties fo:background-color="transparent" style:vertical-align="automatic"/>
      <style:text-properties style:font-name="Calibri1" fo:font-size="10pt" style:font-name-asian="Calibri" style:font-size-asian="10pt" style:font-name-complex="Calibri" style:font-size-complex="10pt"/>
    </style:style>
    <style:style style:name="ce17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1" fo:font-size="10pt" style:font-name-asian="Calibri" style:font-size-asian="10pt" style:font-name-complex="Calibri" style:font-size-complex="10pt"/>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1" fo:font-size="10pt" style:font-name-asian="Arial21" style:font-size-asian="10pt" style:font-name-complex="Arial21" style:font-size-complex="10pt"/>
    </style:style>
    <style:style style:name="ce181" style:family="table-cell" style:parent-style-name="Excel_20_Built-in_20_Normal" style:data-style-name="N5000">
      <style:table-cell-properties fo:background-color="transparent" style:vertical-align="top"/>
      <style:text-properties style:font-name="Calibri1" fo:font-size="10pt" style:font-name-asian="Calibri" style:font-size-asian="10pt" style:font-name-complex="Calibri" style:font-size-complex="10pt"/>
    </style:style>
    <style:style style:name="ce182" style:family="table-cell" style:parent-style-name="Default" style:data-style-name="N0">
      <style:table-cell-properties fo:background-color="#94bd5e"/>
      <style:text-properties style:font-name="Calibri1" fo:font-size="10pt" style:font-size-asian="10pt" style:font-size-complex="10pt"/>
    </style:style>
    <style:style style:name="ce183" style:family="table-cell" style:parent-style-name="Excel_20_Built-in_20_Normal" style:data-style-name="N5000">
      <style:table-cell-properties fo:background-color="#94bd5e" style:text-align-source="fix" style:repeat-content="false" style:vertical-align="top"/>
      <style:paragraph-properties fo:text-align="center"/>
      <style:text-properties style:font-name="Calibri1" fo:font-size="10pt" fo:font-weight="bold" style:font-name-asian="Arial2" style:font-size-asian="10pt" style:font-weight-asian="bold" style:font-name-complex="Arial2" style:font-size-complex="10pt" style:font-weight-complex="bold"/>
    </style:style>
    <style:style style:name="ce184" style:family="table-cell" style:parent-style-name="Excel_20_Built-in_20_Normal" style:data-style-name="N5000">
      <style:table-cell-properties fo:background-color="#94bd5e" style:vertical-align="automatic"/>
      <style:text-properties style:font-name="Calibri1" fo:font-size="10pt" fo:font-weight="bold" style:font-name-asian="Calibri" style:font-size-asian="10pt" style:font-weight-asian="bold" style:font-name-complex="Calibri" style:font-size-complex="10pt" style:font-weight-complex="bold"/>
    </style:style>
    <style:style style:name="ta_extref" style:family="table">
      <style:table-properties table:display="false"/>
    </style:style>
    <style:style style:name="T3" style:family="text">
      <style:text-properties style:font-name="Calibri1" style:font-name-asian="Calibri111" style:font-name-complex="Calibri111"/>
    </style:style>
    <style:style style:name="T2" style:family="text">
      <style:text-properties fo:color="#000000" style:text-outline="false" style:text-line-through-style="none" style:font-name="Calibri111" fo:font-size="11pt" fo:font-style="normal" fo:text-shadow="none" style:text-underline-style="none" fo:font-weight="normal" style:font-name-asian="Calibri111" style:font-size-asian="11pt" style:font-style-asian="normal" style:font-weight-asian="normal" style:font-name-complex="Calibri111" style:font-size-complex="11pt" style:font-style-complex="normal" style:font-weight-complex="normal"/>
    </style:style>
    <style:style style:name="T4" style:family="text">
      <style:text-properties fo:color="#000000" style:text-outline="false" style:text-line-through-style="none" style:font-name="Calibri"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default-cell-style-name="Default"/>
        <table:table-column table:style-name="co1" table:default-cell-style-name="Default"/>
        <table:table-column table:style-name="co1"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5" table:default-cell-style-name="Default"/>
        <table:table-column table:style-name="co45"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7"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row table:style-name="ro45">
          <table:table-cell table:style-name="ce159" table:number-columns-repeated="1019"/>
          <table:table-cell table:number-columns-repeated="5"/>
        </table:table-row>
        <table:table-row table:style-name="ro46">
          <table:table-cell table:style-name="ce159" table:number-columns-repeated="3"/>
          <table:table-cell table:style-name="ce161" office:value-type="string">
            <text:p>UI Automation Test case sheet</text:p>
          </table:table-cell>
          <table:table-cell table:style-name="ce159" table:number-columns-repeated="1015"/>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3"/>
          <table:table-cell table:style-name="ce162" office:value-type="string">
            <text:p>Last Modified Date</text:p>
          </table:table-cell>
          <table:table-cell table:style-name="ce165" office:value-type="date" office:date-value="2011-09-27">
            <text:p>September 27, 2011</text:p>
          </table:table-cell>
          <table:table-cell table:style-name="ce159" table:number-columns-repeated="1014"/>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7">
          <table:table-cell table:style-name="ce159"/>
          <table:table-cell table:style-name="ce160" table:number-columns-repeated="2"/>
          <table:table-cell table:style-name="ce163" office:value-type="string">
            <text:p>Test Type</text:p>
          </table:table-cell>
          <table:table-cell table:style-name="ce166" office:value-type="string">
            <text:p>Total No. of Test Case</text:p>
          </table:table-cell>
          <table:table-cell table:style-name="ce166" office:value-type="string">
            <text:p>No. of Test Cases Automated completely</text:p>
          </table:table-cell>
          <table:table-cell table:style-name="ce163" office:value-type="string">
            <text:p>Executed</text:p>
          </table:table-cell>
          <table:table-cell table:style-name="ce163" office:value-type="string">
            <text:p>Passed</text:p>
          </table:table-cell>
          <table:table-cell table:style-name="ce163" office:value-type="string">
            <text:p>Failed</text:p>
          </table:table-cell>
          <table:table-cell table:style-name="ce163" office:value-type="string">
            <text:p>Invalid</text:p>
          </table:table-cell>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4" office:value-type="string">
            <text:p>Tree Navigation Views</text:p>
          </table:table-cell>
          <table:table-cell table:style-name="ce167" table:formula="of:=COUNTA([Tree_Navigation_Views_V1.A2:.A261])" office:value-type="float" office:value="206">
            <text:p>206</text:p>
          </table:table-cell>
          <table:table-cell table:style-name="ce167" table:formula="of:=COUNTIF([Tree_Navigation_Views_V1.I2:.I207];&quot;Yes&quot;)" office:value-type="float" office:value="165">
            <text:p>165</text:p>
          </table:table-cell>
          <table:table-cell table:style-name="ce167" office:value-type="float" office:value="0">
            <text:p>0.00</text:p>
          </table:table-cell>
          <table:table-cell table:style-name="ce167" office:value-type="float" office:value="2">
            <text:p>2.00</text:p>
          </table:table-cell>
          <table:table-cell table:style-name="ce167" office:value-type="float" office:value="0">
            <text:p>0.00</text:p>
          </table:table-cell>
          <table:table-cell table:style-name="ce167" table:formula="of:=COUNTIF([Tree_Navigation_Views_V1.J2:.J198];&quot;INVALID&quot;)" office:value-type="float" office:value="23">
            <text:p>23</text:p>
          </table:table-cell>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4" office:value-type="string">
            <text:p>Plan</text:p>
          </table:table-cell>
          <table:table-cell table:style-name="ce167" office:value-type="float" office:value="26">
            <text:p>26</text:p>
          </table:table-cell>
          <table:table-cell table:style-name="ce167" table:formula="of:=COUNTIF([Plan.I1:.I68];&quot;YES&quot;)" office:value-type="float" office:value="17">
            <text:p>17</text:p>
          </table:table-cell>
          <table:table-cell table:style-name="ce167" office:value-type="float" office:value="0">
            <text:p>0.00</text:p>
          </table:table-cell>
          <table:table-cell table:style-name="ce167" office:value-type="float" office:value="0">
            <text:p>0.00</text:p>
          </table:table-cell>
          <table:table-cell table:style-name="ce167" office:value-type="float" office:value="0">
            <text:p>0.00</text:p>
          </table:table-cell>
          <table:table-cell table:style-name="ce167" table:number-columns-repeated="1"/>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4" office:value-type="string">
            <text:p>Command Execution Undo and Redo</text:p>
          </table:table-cell>
          <table:table-cell table:style-name="ce167" office:value-type="float" office:value="60">
            <text:p>60</text:p>
          </table:table-cell>
          <table:table-cell table:style-name="ce167" table:formula="of:=COUNTIF([Command_Execution_Undo_and_Redo.I1:.I91];&quot;YES&quot;)" office:value-type="float" office:value="50">
            <text:p>50</text:p>
          </table:table-cell>
          <table:table-cell table:style-name="ce167" office:value-type="float" office:value="0">
            <text:p>0.00</text:p>
          </table:table-cell>
          <table:table-cell table:style-name="ce167" office:value-type="float" office:value="0">
            <text:p>0.00</text:p>
          </table:table-cell>
          <table:table-cell table:style-name="ce167" office:value-type="float" office:value="0">
            <text:p>0.00</text:p>
          </table:table-cell>
          <table:table-cell table:style-name="ce167" table:formula="of:=COUNTIF([Command_Execution_Undo_and_Redo.J1:.J112];&quot;INVALID&quot;)" office:value-type="float" office:value="8">
            <text:p>8</text:p>
          </table:table-cell>
          <table:table-cell table:style-name="ce159" table:number-columns-repeated="1009"/>
          <table:table-cell table:number-columns-repeated="5"/>
        </table:table-row>
        <table:table-row table:style-name="ro48">
          <table:table-cell table:style-name="ce159"/>
          <table:table-cell table:style-name="ce160" table:number-columns-repeated="2"/>
          <table:table-cell table:style-name="ce163" office:value-type="string">
            <text:p>Total</text:p>
          </table:table-cell>
          <table:table-cell table:style-name="ce168" table:formula="of:=SUM([.E8:.E10])" office:value-type="float" office:value="292">
            <text:p>292</text:p>
          </table:table-cell>
          <table:table-cell table:style-name="ce168" table:formula="of:=SUM([.F8:.F10])" office:value-type="float" office:value="232">
            <text:p>232</text:p>
          </table:table-cell>
          <table:table-cell table:style-name="ce169" table:formula="of:=SUM([.G8:.G10])" office:value-type="float" office:value="0">
            <text:p>0</text:p>
          </table:table-cell>
          <table:table-cell table:style-name="ce169" table:formula="of:=SUM([.H8:.H10])" office:value-type="float" office:value="0">
            <text:p>0</text:p>
          </table:table-cell>
          <table:table-cell table:style-name="ce169" table:formula="of:=SUM([.I8:.I10])" office:value-type="float" office:value="0">
            <text:p>0</text:p>
          </table:table-cell>
          <table:table-cell table:style-name="ce169" table:formula="of:=SUM([.J8:.J10])" office:value-type="float" office:value="31">
            <text:p>31</text:p>
          </table:table-cell>
          <table:table-cell table:style-name="ce159" table:number-columns-repeated="100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3"/>
          <table:table-cell table:style-name="ce160" table:number-columns-repeated="7"/>
          <table:table-cell table:style-name="ce159" table:number-columns-repeated="100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style-name="ce159" table:number-columns-repeated="1019"/>
          <table:table-cell table:number-columns-repeated="5"/>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row table:style-name="ro45">
          <table:table-cell table:number-columns-repeated="1024"/>
        </table:table-row>
      </table:table>
      <table:table table:name="Tree_Navigation_Views_V1" table:style-name="ta1">
        <table:table-column table:style-name="co8" table:default-cell-style-name="ce38"/>
        <table:table-column table:style-name="co9" table:default-cell-style-name="ce38"/>
        <table:table-column table:style-name="co10" table:default-cell-style-name="ce38"/>
        <table:table-column table:style-name="co11" table:default-cell-style-name="ce38"/>
        <table:table-column table:style-name="co12" table:default-cell-style-name="ce38"/>
        <table:table-column table:style-name="co12" table:default-cell-style-name="ce75"/>
        <table:table-column table:style-name="co13" table:default-cell-style-name="ce38"/>
        <table:table-column table:style-name="co14" table:default-cell-style-name="ce38"/>
        <table:table-column table:style-name="co15" table:default-cell-style-name="ce38"/>
        <table:table-column table:style-name="co16" table:default-cell-style-name="ce38"/>
        <table:table-column table:style-name="co17" table:default-cell-style-name="ce38"/>
        <table:table-column table:style-name="co18" table:default-cell-style-name="ce38"/>
        <table:table-column table:style-name="co7"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9" table:default-cell-style-name="ce38"/>
        <table:table-column table:style-name="co10" table:default-cell-style-name="ce38"/>
        <table:table-column table:style-name="co20" table:default-cell-style-name="ce38"/>
        <table:table-column table:style-name="co12" table:default-cell-style-name="ce38"/>
        <table:table-column table:style-name="co13" table:default-cell-style-name="ce38"/>
        <table:table-column table:style-name="co14" table:default-cell-style-name="ce38"/>
        <table:table-column table:style-name="co21" table:default-cell-style-name="ce38"/>
        <table:table-column table:style-name="co22" table:default-cell-style-name="ce38"/>
        <table:table-column table:style-name="co16"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1" table:default-cell-style-name="ce38"/>
        <table:table-column table:style-name="co7" table:default-cell-style-name="ce38"/>
        <table:table-row table:style-name="ro5">
          <table:table-cell table:style-name="ce12" office:value-type="string">
            <text:p>TEST CASE ID</text:p>
          </table:table-cell>
          <table:table-cell table:style-name="ce12" office:value-type="string">
            <text:p>TITLE</text:p>
          </table:table-cell>
          <table:table-cell table:style-name="ce12" office:value-type="string">
            <text:p>STEPS</text:p>
          </table:table-cell>
          <table:table-cell table:style-name="ce12" office:value-type="string">
            <text:p>KEY VERIFICATION</text:p>
          </table:table-cell>
          <table:table-cell table:style-name="ce12" office:value-type="string">
            <text:p>KEY VERIFICATION</text:p>
          </table:table-cell>
          <table:table-cell table:style-name="ce46"/>
          <table:table-cell table:style-name="ce12" table:number-columns-repeated="2"/>
          <table:table-cell table:style-name="ce12" office:value-type="string">
            <text:p>AUTOMATED</text:p>
          </table:table-cell>
          <table:table-cell table:style-name="ce12" office:value-type="string">
            <text:p>RESULT</text:p>
          </table:table-cell>
          <table:table-cell table:style-name="ce12" office:value-type="string">
            <text:p>SCRIPT EXCEPTION</text:p>
          </table:table-cell>
          <table:table-cell table:style-name="ce12" office:value-type="string">
            <text:p>ERROR</text:p>
          </table:table-cell>
          <table:table-cell table:style-name="ce12" office:value-type="string">
            <text:p>TICKET NO.</text:p>
          </table:table-cell>
          <table:table-cell table:style-name="ce12" office:value-type="string">
            <text:p>COMMENT</text:p>
          </table:table-cell>
          <table:table-cell table:style-name="ce12" table:number-columns-repeated="1010"/>
        </table:table-row>
        <table:table-row table:style-name="ro6">
          <table:table-cell table:style-name="ce13" office:value-type="string">
            <text:p>MAV0001_viewLoginPage</text:p>
          </table:table-cell>
          <table:table-cell table:style-name="ce13" office:value-type="string">
            <text:p>Verify that Login form name <text:s/>with'Channel Information sharing Planning'</text:p>
          </table:table-cell>
          <table:table-cell table:style-name="ce13" office:value-type="string">
            <text:p>Enter Url- http://afourtech.mind-alliance.com</text:p>
          </table:table-cell>
          <table:table-cell table:style-name="ce13" office:value-type="string">
            <text:p>Verify Login page with 'Channel Information sharing Planning'</text:p>
          </table:table-cell>
          <table:table-cell table:style-name="ce13"/>
          <table:table-cell table:style-name="ce47"/>
          <table:table-cell table:style-name="ce14"/>
          <table:table-cell table:style-name="ce13"/>
          <table:table-cell table:style-name="ce17" office:value-type="string">
            <text:p>Yes</text:p>
          </table:table-cell>
          <table:table-cell table:style-name="ce0">
            <text:p>Pass</text:p>
          </table:table-cell>
          <table:table-cell table:style-name="ce39" table:number-columns-repeated="1"/>
          <table:table-cell table:style-name="ce14" table:number-columns-repeated="1012"/>
          <table:table-cell table:style-name="ce30"/>
        </table:table-row>
        <table:table-row table:style-name="ro6">
          <table:table-cell table:style-name="ce13" office:value-type="string">
            <text:p>MAV0002_viewHomePage</text:p>
          </table:table-cell>
          <table:table-cell table:style-name="ce13" table:number-columns-repeated="2"/>
          <table:table-cell table:style-name="ce13" office:value-type="string">
            <text:p>1. Enters user name and password</text:p>
            <text:p>2. Clicks on Sign in button</text:p>
          </table:table-cell>
          <table:table-cell table:style-name="ce45" office:value-type="string">
            <text:p>Verify that the Home Page Renders</text:p>
          </table:table-cell>
          <table:table-cell table:style-name="ce45"/>
          <table:table-cell table:style-name="ce14" table:number-columns-repeated="2"/>
          <table:table-cell table:style-name="ce17" office:value-type="string">
            <text:p>Yes</text:p>
          </table:table-cell>
          <table:table-cell table:style-name="ce1">
            <text:p>Pass</text:p>
          </table:table-cell>
          <table:table-cell table:style-name="ce14" table:number-columns-repeated="1013"/>
          <table:table-cell table:style-name="ce30"/>
        </table:table-row>
        <table:table-row table:style-name="ro7">
          <table:table-cell table:style-name="ce13" office:value-type="string">
            <text:p>MAV0003_SignoutOnHomePage</text:p>
          </table:table-cell>
          <table:table-cell table:style-name="ce13"/>
          <table:table-cell table:style-name="ce39"/>
          <table:table-cell table:style-name="ce13" office:value-type="string">
            <text:p>1. Enters user name and password</text:p>
            <text:p>2. Clicks on Sign in button</text:p>
            <text:p>3. Click on Sign-out on Home Page</text:p>
          </table:table-cell>
          <table:table-cell table:style-name="ce13" office:value-type="string">
            <text:p>Click on Sign out link.</text:p>
          </table:table-cell>
          <table:table-cell table:style-name="ce45" office:value-type="string">
            <text:p>Verify that the page with title 'Channels</text:p>
            <text:p>Information Sharing Planning' renders</text:p>
          </table:table-cell>
          <table:table-cell table:style-name="ce13"/>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8">
          <table:table-cell table:style-name="ce13" office:value-type="string">
            <text:p>MAV0004_viewAdminHome</text:p>
          </table:table-cell>
          <table:table-cell table:style-name="ce39"/>
          <table:table-cell table:style-name="ce13" table:number-columns-repeated="2"/>
          <table:table-cell table:style-name="ce17" office:value-type="string">
            <text:p>Click on 'Channels Settings' Link</text:p>
          </table:table-cell>
          <table:table-cell table:style-name="ce47" office:value-type="string">
            <text:p>Verify that the Admin Page with title "Channels</text:p>
            <text:p>Administration" renders</text:p>
          </table:table-cell>
          <table:table-cell table:style-name="ce14" table:number-columns-repeated="2"/>
          <table:table-cell table:style-name="ce17" office:value-type="string">
            <text:p>Yes</text:p>
          </table:table-cell>
          <table:table-cell table:style-name="ce19"/>
          <table:table-cell table:style-name="ce14" table:number-columns-repeated="1013"/>
          <table:table-cell table:style-name="ce30"/>
        </table:table-row>
        <table:table-row table:style-name="ro6">
          <table:table-cell table:style-name="ce13" office:value-type="string">
            <text:p>MAV0005_logoutOnAdminPage</text:p>
          </table:table-cell>
          <table:table-cell table:style-name="ce39" table:number-columns-repeated="2"/>
          <table:table-cell table:style-name="ce17"/>
          <table:table-cell table:style-name="ce13"/>
          <table:table-cell table:style-name="ce45" office:value-type="string">
            <text:p>Click on Log out link.</text:p>
          </table:table-cell>
          <table:table-cell table:style-name="ce14" office:value-type="string">
            <text:p>Verify that the page with title 'Channels</text:p>
            <text:p>Information Sharing Planning' renders</text:p>
          </table:table-cell>
          <table:table-cell table:style-name="ce39"/>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9">
          <table:table-cell table:style-name="ce13" office:value-type="string">
            <text:p>MAV0006_redirectToPlanPage</text:p>
          </table:table-cell>
          <table:table-cell table:style-name="ce13" table:number-columns-repeated="2"/>
          <table:table-cell table:style-name="ce39"/>
          <table:table-cell table:style-name="ce14" office:value-type="string">
            <text:p>Click on 'Info Sharing Plan' Link</text:p>
          </table:table-cell>
          <table:table-cell table:style-name="ce47" office:value-type="string">
            <text:p>Verify that the "Plan" page renders</text:p>
          </table:table-cell>
          <table:table-cell table:style-name="ce13" table:number-columns-repeated="2"/>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3" office:value-type="string">
            <text:p>MAV0007_logoutOnPlanPage</text:p>
          </table:table-cell>
          <table:table-cell table:style-name="ce13"/>
          <table:table-cell table:style-name="ce39" table:number-columns-repeated="3"/>
          <table:table-cell table:style-name="ce47" office:value-type="string">
            <text:p>Clicks on "Signout" button.</text:p>
          </table:table-cell>
          <table:table-cell table:style-name="ce17" office:value-type="string">
            <text:p>Verify that the page with title "Channels</text:p>
            <text:p>Information Sharing Planning" renders</text:p>
          </table:table-cell>
          <table:table-cell table:style-name="ce13" office:value-type="string">
            <text:p><text:s/></text:p>
          </table:table-cell>
          <table:table-cell table:style-name="ce17" office:value-type="string">
            <text:p>Yes</text:p>
          </table:table-cell>
          <table:table-cell table:style-name="ce39" table:number-columns-repeated="2"/>
          <table:table-cell table:style-name="ce14" table:number-columns-repeated="1012"/>
          <table:table-cell table:style-name="ce30"/>
        </table:table-row>
        <table:table-row table:style-name="ro6">
          <table:table-cell table:style-name="ce14" office:value-type="string">
            <text:p>MAV0008_hidePlannerInfo</text:p>
          </table:table-cell>
          <table:table-cell table:style-name="ce14"/>
          <table:table-cell table:style-name="ce13" table:number-columns-repeated="3"/>
          <table:table-cell table:style-name="ce47" office:value-type="string">
            <text:p>Clicks on the "Hide Planners" option under "Show" pop up menu</text:p>
          </table:table-cell>
          <table:table-cell table:style-name="ce13" office:value-type="string">
            <text:p>Verify that user's information on the right pane gets hidden</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09_viewAboutPlanWindow</text:p>
          </table:table-cell>
          <table:table-cell table:style-name="ce14"/>
          <table:table-cell table:style-name="ce13" table:number-columns-repeated="3"/>
          <table:table-cell table:style-name="ce47" office:value-type="string">
            <text:p>Clicks on the "About Plan" option under "Show" pop up menu</text:p>
          </table:table-cell>
          <table:table-cell table:style-name="ce13" office:value-type="string">
            <text:p>Verify that window with title "About Plan:&lt;Plan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0_viewAllEventForm</text:p>
          </table:table-cell>
          <table:table-cell table:style-name="ce14"/>
          <table:table-cell table:style-name="ce13" table:number-columns-repeated="3"/>
          <table:table-cell table:style-name="ce47"/>
          <table:table-cell table:style-name="ce13" office:value-type="string">
            <text:p>Clicks on the "Events in a scope" option under "Scoping" pop up menu</text:p>
          </table:table-cell>
          <table:table-cell table:style-name="ce13" office:value-type="string">
            <text:p>Verify that form with heading "Events in a scope" gets loaded </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1_viewAllSecrecyclassificationsForm</text:p>
          </table:table-cell>
          <table:table-cell table:style-name="ce14"/>
          <table:table-cell table:style-name="ce13" table:number-columns-repeated="3"/>
          <table:table-cell table:style-name="ce47"/>
          <table:table-cell table:style-name="ce44" office:value-type="string">
            <text:p>Clicks on the "Classification systems" option under "Scoping" pop up menu</text:p>
          </table:table-cell>
          <table:table-cell table:style-name="ce44" office:value-type="string">
            <text:p>Verify that form with heading "Classification system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12_viewAllOrganizationForm</text:p>
          </table:table-cell>
          <table:table-cell table:style-name="ce14"/>
          <table:table-cell table:style-name="ce13" table:number-columns-repeated="3"/>
          <table:table-cell table:style-name="ce47"/>
          <table:table-cell table:style-name="ce13" office:value-type="string">
            <text:p>Clicks on the "Organizations in a scope" option under "Scoping" pop up menu</text:p>
          </table:table-cell>
          <table:table-cell table:style-name="ce44" office:value-type="string">
            <text:p>Verify that form with heading <text:s/>"Organizations in a scope" gets loaded.</text:p>
          </table:table-cell>
          <table:table-cell table:style-name="ce17" office:value-type="string">
            <text:p>Yes</text:p>
          </table:table-cell>
          <table:table-cell table:style-name="ce17"/>
          <table:table-cell table:style-name="ce13"/>
          <table:table-cell table:style-name="ce14" table:number-columns-repeated="1012"/>
          <table:table-cell table:style-name="ce30"/>
        </table:table-row>
        <table:table-row table:style-name="ro8">
          <table:table-cell table:style-name="ce15" office:value-type="string">
            <text:p>MAV0013_viewAllSegmentsForm</text:p>
          </table:table-cell>
          <table:table-cell table:style-name="ce15"/>
          <table:table-cell table:style-name="ce13" table:number-columns-repeated="3"/>
          <table:table-cell table:style-name="ce47"/>
          <table:table-cell table:style-name="ce13" office:value-type="string">
            <text:p>Clicks on the "Plan map" option under "Show" pop up menu</text:p>
          </table:table-cell>
          <table:table-cell table:style-name="ce13" office:value-type="string">
            <text:p>Verify that form with heading "All Segm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5" office:value-type="string">
            <text:p>MAV0014_viewProcedureMapForm</text:p>
          </table:table-cell>
          <table:table-cell table:style-name="ce15"/>
          <table:table-cell table:style-name="ce13" table:number-columns-repeated="3"/>
          <table:table-cell table:style-name="ce47"/>
          <table:table-cell table:style-name="ce76" office:value-type="string">
            <text:p>Clicks on the "procedures map" option under "show" pop up menu</text:p>
          </table:table-cell>
          <table:table-cell table:style-name="ce76" office:value-type="string">
            <text:p>Verify that form with heading "Procedure Map" gets loaded on the About Plan window</text:p>
          </table:table-cell>
          <table:table-cell table:style-name="ce17"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6" office:value-type="string">
            <text:p>MAV0015_viewDisplayProcedure</text:p>
          </table:table-cell>
          <table:table-cell table:style-name="ce16" table:number-columns-repeated="2"/>
          <table:table-cell table:style-name="ce44" table:number-columns-repeated="2"/>
          <table:table-cell table:style-name="ce48"/>
          <table:table-cell table:style-name="ce44"/>
          <table:table-cell table:style-name="ce44" office:value-type="string">
            <text:p>Select 'segment name' <text:s/>from 'Display Procedures' list combo box located on 'Procedure Map' page</text:p>
          </table:table-cell>
          <table:table-cell table:style-name="ce16" office:value-type="string">
            <text:p>No</text:p>
          </table:table-cell>
          <table:table-cell table:style-name="ce13" office:value-type="string">
            <text:p>Invalid</text:p>
          </table:table-cell>
          <table:table-cell table:style-name="ce13"/>
          <table:table-cell table:style-name="ce14" table:number-columns-repeated="1012"/>
          <table:table-cell table:style-name="ce30"/>
        </table:table-row>
        <table:table-row table:style-name="ro6">
          <table:table-cell table:style-name="ce17" office:value-type="string">
            <text:p>MAV0016_viewAllWhoForm</text:p>
          </table:table-cell>
          <table:table-cell table:style-name="ce17" table:number-columns-repeated="2"/>
          <table:table-cell table:style-name="ce13" table:number-columns-repeated="2"/>
          <table:table-cell table:style-name="ce49"/>
          <table:table-cell table:style-name="ce13" office:value-type="string">
            <text:p>Clicks on the "who's who" option under "Searching" pop up menu</text:p>
          </table:table-cell>
          <table:table-cell table:style-name="ce13" office:value-type="string">
            <text:p>Verify that form with heading "Who's who"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17_viewAllIssueForm</text:p>
          </table:table-cell>
          <table:table-cell table:style-name="ce17" table:number-columns-repeated="2"/>
          <table:table-cell table:style-name="ce13" table:number-columns-repeated="2"/>
          <table:table-cell table:style-name="ce49"/>
          <table:table-cell table:style-name="ce13" office:value-type="string">
            <text:p>Clicks on the "All issues" option under "Improving" pop up menu</text:p>
          </table:table-cell>
          <table:table-cell table:style-name="ce13" office:value-type="string">
            <text:p>Verify that form with heading "All Issues" gets loaded </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8" office:value-type="string">
            <text:p>MAV0018_viewAllBibliographyForms</text:p>
          </table:table-cell>
          <table:table-cell table:style-name="ce18"/>
          <table:table-cell table:style-name="ce40" table:number-columns-repeated="3"/>
          <table:table-cell table:style-name="ce50"/>
          <table:table-cell table:style-name="ce40" office:value-type="string">
            <text:p>Clicks on the "bibliography" option under "show" pop up menu</text:p>
          </table:table-cell>
          <table:table-cell table:style-name="ce40" office:value-type="string">
            <text:p>Verify that form with heading "Bibliography" gets loaded on the About Plan window</text:p>
          </table:table-cell>
          <table:table-cell table:style-name="ce18" office:value-type="string">
            <text:p>Yes</text:p>
          </table:table-cell>
          <table:table-cell table:style-name="ce18" table:number-columns-repeated="2"/>
          <table:table-cell table:style-name="ce89" table:number-columns-repeated="1012"/>
          <table:table-cell table:style-name="ce96"/>
        </table:table-row>
        <table:table-row table:style-name="ro6">
          <table:table-cell table:style-name="ce17" office:value-type="string">
            <text:p>MAV0019_viewAllIndexForm</text:p>
          </table:table-cell>
          <table:table-cell table:style-name="ce17"/>
          <table:table-cell table:style-name="ce13" table:number-columns-repeated="3"/>
          <table:table-cell table:style-name="ce47"/>
          <table:table-cell table:style-name="ce13" office:value-type="string">
            <text:p>Clicks on the "index" option under "Searching" <text:s/>pop up menu</text:p>
          </table:table-cell>
          <table:table-cell table:style-name="ce13" office:value-type="string">
            <text:p>Verify that form with heading "Index"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9" office:value-type="string">
            <text:p>MAV00129_viewAllTypesForms</text:p>
          </table:table-cell>
          <table:table-cell table:style-name="ce17" table:number-columns-repeated="4"/>
          <table:table-cell table:style-name="ce49"/>
          <table:table-cell table:style-name="ce13" office:value-type="string">
            <text:p>Clicks on the "Taxonomies" option under "Searching" <text:s/>pop up menu</text:p>
          </table:table-cell>
          <table:table-cell table:style-name="ce13" office:value-type="string">
            <text:p>Verify that form with heading "Taxonomies' gets loaded</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0_viewAllTagForm</text:p>
          </table:table-cell>
          <table:table-cell table:style-name="ce17"/>
          <table:table-cell table:style-name="ce13" table:number-columns-repeated="3"/>
          <table:table-cell table:style-name="ce47"/>
          <table:table-cell table:style-name="ce13" office:value-type="string">
            <text:p>Clicks on the "All tags" option under "Searching" pop up menu</text:p>
          </table:table-cell>
          <table:table-cell table:style-name="ce13" office:value-type="string">
            <text:p>Verify that form with heading "All Tag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1_viewAllEvaluationForm</text:p>
          </table:table-cell>
          <table:table-cell table:style-name="ce17"/>
          <table:table-cell table:style-name="ce13" table:number-columns-repeated="3"/>
          <table:table-cell table:style-name="ce47"/>
          <table:table-cell table:style-name="ce13" office:value-type="string">
            <text:p>Clicks on the "Plan evaluation" option under "Improving" pop up menu</text:p>
          </table:table-cell>
          <table:table-cell table:style-name="ce13" office:value-type="string">
            <text:p>Verify that form with heading "Plan Evaluat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7" office:value-type="string">
            <text:p>MAV0022_viewAllParticipationsForm</text:p>
          </table:table-cell>
          <table:table-cell table:style-name="ce17"/>
          <table:table-cell table:style-name="ce13" table:number-columns-repeated="3"/>
          <table:table-cell table:style-name="ce49"/>
          <table:table-cell table:style-name="ce13" office:value-type="string">
            <text:p>Clicks on the "User <text:s/>As Agents" option under "Participation" pop up menu</text:p>
          </table:table-cell>
          <table:table-cell table:style-name="ce13" office:value-type="string">
            <text:p>Verify that form with heading "User Participation As Agents"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3_viewAllVersionsForm</text:p>
          </table:table-cell>
          <table:table-cell table:style-name="ce17" table:number-columns-repeated="4"/>
          <table:table-cell table:style-name="ce49"/>
          <table:table-cell table:style-name="ce13" office:value-type="string">
            <text:p>Clicks on the "Plan version" option under "Improving" pop up menu</text:p>
          </table:table-cell>
          <table:table-cell table:style-name="ce13" office:value-type="string">
            <text:p>Verify that form with heading "Plan Version"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4_viewAboutPlanActionList</text:p>
          </table:table-cell>
          <table:table-cell table:style-name="ce17"/>
          <table:table-cell table:style-name="ce13" table:number-columns-repeated="3"/>
          <table:table-cell table:style-name="ce49"/>
          <table:table-cell table:style-name="ce17" office:value-type="string">
            <text:p>Clicks on the "actions" menu <text:s/>of about plan window</text:p>
          </table:table-cell>
          <table:table-cell table:style-name="ce13" office:value-type="string">
            <text:p>Verify that Action pop up menu hovers of about plan window.</text:p>
          </table:table-cell>
          <table:table-cell table:style-name="ce17" office:value-type="string">
            <text:p>Yes</text:p>
          </table:table-cell>
          <table:table-cell table:style-name="ce17" table:number-columns-repeated="2"/>
          <table:table-cell table:style-name="ce14" table:number-columns-repeated="1012"/>
          <table:table-cell table:style-name="ce30"/>
        </table:table-row>
        <table:table-row table:style-name="ro6">
          <table:table-cell table:style-name="ce17" office:value-type="string">
            <text:p>MAV0025_closeAboutPlanWindow</text:p>
          </table:table-cell>
          <table:table-cell table:style-name="ce17"/>
          <table:table-cell table:style-name="ce13" table:number-columns-repeated="3"/>
          <table:table-cell table:style-name="ce49"/>
          <table:table-cell table:style-name="ce17" office:value-type="string">
            <text:p>Clicks on the "done" menu of about plan window</text:p>
          </table:table-cell>
          <table:table-cell table:style-name="ce13" office:value-type="string">
            <text:p>Verify that window with title "About Plan:&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26_viewAboutPlanSegmentWindow</text:p>
          </table:table-cell>
          <table:table-cell table:style-name="ce17"/>
          <table:table-cell table:style-name="ce13" table:number-columns-repeated="3"/>
          <table:table-cell table:style-name="ce47" office:value-type="string">
            <text:p>Clicks on the "About Plan Segment" option under "Show" pop up menu</text:p>
          </table:table-cell>
          <table:table-cell table:style-name="ce44" office:value-type="string">
            <text:p>Verify that window with title "About Plan Segment:&lt;Segment Name&gt;" gets loaded</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7_viewDetailsForm</text:p>
          </table:table-cell>
          <table:table-cell table:style-name="ce14"/>
          <table:table-cell table:style-name="ce13" table:number-columns-repeated="3"/>
          <table:table-cell table:style-name="ce49"/>
          <table:table-cell table:style-name="ce13" office:value-type="string">
            <text:p>Clicks on the "details" option under "show" pop up menu</text:p>
          </table:table-cell>
          <table:table-cell table:style-name="ce44" office:value-type="string">
            <text:p>Verify that form with heading "Detai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8_viewGoalsForm</text:p>
          </table:table-cell>
          <table:table-cell table:style-name="ce14"/>
          <table:table-cell table:style-name="ce13" table:number-columns-repeated="3"/>
          <table:table-cell table:style-name="ce47"/>
          <table:table-cell table:style-name="ce13" office:value-type="string">
            <text:p>Clicks on the "goals" option under "show" <text:s/>pop up menu</text:p>
          </table:table-cell>
          <table:table-cell table:style-name="ce13" office:value-type="string">
            <text:p>Verify that form with heading "Goal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29_viewOrganizationsForm</text:p>
          </table:table-cell>
          <table:table-cell table:style-name="ce14"/>
          <table:table-cell table:style-name="ce13" table:number-columns-repeated="3"/>
          <table:table-cell table:style-name="ce47"/>
          <table:table-cell table:style-name="ce13" office:value-type="string">
            <text:p>Clicks on the "organizations" option under "show" pop up menu</text:p>
          </table:table-cell>
          <table:table-cell table:style-name="ce13" office:value-type="string">
            <text:p>Verify that form with heading "Organizations" gets loaded on the About Plan Segmen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30_viewMapWindow</text:p>
          </table:table-cell>
          <table:table-cell table:style-name="ce20"/>
          <table:table-cell table:style-name="ce27" table:number-columns-repeated="3"/>
          <table:table-cell table:style-name="ce51"/>
          <table:table-cell table:style-name="ce27" office:value-type="string">
            <text:p>Clicks on the "map" option under "show" pop up menu</text:p>
          </table:table-cell>
          <table:table-cell table:style-name="ce27" office:value-type="string">
            <text:p>Verify that form with map details gets loaded on the new browser window</text:p>
          </table:table-cell>
          <table:table-cell table:style-name="ce81"/>
          <table:table-cell table:style-name="ce19"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14" office:value-type="string">
            <text:p>MAV0031_viewTaskMoversForm</text:p>
          </table:table-cell>
          <table:table-cell table:style-name="ce14"/>
          <table:table-cell table:style-name="ce13" table:number-columns-repeated="3"/>
          <table:table-cell table:style-name="ce47"/>
          <table:table-cell table:style-name="ce13" office:value-type="string">
            <text:p>Clicks on the "Move Task" option under "Action" pop up menu.</text:p>
          </table:table-cell>
          <table:table-cell table:style-name="ce13" office:value-type="string">
            <text:p>Verify that form with heading "Task Mover" gets load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2_viewAboutPlanSegmentActionList</text:p>
          </table:table-cell>
          <table:table-cell table:style-name="ce14"/>
          <table:table-cell table:style-name="ce13" table:number-columns-repeated="3"/>
          <table:table-cell table:style-name="ce47"/>
          <table:table-cell table:style-name="ce17" office:value-type="string">
            <text:p>Clicks on the "actions" menu <text:s/>of about plan action window</text:p>
          </table:table-cell>
          <table:table-cell table:style-name="ce13" office:value-type="string">
            <text:p>Verify that Action pop up menu hovers of about plan action window</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33_closeAboutPlanSegmentWindow</text:p>
          </table:table-cell>
          <table:table-cell table:style-name="ce14"/>
          <table:table-cell table:style-name="ce13" table:number-columns-repeated="3"/>
          <table:table-cell table:style-name="ce47"/>
          <table:table-cell table:style-name="ce17" office:value-type="string">
            <text:p>Clicks on the "done" menu of about plan action window</text:p>
          </table:table-cell>
          <table:table-cell table:style-name="ce13" office:value-type="string">
            <text:p>Verify that window with title "About Plan Segment :&lt;Plan Name&gt;" gets closed</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1" office:value-type="string">
            <text:p>MAV0034_viewSurveryWindow</text:p>
          </table:table-cell>
          <table:table-cell table:style-name="ce21"/>
          <table:table-cell table:style-name="ce41" table:number-columns-repeated="3"/>
          <table:table-cell table:style-name="ce52" office:value-type="string">
            <text:p>Clicks on the "All Surveys" option under "Participation" pop up menu</text:p>
          </table:table-cell>
          <table:table-cell table:style-name="ce41" office:value-type="string">
            <text:p>Verify that window with title "Surveys" gets loaded <text:s text:c="2"/></text:p>
          </table:table-cell>
          <table:table-cell table:style-name="ce41"/>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5">
          <table:table-cell table:style-name="ce21" office:value-type="string">
            <text:p>MAV0035_closeSurveysWindow</text:p>
          </table:table-cell>
          <table:table-cell table:style-name="ce21"/>
          <table:table-cell table:style-name="ce41" table:number-columns-repeated="3"/>
          <table:table-cell table:style-name="ce52"/>
          <table:table-cell table:style-name="ce41" office:value-type="string">
            <text:p>Clicks on cross button on the "Surveys" window</text:p>
          </table:table-cell>
          <table:table-cell table:style-name="ce41" office:value-type="string">
            <text:p>Verify that window with title "Surveys" gets closed</text:p>
          </table:table-cell>
          <table:table-cell table:style-name="ce82" office:value-type="string">
            <text:p>No</text:p>
          </table:table-cell>
          <table:table-cell table:style-name="ce41" office:value-type="string">
            <text:p>Invalid</text:p>
          </table:table-cell>
          <table:table-cell table:style-name="ce41"/>
          <table:table-cell table:style-name="ce21" table:number-columns-repeated="1012"/>
          <table:table-cell table:style-name="ce97"/>
        </table:table-row>
        <table:table-row table:style-name="ro6">
          <table:table-cell table:style-name="ce22" office:value-type="string">
            <text:p>MAV0036_allProcedures</text:p>
          </table:table-cell>
          <table:table-cell table:style-name="ce22"/>
          <table:table-cell table:style-name="ce26" table:number-columns-repeated="3"/>
          <table:table-cell table:style-name="ce53" office:value-type="string">
            <text:p>Clicks on the "Is ProcedureMap" option under "Show" pop up menu</text:p>
          </table:table-cell>
          <table:table-cell table:style-name="ce77" office:value-type="string">
            <text:p>Verify that page with title All procedures in &lt;plan name&gt;</text:p>
          </table:table-cell>
          <table:table-cell table:style-name="ce26"/>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3" office:value-type="string">
            <text:p>MAV0037_signout</text:p>
          </table:table-cell>
          <table:table-cell table:style-name="ce23"/>
          <table:table-cell table:style-name="ce26" table:number-columns-repeated="3"/>
          <table:table-cell table:style-name="ce53"/>
          <table:table-cell table:style-name="ce77" office:value-type="string">
            <text:p>Clicks on the "Sign Out" link</text:p>
          </table:table-cell>
          <table:table-cell table:style-name="ce77" office:value-type="string">
            <text:p>Verify that page with title "Channels</text:p>
            <text:p>Information Sharing Planning" renders</text:p>
          </table:table-cell>
          <table:table-cell table:style-name="ce83"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4" office:value-type="string">
            <text:p>MAV0038_procedureReport</text:p>
          </table:table-cell>
          <table:table-cell table:style-name="ce24"/>
          <table:table-cell table:style-name="ce42" table:number-columns-repeated="3"/>
          <table:table-cell table:style-name="ce54" office:value-type="string">
            <text:p>Clicks on the "Is procedure report" option under "Show" pop up menu</text:p>
          </table:table-cell>
          <table:table-cell table:style-name="ce42" office:value-type="string">
            <text:p>Verify that page with title "All procedures in Automation Test Plan" gets <text:s/>renders</text:p>
          </table:table-cell>
          <table:table-cell table:style-name="ce42"/>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39_planName</text:p>
          </table:table-cell>
          <table:table-cell table:style-name="ce24"/>
          <table:table-cell table:style-name="ce42" table:number-columns-repeated="3"/>
          <table:table-cell table:style-name="ce54"/>
          <table:table-cell table:style-name="ce42" office:value-type="string">
            <text:p>Select "Plan name" from "Plan" list combox located on "Procedure Map" page</text:p>
          </table:table-cell>
          <table:table-cell table:style-name="ce42" office:value-type="string">
            <text:p>Verify that new page renders with "Plan name" as a heading</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0_viewOrgnaizationsAll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All</text:p>
            <text:p><text:s text:c="5"/>Agent Name value: All</text:p>
          </table:table-cell>
          <table:table-cell table:style-name="ce42" office:value-type="string">
            <text:p>Verify that page with title "Procedures - Anyone from any organization" render</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1_viewOrgnaizationsUnKnown</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unknown</text:p>
            <text:p><text:s text:c="5"/>Agent Name value: All</text:p>
          </table:table-cell>
          <table:table-cell table:style-name="ce42" office:value-type="string">
            <text:p>Verify that page renders with hierarchy "Home-&gt;Unknown-&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0">
          <table:table-cell table:style-name="ce24" office:value-type="string">
            <text:p>MAV0042_viewOrgnaizationsAnyone</text:p>
          </table:table-cell>
          <table:table-cell table:style-name="ce24"/>
          <table:table-cell table:style-name="ce42" table:number-columns-repeated="3"/>
          <table:table-cell table:style-name="ce54"/>
          <table:table-cell table:style-name="ce42" office:value-type="string">
            <text:p>Select organization name from "Organization" list combo box located on "Procedure Map" page</text:p>
            <text:p>Where :</text:p>
            <text:p><text:s text:c="5"/>Organization value: &lt;Organization name&gt;</text:p>
            <text:p><text:s text:c="5"/>Agent Name value: All</text:p>
          </table:table-cell>
          <table:table-cell table:style-name="ce42" office:value-type="string">
            <text:p>Verify that page renders with hierarchy "Home-&gt;Organization name-&gt;Anyone" on the heading section</text:p>
          </table:table-cell>
          <table:table-cell table:style-name="ce84"/>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3_viewAgentList</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All</text:p>
          </table:table-cell>
          <table:table-cell table:style-name="ce42" office:value-type="string">
            <text:p>1. Verify that page with title "Procedures - Anyone from &lt;Organization Name&gt;" render</text:p>
            <text:p/>
            <text:p>2. Verify that page renders with hierarchy "Home-&gt;Organization name-&gt;Anyon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1">
          <table:table-cell table:style-name="ce24" office:value-type="string">
            <text:p>MAV0044_viewAgentName</text:p>
          </table:table-cell>
          <table:table-cell table:style-name="ce24"/>
          <table:table-cell table:style-name="ce42" table:number-columns-repeated="3"/>
          <table:table-cell table:style-name="ce54"/>
          <table:table-cell table:style-name="ce42" office:value-type="string">
            <text:p>Select Agent name from "Agent" list combo box located on "Procedure Map" page</text:p>
            <text:p>Where :</text:p>
            <text:p><text:s text:c="5"/>Organization value: &lt;Organization Name&gt;</text:p>
            <text:p><text:s text:c="5"/>Agent Name value: &lt;Agent Name&gt;</text:p>
          </table:table-cell>
          <table:table-cell table:style-name="ce42" office:value-type="string">
            <text:p>1. Verify that page with title "Procedures -&lt;Agent <text:s/>Name&gt;" render</text:p>
            <text:p/>
            <text:p>2. Verify that page renders with hierarchy "Home-&gt;Organization name-&gt;Agent Name" on the heading section</text:p>
            <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45_viewPlanName</text:p>
          </table:table-cell>
          <table:table-cell table:style-name="ce24"/>
          <table:table-cell table:style-name="ce42" table:number-columns-repeated="3"/>
          <table:table-cell table:style-name="ce54"/>
          <table:table-cell table:style-name="ce42" office:value-type="string">
            <text:p>Select "Plan name" from "Plan" list combox</text:p>
          </table:table-cell>
          <table:table-cell table:style-name="ce42" office:value-type="string">
            <text:p>Verify that new page renders with "Plan name" as a heading</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6_procedureSignout</text:p>
          </table:table-cell>
          <table:table-cell table:style-name="ce24"/>
          <table:table-cell table:style-name="ce42" table:number-columns-repeated="3"/>
          <table:table-cell table:style-name="ce54"/>
          <table:table-cell table:style-name="ce42" office:value-type="string">
            <text:p>Clicks on the "Sign Out" link</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7_viewMappedProcedure</text:p>
          </table:table-cell>
          <table:table-cell table:style-name="ce24"/>
          <table:table-cell table:style-name="ce42" table:number-columns-repeated="3"/>
          <table:table-cell table:style-name="ce54" office:value-type="string">
            <text:p>Clicks on the "Mapped procedures" option under "Show" pop up menu</text:p>
          </table:table-cell>
          <table:table-cell table:style-name="ce42" office:value-type="string">
            <text:p>Verify that page with title "All procedures" <text:s/>renders</text:p>
          </table:table-cell>
          <table:table-cell table:style-name="ce42"/>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8_viewDisplayProcedure</text:p>
          </table:table-cell>
          <table:table-cell table:style-name="ce24"/>
          <table:table-cell table:style-name="ce42" table:number-columns-repeated="3"/>
          <table:table-cell table:style-name="ce54"/>
          <table:table-cell table:style-name="ce42" office:value-type="string">
            <text:p>Select "segment name" from "Display procedures" list combo box</text:p>
          </table:table-cell>
          <table:table-cell table:style-name="ce42" office:value-type="string">
            <text:p>Verify that page with tilte "Procedures in &lt;Segment name&gt;" and segment information get rendered</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49_viewShowReport</text:p>
          </table:table-cell>
          <table:table-cell table:style-name="ce24"/>
          <table:table-cell table:style-name="ce42" table:number-columns-repeated="3"/>
          <table:table-cell table:style-name="ce54"/>
          <table:table-cell table:style-name="ce42" office:value-type="string">
            <text:p>Clicks on "Show Report" tab</text:p>
          </table:table-cell>
          <table:table-cell table:style-name="ce42" office:value-type="string">
            <text:p>Verify that page with title "Procedures in &lt;Segment name&gt;" and Heading "&lt;Plan name&gt;"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5">
          <table:table-cell table:style-name="ce24" office:value-type="string">
            <text:p>MAV0050_viewShowMap</text:p>
          </table:table-cell>
          <table:table-cell table:style-name="ce24"/>
          <table:table-cell table:style-name="ce42" table:number-columns-repeated="3"/>
          <table:table-cell table:style-name="ce54"/>
          <table:table-cell table:style-name="ce42"/>
          <table:table-cell table:style-name="ce42" office:value-type="string">
            <text:p>Clicks on "Show Map" tab</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6">
          <table:table-cell table:style-name="ce24" office:value-type="string">
            <text:p>MAV0051_procedureMapSignOut</text:p>
          </table:table-cell>
          <table:table-cell table:style-name="ce24"/>
          <table:table-cell table:style-name="ce42" table:number-columns-repeated="3"/>
          <table:table-cell table:style-name="ce54"/>
          <table:table-cell table:style-name="ce42" office:value-type="string">
            <text:p>Clicks on "Sign Out" tab</text:p>
          </table:table-cell>
          <table:table-cell table:style-name="ce42" office:value-type="string">
            <text:p>Verify that page with title "Channels</text:p>
            <text:p>Information Sharing Planning" renders</text:p>
          </table:table-cell>
          <table:table-cell table:style-name="ce85"/>
          <table:table-cell table:style-name="ce87" office:value-type="string">
            <text:p>Invalid</text:p>
          </table:table-cell>
          <table:table-cell table:style-name="ce27"/>
          <table:table-cell table:style-name="ce20" table:number-columns-repeated="2"/>
          <table:table-cell table:style-name="ce91" office:value-type="string">
            <text:p>Functionality changed</text:p>
          </table:table-cell>
          <table:table-cell table:style-name="ce14" table:number-columns-repeated="1009"/>
          <table:table-cell table:style-name="ce30"/>
        </table:table-row>
        <table:table-row table:style-name="ro12">
          <table:table-cell table:style-name="ce14" office:value-type="string">
            <text:p>MAV0052_allSegments</text:p>
          </table:table-cell>
          <table:table-cell table:style-name="ce14"/>
          <table:table-cell table:style-name="ce13" table:number-columns-repeated="3"/>
          <table:table-cell table:style-name="ce47" office:value-type="string">
            <text:p>Clicks on the "Plan Map" option under "Show" pop up menu</text:p>
            <text:p/>
          </table:table-cell>
          <table:table-cell table:style-name="ce44" office:value-type="string">
            <text:p>Verify that window with title “Plan Map” <text:s/>gets loaded.</text:p>
            <text:p>Verify that heading "All Segments&lt;Plan Name&gt;" on the window</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53_viewDetails</text:p>
          </table:table-cell>
          <table:table-cell table:style-name="ce14"/>
          <table:table-cell table:style-name="ce13" table:number-columns-repeated="3"/>
          <table:table-cell table:style-name="ce47"/>
          <table:table-cell table:style-name="ce13" office:value-type="string">
            <text:p>Clicks on the "details" options under "show" pop up menu</text:p>
          </table:table-cell>
          <table:table-cell table:style-name="ce44" office:value-type="string">
            <text:p>Verify that form with heading "Detail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4_viewAllEvents</text:p>
          </table:table-cell>
          <table:table-cell table:style-name="ce17"/>
          <table:table-cell table:style-name="ce13" table:number-columns-repeated="3"/>
          <table:table-cell table:style-name="ce47"/>
          <table:table-cell table:style-name="ce13" office:value-type="string">
            <text:p>Clicks on the "all events" options under "show" pop up menu</text:p>
          </table:table-cell>
          <table:table-cell table:style-name="ce44" office:value-type="string">
            <text:p>Verify that form with heading "All Events" gets loaded on the "About Plan: &lt;Segment Name &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5_viewSecrecyClassification</text:p>
          </table:table-cell>
          <table:table-cell table:style-name="ce17"/>
          <table:table-cell table:style-name="ce13" table:number-columns-repeated="3"/>
          <table:table-cell table:style-name="ce49"/>
          <table:table-cell table:style-name="ce13" office:value-type="string">
            <text:p>Clicks on the "secrecy classifications" options under "show" pop up menu</text:p>
          </table:table-cell>
          <table:table-cell table:style-name="ce13" office:value-type="string">
            <text:p>Verify that form with heading "Secrecy Classific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6_viewAllOrganization</text:p>
          </table:table-cell>
          <table:table-cell table:style-name="ce17"/>
          <table:table-cell table:style-name="ce13" table:number-columns-repeated="3"/>
          <table:table-cell table:style-name="ce49"/>
          <table:table-cell table:style-name="ce13" office:value-type="string">
            <text:p>Clicks on the "Organizations" options under "show" pop up menu</text:p>
          </table:table-cell>
          <table:table-cell table:style-name="ce13" office:value-type="string">
            <text:p>Verify that form with heading "Organizations"</text:p>
            <text:p>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7" office:value-type="string">
            <text:p>MAV0057_viewAllSegments</text:p>
          </table:table-cell>
          <table:table-cell table:style-name="ce17"/>
          <table:table-cell table:style-name="ce13" table:number-columns-repeated="3"/>
          <table:table-cell table:style-name="ce49"/>
          <table:table-cell table:style-name="ce13" office:value-type="string">
            <text:p>Clicks on the "all segments" options under "show" pop up menu</text:p>
          </table:table-cell>
          <table:table-cell table:style-name="ce13" office:value-type="string">
            <text:p>Verify that form with heading "All Segments" gets loaded on the "About Plan: &lt;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8_viewWhoswho</text:p>
          </table:table-cell>
          <table:table-cell table:style-name="ce17"/>
          <table:table-cell table:style-name="ce13" table:number-columns-repeated="3"/>
          <table:table-cell table:style-name="ce49"/>
          <table:table-cell table:style-name="ce13" office:value-type="string">
            <text:p>Clicks on the "who's who" options under "show" pop up menu</text:p>
          </table:table-cell>
          <table:table-cell table:style-name="ce13" office:value-type="string">
            <text:p>Verify that form with heading "Who's Who"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59_viewAllissues</text:p>
          </table:table-cell>
          <table:table-cell table:style-name="ce17"/>
          <table:table-cell table:style-name="ce13" table:number-columns-repeated="3"/>
          <table:table-cell table:style-name="ce49"/>
          <table:table-cell table:style-name="ce13" office:value-type="string">
            <text:p>Clicks on the "all issues" pop up options under "show" menu</text:p>
          </table:table-cell>
          <table:table-cell table:style-name="ce13" office:value-type="string">
            <text:p>Verify that form with heading "All Issue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0_viewBibliography</text:p>
          </table:table-cell>
          <table:table-cell table:style-name="ce17"/>
          <table:table-cell table:style-name="ce13" table:number-columns-repeated="3"/>
          <table:table-cell table:style-name="ce49"/>
          <table:table-cell table:style-name="ce13" office:value-type="string">
            <text:p>Clicks on the "bibliography" pop up options under "show" menu</text:p>
          </table:table-cell>
          <table:table-cell table:style-name="ce13" office:value-type="string">
            <text:p>Verify that form with heading "Bibliography"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1_viewIndex</text:p>
          </table:table-cell>
          <table:table-cell table:style-name="ce17"/>
          <table:table-cell table:style-name="ce13" table:number-columns-repeated="3"/>
          <table:table-cell table:style-name="ce49"/>
          <table:table-cell table:style-name="ce13" office:value-type="string">
            <text:p>Clicks on the "index" pop up options under "show" menu</text:p>
          </table:table-cell>
          <table:table-cell table:style-name="ce13" office:value-type="string">
            <text:p>Verify that form with heading "Index"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2_viewAlltags</text:p>
          </table:table-cell>
          <table:table-cell table:style-name="ce17"/>
          <table:table-cell table:style-name="ce13" table:number-columns-repeated="3"/>
          <table:table-cell table:style-name="ce49"/>
          <table:table-cell table:style-name="ce13" office:value-type="string">
            <text:p>Clicks on the "all tags" pop up options under "show" menu</text:p>
          </table:table-cell>
          <table:table-cell table:style-name="ce13" office:value-type="string">
            <text:p>Verify that form with heading "All Tag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3_viewEvaluation</text:p>
          </table:table-cell>
          <table:table-cell table:style-name="ce17"/>
          <table:table-cell table:style-name="ce13" table:number-columns-repeated="3"/>
          <table:table-cell table:style-name="ce49"/>
          <table:table-cell table:style-name="ce13" office:value-type="string">
            <text:p>Clicks on the "evaluation" pop up options under "show" menu</text:p>
          </table:table-cell>
          <table:table-cell table:style-name="ce13" office:value-type="string">
            <text:p>Verify that form with heading "Evaluation"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4_viewParticipations</text:p>
          </table:table-cell>
          <table:table-cell table:style-name="ce17"/>
          <table:table-cell table:style-name="ce13" table:number-columns-repeated="3"/>
          <table:table-cell table:style-name="ce49"/>
          <table:table-cell table:style-name="ce13" office:value-type="string">
            <text:p>Clicks on the "participations" pop up options under "show" menu</text:p>
          </table:table-cell>
          <table:table-cell table:style-name="ce13" office:value-type="string">
            <text:p>Verify that form with heading "Participat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5_viewVersions</text:p>
          </table:table-cell>
          <table:table-cell table:style-name="ce17"/>
          <table:table-cell table:style-name="ce13"/>
          <table:table-cell table:style-name="ce44" table:number-columns-repeated="2"/>
          <table:table-cell table:style-name="ce49"/>
          <table:table-cell table:style-name="ce13" office:value-type="string">
            <text:p>Clicks on the "versions" pop up options under "show" menu</text:p>
          </table:table-cell>
          <table:table-cell table:style-name="ce13" office:value-type="string">
            <text:p>Verify that form with heading "Versions" gets loaded on the "About Plan: &lt;Segment Name&gt;" window</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9">
          <table:table-cell table:style-name="ce17" office:value-type="string">
            <text:p>MAV0066_viewAllSegmentsActionList</text:p>
          </table:table-cell>
          <table:table-cell table:style-name="ce17"/>
          <table:table-cell table:style-name="ce13" table:number-columns-repeated="3"/>
          <table:table-cell table:style-name="ce55"/>
          <table:table-cell table:style-name="ce17" office:value-type="string">
            <text:p>Clicks on the "actions" menu <text:s/></text:p>
          </table:table-cell>
          <table:table-cell table:style-name="ce13" office:value-type="string">
            <text:p>Verify that Action pop up menu hovers</text:p>
          </table:table-cell>
          <table:table-cell table:style-name="ce17"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7" office:value-type="string">
            <text:p>MAV0067_closeAllSegmentWindow</text:p>
          </table:table-cell>
          <table:table-cell table:style-name="ce17"/>
          <table:table-cell table:style-name="ce13" table:number-columns-repeated="3"/>
          <table:table-cell table:style-name="ce49"/>
          <table:table-cell table:style-name="ce17" office:value-type="string">
            <text:p>Clicks on the "done" menu</text:p>
          </table:table-cell>
          <table:table-cell table:style-name="ce44" office:value-type="string">
            <text:p>Verify that window with title "About Plan: &lt;Segment 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8_allIssues</text:p>
          </table:table-cell>
          <table:table-cell table:style-name="ce17"/>
          <table:table-cell table:style-name="ce13" table:number-columns-repeated="3"/>
          <table:table-cell table:style-name="ce47"/>
          <table:table-cell table:style-name="ce13" office:value-type="string">
            <text:p>Clicks on "All Issues" option under "Show" pop up menu</text:p>
          </table:table-cell>
          <table:table-cell table:style-name="ce44" office:value-type="string">
            <text:p>Verify that "About Plan: &lt;Name&gt; " window opens with heading "All Issue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69_closeAllIssue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0_allIndex</text:p>
          </table:table-cell>
          <table:table-cell table:style-name="ce17"/>
          <table:table-cell table:style-name="ce13" table:number-columns-repeated="3"/>
          <table:table-cell table:style-name="ce47"/>
          <table:table-cell table:style-name="ce13" office:value-type="string">
            <text:p>Clicks on "Index" option under "Show" pop up menu</text:p>
          </table:table-cell>
          <table:table-cell table:style-name="ce44" office:value-type="string">
            <text:p>Verify that window with title "About Plan: &lt;Name&gt; " opens with heading "Index"</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7" office:value-type="string">
            <text:p>MAV0071_closeAllIndexWindow</text:p>
          </table:table-cell>
          <table:table-cell table:style-name="ce17"/>
          <table:table-cell table:style-name="ce13" table:number-columns-repeated="3"/>
          <table:table-cell table:style-name="ce49"/>
          <table:table-cell table:style-name="ce17"/>
          <table:table-cell table:style-name="ce13" office:value-type="string">
            <text:p>Clicks on "done" menu</text:p>
            <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7" office:value-type="string">
            <text:p>MAV0072_allHelp</text:p>
          </table:table-cell>
          <table:table-cell table:style-name="ce17"/>
          <table:table-cell table:style-name="ce13" table:number-columns-repeated="3"/>
          <table:table-cell table:style-name="ce47"/>
          <table:table-cell table:style-name="ce13" office:value-type="string">
            <text:p>Clicks on "Help" option under "Show" pop up menu</text:p>
          </table:table-cell>
          <table:table-cell table:style-name="ce44" office:value-type="string">
            <text:p>Verify that page with title "Channels-Help" renders</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5">
          <table:table-cell table:style-name="ce14" office:value-type="string">
            <text:p>MAV0073_helpSendFeedback</text:p>
          </table:table-cell>
          <table:table-cell table:style-name="ce14"/>
          <table:table-cell table:style-name="ce13" table:number-columns-repeated="3"/>
          <table:table-cell table:style-name="ce47"/>
          <table:table-cell table:style-name="ce13"/>
          <table:table-cell table:style-name="ce13" office:value-type="string">
            <text:p>Clicks on the "Send feedback" link</text:p>
          </table:table-cell>
          <table:table-cell table:style-name="ce17" office:value-type="string">
            <text:p>Yes</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98"/>
        </table:table-row>
        <table:table-row table:style-name="ro5">
          <table:table-cell table:style-name="ce25" office:value-type="string">
            <text:p>MAV0074_helpNext</text:p>
          </table:table-cell>
          <table:table-cell table:style-name="ce25"/>
          <table:table-cell table:style-name="ce43" table:number-columns-repeated="3"/>
          <table:table-cell table:style-name="ce56"/>
          <table:table-cell table:style-name="ce43"/>
          <table:table-cell table:style-name="ce43" office:value-type="string">
            <text:p>Clicks on the "Next" link</text:p>
          </table:table-cell>
          <table:table-cell table:style-name="ce86" office:value-type="string">
            <text:p>No</text:p>
          </table:table-cell>
          <table:table-cell table:style-name="ce17"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5_undoAddNewIssueUnderAction</text:p>
          </table:table-cell>
          <table:table-cell table:style-name="ce14"/>
          <table:table-cell table:style-name="ce13" table:number-columns-repeated="3"/>
          <table:table-cell table:style-name="ce48" office:value-type="string">
            <text:p>Clicks on "Undo add" option under "Actions" pop up menu</text:p>
          </table:table-cell>
          <table:table-cell table:style-name="ce44" office:value-type="string">
            <text:p>Verify that un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6_redoAddNewIssueUnderAction</text:p>
          </table:table-cell>
          <table:table-cell table:style-name="ce14"/>
          <table:table-cell table:style-name="ce13" table:number-columns-repeated="3"/>
          <table:table-cell table:style-name="ce48" office:value-type="string">
            <text:p>Clicks on "Redo add" option under "Actions" pop up menu</text:p>
          </table:table-cell>
          <table:table-cell table:style-name="ce44" office:value-type="string">
            <text:p>Verify that redo add new issue is enabled under action pop up menu.</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7_sendMessageUnderAction</text:p>
          </table:table-cell>
          <table:table-cell table:style-name="ce14"/>
          <table:table-cell table:style-name="ce13" table:number-columns-repeated="3"/>
          <table:table-cell table:style-name="ce48" office:value-type="string">
            <text:p>Clicks on "Send" option under "Actions" pop up menu</text:p>
          </table:table-cell>
          <table:table-cell table:style-name="ce44" office:value-type="string">
            <text:p>Verify that message tab opens on the right side of panel</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78_pasteTaskUnderAction</text:p>
          </table:table-cell>
          <table:table-cell table:style-name="ce14"/>
          <table:table-cell table:style-name="ce13" table:number-columns-repeated="3"/>
          <table:table-cell table:style-name="ce48" office:value-type="string">
            <text:p>Clicks on "Paste task" option under "Actions" pop up menu</text:p>
          </table:table-cell>
          <table:table-cell table:style-name="ce44" office:value-type="string">
            <text:p>Verify that task has been past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79_pasteAttachmentUnerAction</text:p>
          </table:table-cell>
          <table:table-cell table:style-name="ce14"/>
          <table:table-cell table:style-name="ce13" table:number-columns-repeated="3"/>
          <table:table-cell table:style-name="ce48" office:value-type="string">
            <text:p>Clicks on "Paste attachment" option under "Actions" pop up menu</text:p>
          </table:table-cell>
          <table:table-cell table:style-name="ce44" office:value-type="string">
            <text:p>Verify that attachment has been add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080_addNewTask</text:p>
          </table:table-cell>
          <table:table-cell table:style-name="ce14"/>
          <table:table-cell table:style-name="ce13" table:number-columns-repeated="3"/>
          <table:table-cell table:style-name="ce47" office:value-type="string">
            <text:p>Clicks on "Add new task" option under "Actions"</text:p>
            <text:p>pop up menu</text:p>
          </table:table-cell>
          <table:table-cell table:style-name="ce13" office:value-type="string">
            <text:p>Verify that panel with title "Task" gets loaded on the bottom left corner</text:p>
          </table:table-cell>
          <table:table-cell table:style-name="ce13"/>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1_hideDetails</text:p>
          </table:table-cell>
          <table:table-cell table:style-name="ce14"/>
          <table:table-cell table:style-name="ce13" table:number-columns-repeated="3"/>
          <table:table-cell table:style-name="ce47"/>
          <table:table-cell table:style-name="ce13" office:value-type="string">
            <text:p>Clicks on "Hide details" option under "Show" pop up menu</text:p>
          </table:table-cell>
          <table:table-cell table:style-name="ce13" office:value-type="string">
            <text:p>Verify that task information <text:s/>gets hidden</text:p>
          </table:table-cell>
          <table:table-cell table:style-name="ce17"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2_TaskDetails</text:p>
          </table:table-cell>
          <table:table-cell table:style-name="ce14"/>
          <table:table-cell table:style-name="ce13" table:number-columns-repeated="3"/>
          <table:table-cell table:style-name="ce47"/>
          <table:table-cell table:style-name="ce13" office:value-type="string">
            <text:p>Clicks on "Details" option under "Show" pop up menu</text:p>
          </table:table-cell>
          <table:table-cell table:style-name="ce13" office:value-type="string">
            <text:p>Verify that user is able to view task's informatio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83_addAssignment</text:p>
          </table:table-cell>
          <table:table-cell table:style-name="ce14"/>
          <table:table-cell table:style-name="ce13" table:number-columns-repeated="3"/>
          <table:table-cell table:style-name="ce47"/>
          <table:table-cell table:style-name="ce13" office:value-type="string">
            <text:p>Clicks on "Assignments" option under "Show" pop up menu</text:p>
          </table:table-cell>
          <table:table-cell table:style-name="ce44" office:value-type="string">
            <text:p>Verify that new window opens with title "&lt;task name&gt;" and heading "Task Assignmen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4_closeAssignmen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Assignment window show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5_FailureImpact</text:p>
          </table:table-cell>
          <table:table-cell table:style-name="ce14"/>
          <table:table-cell table:style-name="ce13" table:number-columns-repeated="3"/>
          <table:table-cell table:style-name="ce47"/>
          <table:table-cell table:style-name="ce13" office:value-type="string">
            <text:p>Clicks on "Failure Impacts" option under "Show" pop up menu</text:p>
          </table:table-cell>
          <table:table-cell table:style-name="ce13" office:value-type="string">
            <text:p>Verify that new window opens with title "Failure Impac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6_closeFailureImpact</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Failure impact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87_Dissimination</text:p>
          </table:table-cell>
          <table:table-cell table:style-name="ce14"/>
          <table:table-cell table:style-name="ce13" table:number-columns-repeated="3"/>
          <table:table-cell table:style-name="ce47"/>
          <table:table-cell table:style-name="ce13" office:value-type="string">
            <text:p>Clicks on "Dissemination" option under "Show" pop up menu</text:p>
          </table:table-cell>
          <table:table-cell table:style-name="ce44" office:value-type="string">
            <text:p>Verify that new window opens with title "Information Dissemination For Task"</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9">
          <table:table-cell table:style-name="ce14" office:value-type="string">
            <text:p>MAV0088_closeDissemination</text:p>
          </table:table-cell>
          <table:table-cell table:style-name="ce14"/>
          <table:table-cell table:style-name="ce13" table:number-columns-repeated="3"/>
          <table:table-cell table:style-name="ce47"/>
          <table:table-cell table:style-name="ce13" office:value-type="string">
            <text:p>Clicks on the "cross" tab</text:p>
          </table:table-cell>
          <table:table-cell table:style-name="ce14" office:value-type="string">
            <text:p>Verify that Dissemination should get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089_viewActionsPopup</text:p>
          </table:table-cell>
          <table:table-cell table:style-name="ce14"/>
          <table:table-cell table:style-name="ce13" table:number-columns-repeated="3"/>
          <table:table-cell table:style-name="ce47"/>
          <table:table-cell table:style-name="ce13" office:value-type="string">
            <text:p>Clicks on actions pop up menu</text:p>
          </table:table-cell>
          <table:table-cell table:style-name="ce13" office:value-type="string">
            <text:p>Verify that Action pop up menu hov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090_addNewIssue</text:p>
          </table:table-cell>
          <table:table-cell table:style-name="ce14"/>
          <table:table-cell table:style-name="ce13" table:number-columns-repeated="3"/>
          <table:table-cell table:style-name="ce47" office:value-type="string">
            <text:p>Clicks on "Add new" options under</text:p>
            <text:p>"Actions" pop up menu</text:p>
          </table:table-cell>
          <table:table-cell table:style-name="ce44" office:value-type="string">
            <text:p>Verify that window opens with title "About Plan Segment:&lt;Name&gt;" 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091_closeNewIssue</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44"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7">
          <table:table-cell table:style-name="ce14" office:value-type="string">
            <text:p>MAV0092_addNewSegment</text:p>
          </table:table-cell>
          <table:table-cell table:style-name="ce14"/>
          <table:table-cell table:style-name="ce13" table:number-columns-repeated="3"/>
          <table:table-cell table:style-name="ce47" office:value-type="string">
            <text:p>Clicks on "Add new segment" options under</text:p>
            <text:p>"Actions" pop up menu</text:p>
          </table:table-cell>
          <table:table-cell table:style-name="ce13" office:value-type="string">
            <text:p>Verify that window opens with title "About Plan Segment:&lt;Name&gt;"</text:p>
            <text:p>and heading "Detail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3_closeNewSegment</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4_goalUnderAboutPlanSegment</text:p>
          </table:table-cell>
          <table:table-cell table:style-name="ce14"/>
          <table:table-cell table:style-name="ce13" table:number-columns-repeated="3"/>
          <table:table-cell table:style-name="ce47"/>
          <table:table-cell table:style-name="ce13" office:value-type="string">
            <text:p>Clicks on "goals" option under "Show" pop up menu</text:p>
          </table:table-cell>
          <table:table-cell table:style-name="ce44" office:value-type="string">
            <text:p>Verify that window opens with "About Plan Segment: &lt;Name&gt;" and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095_orgUnderAboutPlanSegment</text:p>
          </table:table-cell>
          <table:table-cell table:style-name="ce14"/>
          <table:table-cell table:style-name="ce13" table:number-columns-repeated="3"/>
          <table:table-cell table:style-name="ce47"/>
          <table:table-cell table:style-name="ce13" office:value-type="string">
            <text:p>Clicks on "organizations" option under "Show" pop up menu</text:p>
          </table:table-cell>
          <table:table-cell table:style-name="ce44" office:value-type="string">
            <text:p>Verify that window opens with title "About Plan Segment: &lt;Name&gt;" and with heading "Goal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096_viewMap</text:p>
          </table:table-cell>
          <table:table-cell table:style-name="ce22"/>
          <table:table-cell table:style-name="ce26" table:number-columns-repeated="3"/>
          <table:table-cell table:style-name="ce53"/>
          <table:table-cell table:style-name="ce78" office:value-type="string">
            <text:p>Clicks on "map" option under "Show" pop up menu</text:p>
          </table:table-cell>
          <table:table-cell table:style-name="ce78" office:value-type="string">
            <text:p>Verify that user is able to view map details on new page with new browser tab <text: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4" office:value-type="string">
            <text:p>MAV0097_closeAboutPlanSegmentWindow</text:p>
          </table:table-cell>
          <table:table-cell table:style-name="ce14"/>
          <table:table-cell table:style-name="ce13" table:number-columns-repeated="3"/>
          <table:table-cell table:style-name="ce47"/>
          <table:table-cell table:style-name="ce13"/>
          <table:table-cell table:style-name="ce13" office:value-type="string">
            <text:p>Click on "cross" button on the browser window <text: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0" office:value-type="string">
            <text:p>MAV0098_removeSegmentUnderAction</text:p>
          </table:table-cell>
          <table:table-cell table:style-name="ce20"/>
          <table:table-cell table:style-name="ce27" table:number-columns-repeated="3"/>
          <table:table-cell table:style-name="ce51" office:value-type="string">
            <text:p>Clicks on "Remove this segment" options under</text:p>
            <text:p>"Actions" pop up menu</text:p>
          </table:table-cell>
          <table:table-cell table:style-name="ce27" office:value-type="string">
            <text:p>Verify that dialog box is generated displaying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5">
          <table:table-cell table:style-name="ce20" office:value-type="string">
            <text:p>MAV0099_closeSegmentDialog</text:p>
          </table:table-cell>
          <table:table-cell table:style-name="ce20"/>
          <table:table-cell table:style-name="ce27" table:number-columns-repeated="3"/>
          <table:table-cell table:style-name="ce51"/>
          <table:table-cell table:style-name="ce27" office:value-type="string">
            <text:p>Clicks on "cross" button on dialog box</text:p>
          </table:table-cell>
          <table:table-cell table:style-name="ce27" office:value-type="string">
            <text:p>Verify that dialog box gets closed</text:p>
          </table:table-cell>
          <table:table-cell table:style-name="ce27"/>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14" table:number-columns-repeated="1009"/>
          <table:table-cell table:style-name="ce30"/>
        </table:table-row>
        <table:table-row table:style-name="ro6">
          <table:table-cell table:style-name="ce14" office:value-type="string">
            <text:p>MAV0100_moveTaskUnderAction</text:p>
          </table:table-cell>
          <table:table-cell table:style-name="ce14"/>
          <table:table-cell table:style-name="ce13" table:number-columns-repeated="3"/>
          <table:table-cell table:style-name="ce47" office:value-type="string">
            <text:p>Clicks on "Move tasks" options</text:p>
            <text:p>under "Actions" pop up menu</text:p>
          </table:table-cell>
          <table:table-cell table:style-name="ce44" office:value-type="string">
            <text:p>Verify that window opens with title "About Plan Segment:&lt;Name&gt;" and heading "Task Mover"</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01_closeTaskMover</text:p>
          </table:table-cell>
          <table:table-cell table:style-name="ce14"/>
          <table:table-cell table:style-name="ce13" table:number-columns-repeated="3"/>
          <table:table-cell table:style-name="ce47"/>
          <table:table-cell table:style-name="ce13" office:value-type="string">
            <text:p>Clicks on "done" tab menu</text:p>
          </table:table-cell>
          <table:table-cell table:style-name="ce13" office:value-type="string">
            <text:p>Verify that window with title "About Plan Segment :&lt;Name&gt;" and heading "Task Mover" gets clos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2_viewHelpForm</text:p>
          </table:table-cell>
          <table:table-cell table:style-name="ce14"/>
          <table:table-cell table:style-name="ce13" table:number-columns-repeated="3"/>
          <table:table-cell table:style-name="ce47" office:value-type="string">
            <text:p>Clicks on the "? (help)" menu tab</text:p>
          </table:table-cell>
          <table:table-cell table:style-name="ce13" office:value-type="string">
            <text:p>Verify that the page with title "Channels-Help" renders</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22" office:value-type="string">
            <text:p>MAV0103_viewSendFeedback</text:p>
          </table:table-cell>
          <table:table-cell table:style-name="ce22"/>
          <table:table-cell table:style-name="ce26" table:number-columns-repeated="3"/>
          <table:table-cell table:style-name="ce53"/>
          <table:table-cell table:style-name="ce26" office:value-type="string">
            <text:p>Clicks on the "Send feedback" link</text:p>
          </table:table-cell>
          <table:table-cell table:style-name="ce26" office:value-type="string">
            <text:p>Verify that a new pane opens in order to send feedback</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04_viewNext</text:p>
          </table:table-cell>
          <table:table-cell table:style-name="ce22"/>
          <table:table-cell table:style-name="ce26" table:number-columns-repeated="3"/>
          <table:table-cell table:style-name="ce53"/>
          <table:table-cell table:style-name="ce26" office:value-type="string">
            <text:p>Clicks on the "Next" link</text:p>
          </table:table-cell>
          <table:table-cell table:style-name="ce26" office:value-type="string">
            <text:p>Verify that user is able to view next contents on the "Channels-Help" page</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9">
          <table:table-cell table:style-name="ce14" office:value-type="string">
            <text:p>MAV0105_goBack</text:p>
          </table:table-cell>
          <table:table-cell table:style-name="ce14"/>
          <table:table-cell table:style-name="ce13" table:number-columns-repeated="3"/>
          <table:table-cell table:style-name="ce47" office:value-type="string">
            <text:p>Clicks on the "Back" buuton. <text:s/></text:p>
          </table:table-cell>
          <table:table-cell table:style-name="ce13" office:value-type="string">
            <text:p>Verify that the previously loaded window is displayed</text:p>
          </table:table-cell>
          <table:table-cell table:style-name="ce13"/>
          <table:table-cell office:value-type="string">
            <text:p>No</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8">
          <table:table-cell table:style-name="ce14" office:value-type="string">
            <text:p>MAV0106_goForward</text:p>
          </table:table-cell>
          <table:table-cell table:style-name="ce14"/>
          <table:table-cell table:style-name="ce13" table:number-columns-repeated="3"/>
          <table:table-cell table:style-name="ce47" office:value-type="string">
            <text:p>Clicks on the "Forward" button <text:s/></text:p>
          </table:table-cell>
          <table:table-cell table:style-name="ce13" office:value-type="string">
            <text:p>Verify that the window which is loaded next gets displayed</text:p>
          </table:table-cell>
          <table:table-cell table:style-name="ce13"/>
          <table:table-cell table:style-name="ce13" office:value-type="string">
            <text:p>Yes</text:p>
          </table:table-cell>
          <table:table-cell table:style-name="ce13" table:number-columns-repeated="2"/>
          <table:table-cell table:style-name="ce14" table:number-columns-repeated="2"/>
          <table:table-cell table:style-name="ce14" office:value-type="string">
            <text:p>Obsolete</text:p>
          </table:table-cell>
          <table:table-cell table:style-name="ce14" table:number-columns-repeated="1009"/>
          <table:table-cell table:style-name="ce30"/>
        </table:table-row>
        <table:table-row table:style-name="ro6">
          <table:table-cell table:style-name="ce14" office:value-type="string">
            <text:p>MAV0107_viewPresence</text:p>
          </table:table-cell>
          <table:table-cell table:style-name="ce14"/>
          <table:table-cell table:style-name="ce13" table:number-columns-repeated="3"/>
          <table:table-cell table:style-name="ce47" office:value-type="string">
            <text:p>Clicks on "Presence" tab</text:p>
          </table:table-cell>
          <table:table-cell table:style-name="ce13" office:value-type="string">
            <text:p>Verify that a list of logged in users is displayed in the right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08_showAllUsers</text:p>
          </table:table-cell>
          <table:table-cell table:style-name="ce14"/>
          <table:table-cell table:style-name="ce13" table:number-columns-repeated="3"/>
          <table:table-cell table:style-name="ce47"/>
          <table:table-cell table:style-name="ce79" office:value-type="string">
            <text:p>Clicks on "show all users" link under "Presence" pane</text:p>
          </table:table-cell>
          <table:table-cell table:style-name="ce79" office:value-type="string">
            <text:p>Verify that list of all users get display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14" office:value-type="string">
            <text:p>MAV0109_hideInactiveUsers</text:p>
          </table:table-cell>
          <table:table-cell table:style-name="ce14"/>
          <table:table-cell table:style-name="ce13" table:number-columns-repeated="3"/>
          <table:table-cell table:style-name="ce47"/>
          <table:table-cell table:style-name="ce79" office:value-type="string">
            <text:p>Clicks on "hide inactive users" link under "Presence" pane</text:p>
          </table:table-cell>
          <table:table-cell table:style-name="ce79" office:value-type="string">
            <text:p>Verify that inactive users gets hided.</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0_viewActivitiesAllUsers</text:p>
          </table:table-cell>
          <table:table-cell table:style-name="ce14"/>
          <table:table-cell table:style-name="ce13" table:number-columns-repeated="3"/>
          <table:table-cell table:style-name="ce47" office:value-type="string">
            <text:p>Clicks on "Activities" tab</text:p>
          </table:table-cell>
          <table:table-cell table:style-name="ce13" office:value-type="string">
            <text:p>Verify that user is able to see activities performed by <text:s/>all users get displayed</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1_hideActivities</text:p>
          </table:table-cell>
          <table:table-cell table:style-name="ce14"/>
          <table:table-cell table:style-name="ce13" table:number-columns-repeated="3"/>
          <table:table-cell table:style-name="ce47"/>
          <table:table-cell table:style-name="ce79" office:value-type="string">
            <text:p>Clicks on "hide my activities" link under "Activities" pane</text:p>
          </table:table-cell>
          <table:table-cell table:style-name="ce79" office:value-type="string">
            <text:p>Verify that activities that belong to the user are hidden</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4" office:value-type="string">
            <text:p>MAV0112_viewAllActivities</text:p>
          </table:table-cell>
          <table:table-cell table:style-name="ce14"/>
          <table:table-cell table:style-name="ce13" table:number-columns-repeated="3"/>
          <table:table-cell table:style-name="ce47"/>
          <table:table-cell table:style-name="ce13"/>
          <table:table-cell table:style-name="ce79" office:value-type="string">
            <text:p>Clicks on "show all activities" link under "Activities" pane</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13_viewMessages</text:p>
          </table:table-cell>
          <table:table-cell table:style-name="ce14"/>
          <table:table-cell table:style-name="ce13" table:number-columns-repeated="3"/>
          <table:table-cell table:style-name="ce57" office:value-type="string">
            <text:p>Clicks on "Messages" tab</text:p>
          </table:table-cell>
          <table:table-cell table:style-name="ce79" office:value-type="string">
            <text:p>Verify that received messages are displayed by default which belong to the logged in User</text:p>
          </table:table-cell>
          <table:table-cell table:style-name="ce13"/>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14" office:value-type="string">
            <text:p>MAV0114_hideBroadcasts</text:p>
          </table:table-cell>
          <table:table-cell table:style-name="ce14"/>
          <table:table-cell table:style-name="ce13" table:number-columns-repeated="3"/>
          <table:table-cell table:style-name="ce47"/>
          <table:table-cell table:style-name="ce79" office:value-type="string">
            <text:p>Clicks on "hide broadcasts" link under "Messages" pane</text:p>
          </table:table-cell>
          <table:table-cell table:style-name="ce79" office:value-type="string">
            <text:p>Verify that all broadcasted received messages gets hided and "hide broadcasts" link should be changed to "show all messages"</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5">
          <table:table-cell table:style-name="ce14" office:value-type="string">
            <text:p>MAV0115_showAllMessages</text:p>
          </table:table-cell>
          <table:table-cell table:style-name="ce14"/>
          <table:table-cell table:style-name="ce13" table:number-columns-repeated="3"/>
          <table:table-cell table:style-name="ce47"/>
          <table:table-cell table:style-name="ce13"/>
          <table:table-cell table:style-name="ce79" office:value-type="string">
            <text:p>Clicks on "show all messages" link under "Messages" pane</text:p>
          </table:table-cell>
          <table:table-cell table:style-name="ce13" office:value-type="string">
            <text:p>Yes</text:p>
          </table:table-cell>
          <table:table-cell table:style-name="ce13" table:number-columns-repeated="2"/>
          <table:table-cell table:style-name="ce14"/>
          <table:table-cell table:style-name="ce14" office:value-type="float" office:value="87">
            <text:p>87</text:p>
          </table:table-cell>
          <table:table-cell table:style-name="ce14" table:number-columns-repeated="1010"/>
          <table:table-cell table:style-name="ce30"/>
        </table:table-row>
        <table:table-row table:style-name="ro7">
          <table:table-cell table:style-name="ce22" office:value-type="string">
            <text:p>MAV0116_showSent</text:p>
          </table:table-cell>
          <table:table-cell table:style-name="ce22"/>
          <table:table-cell table:style-name="ce26" table:number-columns-repeated="3"/>
          <table:table-cell table:style-name="ce53"/>
          <table:table-cell table:style-name="ce80" office:value-type="string">
            <text:p>Clicks on "show sent" link under "Messages" pane</text:p>
          </table:table-cell>
          <table:table-cell table:style-name="ce80" office:value-type="string">
            <text:p>Verify that sent messages are displayed which belong to the logged in User and "Show sent" link should be changed to "Show received"</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5">
          <table:table-cell table:style-name="ce22" office:value-type="string">
            <text:p>MAV0117_showReceived</text:p>
          </table:table-cell>
          <table:table-cell table:style-name="ce22"/>
          <table:table-cell table:style-name="ce26" table:number-columns-repeated="3"/>
          <table:table-cell table:style-name="ce53"/>
          <table:table-cell table:style-name="ce26"/>
          <table:table-cell table:style-name="ce80" office:value-type="string">
            <text:p>Clicks on "hide broadcasts" link under "Messages" pane</text:p>
          </table:table-cell>
          <table:table-cell table:style-name="ce26" office:value-type="string">
            <text:p>Yes</text:p>
          </table:table-cell>
          <table:table-cell table:style-name="ce13" table:number-columns-repeated="2"/>
          <table:table-cell table:style-name="ce14"/>
          <table:table-cell table:style-name="ce14" office:value-type="float" office:value="87">
            <text:p>87</text:p>
          </table:table-cell>
          <table:table-cell table:style-name="ce22"/>
          <table:table-cell table:style-name="ce14" table:number-columns-repeated="1009"/>
          <table:table-cell table:style-name="ce30"/>
        </table:table-row>
        <table:table-row table:style-name="ro13">
          <table:table-cell table:style-name="ce20" office:value-type="string">
            <text:p>MAV0118_showAllMessages</text:p>
          </table:table-cell>
          <table:table-cell table:style-name="ce20"/>
          <table:table-cell table:style-name="ce27" table:number-columns-repeated="3"/>
          <table:table-cell table:style-name="ce51"/>
          <table:table-cell table:style-name="ce27"/>
          <table:table-cell table:style-name="ce27" office:value-type="string">
            <text:p>Clicks on "show all messages" link under "Messages" pane</text:p>
          </table:table-cell>
          <table:table-cell table:style-name="ce27"/>
          <table:table-cell table:style-name="ce19" office:value-type="string">
            <text:p>Invalid</text:p>
          </table:table-cell>
          <table:table-cell table:style-name="ce27"/>
          <table:table-cell table:style-name="ce20" table:number-columns-repeated="2"/>
          <table:table-cell table:style-name="ce92" office:value-type="string">
            <text:p>duplicate -MAC0101_showAllMessages</text:p>
          </table:table-cell>
          <table:table-cell table:style-name="ce22" table:number-columns-repeated="1009"/>
          <table:table-cell table:style-name="ce31"/>
        </table:table-row>
        <table:table-row table:style-name="ro6">
          <table:table-cell table:style-name="ce22" office:value-type="string">
            <text:p>MAV0119_viewPlan</text:p>
          </table:table-cell>
          <table:table-cell table:style-name="ce22"/>
          <table:table-cell table:style-name="ce26"/>
          <table:table-cell table:style-name="ce26" office:value-type="string">
            <text:p>Information Sharing model</text:p>
          </table:table-cell>
          <table:table-cell table:style-name="ce26"/>
          <table:table-cell table:style-name="ce58" office:value-type="string">
            <text:p>Select Plan Segment from the drop down list on the top left side of the page</text:p>
          </table:table-cell>
          <table:table-cell table:style-name="ce80" office:value-type="string">
            <text:p>Verify that "Plan" page renders with heading "&lt;selected plan segment&gt;" <text:s/></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2" office:value-type="string">
            <text:p>MAV0120_viewSelectedPlan</text:p>
          </table:table-cell>
          <table:table-cell table:style-name="ce22"/>
          <table:table-cell table:style-name="ce26"/>
          <table:table-cell table:style-name="ce26" office:value-type="string">
            <text:p>Home Page</text:p>
          </table:table-cell>
          <table:table-cell table:style-name="ce26"/>
          <table:table-cell table:style-name="ce58" office:value-type="string">
            <text:p>Select Plan from the drop down list on the top left side of the page</text:p>
          </table:table-cell>
          <table:table-cell table:style-name="ce80" office:value-type="string">
            <text:p>Verify that "Plan segment" is displayed with respect to the plan selected</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1_showDetails</text:p>
          </table:table-cell>
          <table:table-cell table:style-name="ce26" table:number-columns-repeated="4"/>
          <table:table-cell table:style-name="ce58" office:value-type="string">
            <text:p>Clicks on "Show details" options under "show" pop up menu located on the "Receives" Pane</text:p>
          </table:table-cell>
          <table:table-cell table:style-name="ce80" office:value-type="string">
            <text:p>Verify that a new form gets loaded on "Receives" pane to fill information</text:p>
          </table:table-cell>
          <table:table-cell table:style-name="ce26"/>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26" office:value-type="string">
            <text:p>MAV0122_viewElementsOfInformation</text:p>
          </table:table-cell>
          <table:table-cell table:style-name="ce26" table:number-columns-repeated="4"/>
          <table:table-cell table:style-name="ce53"/>
          <table:table-cell table:style-name="ce80" office:value-type="string">
            <text:p>Clicks on "Show elements" options under "Show" pop up menu located on the "Receives" pane</text:p>
          </table:table-cell>
          <table:table-cell table:style-name="ce80" office:value-type="string">
            <text:p>Verify that window opens with heading "Elements of information"</text:p>
          </table:table-cell>
          <table:table-cell table:style-name="ce26" office:value-type="string">
            <text:p>Yes</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5">
          <table:table-cell table:style-name="ce19" office:value-type="string">
            <text:p>MAV0123_closeElementsOfInformation</text:p>
          </table:table-cell>
          <table:table-cell table:style-name="ce14"/>
          <table:table-cell table:style-name="ce13" table:number-columns-repeated="3"/>
          <table:table-cell table:style-name="ce47"/>
          <table:table-cell table:style-name="ce13"/>
          <table:table-cell table:style-name="ce79" office:value-type="string">
            <text:p>Clicks on the "done" tab menu</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4" office:value-type="string">
            <text:p>MAV0124_sendMessage</text:p>
          </table:table-cell>
          <table:table-cell table:style-name="ce14"/>
          <table:table-cell table:style-name="ce13" table:number-columns-repeated="3"/>
          <table:table-cell table:style-name="ce57" office:value-type="string">
            <text:p>Clicks on "Send message" option under "Show" pop up menu located on the "Receives" Pane</text:p>
          </table:table-cell>
          <table:table-cell table:style-name="ce79" office:value-type="string">
            <text:p>Verify that "Messages" tab opens on the right side of pan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2" office:value-type="string">
            <text:p>MAV0125_copyFlow</text:p>
          </table:table-cell>
          <table:table-cell table:style-name="ce22"/>
          <table:table-cell table:style-name="ce26" table:number-columns-repeated="3"/>
          <table:table-cell table:style-name="ce58" office:value-type="string">
            <text:p>Clicks on "Copy flow" option under "more" pop up menu located on the "Receives" Pane</text:p>
          </table:table-cell>
          <table:table-cell table:style-name="ce80" office:value-type="string">
            <text:p>Verify that message "Flow copied" is displayed on the heading section of "Plan" page</text:p>
          </table:table-cell>
          <table:table-cell table:style-name="ce26"/>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6">
          <table:table-cell table:style-name="ce13" office:value-type="string">
            <text:p>MAV0126_copyNeed</text:p>
          </table:table-cell>
          <table:table-cell table:style-name="ce13" table:number-columns-repeated="4"/>
          <table:table-cell table:style-name="ce57" office:value-type="string">
            <text:p>Clicks on "Copy <text:s/>need" option under "Action" pop up menu located on the "Receives" Pane</text:p>
          </table:table-cell>
          <table:table-cell table:style-name="ce79" office:value-type="string">
            <text:p>Verify that message "Need <text:s/>copied" is displayed on the heading section of "Plan" page</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13" office:value-type="string">
            <text:p>MAV0127_addNewIssue</text:p>
          </table:table-cell>
          <table:table-cell table:style-name="ce13" table:number-columns-repeated="4"/>
          <table:table-cell table:style-name="ce57" office:value-type="string">
            <text:p>Clicks on "Add" option under "more" pop up menu located on the "Receives" Pane</text:p>
          </table:table-cell>
          <table:table-cell table:style-name="ce79" office:value-type="string">
            <text:p>Verify that a text field with label "issue"</text:p>
            <text:p>is displayed under "Flow issues" section</text:p>
          </table:table-cell>
          <table:table-cell table:style-name="ce13"/>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7" office:value-type="string">
            <text:p>MAV0128_removeInfoNeed</text:p>
          </table:table-cell>
          <table:table-cell table:style-name="ce27" table:number-columns-repeated="4"/>
          <table:table-cell table:style-name="ce51" office:value-type="string">
            <text:p>Clicks on "Remove info need" option under "more" pop up menu located on the "Receives" Pane</text:p>
          </table:table-cell>
          <table:table-cell table:style-name="ce27" office:value-type="string">
            <text:p>Verify that dialog box is generated which displays a message "Are you sure ?"</text:p>
          </table:table-cell>
          <table:table-cell table:style-name="ce27" table:number-columns-repeated="2"/>
          <table:table-cell table:style-name="ce19" office:value-type="string">
            <text:p>Invalid</text:p>
          </table:table-cell>
          <table:table-cell table:style-name="ce27"/>
          <table:table-cell table:style-name="ce20" table:number-columns-repeated="2"/>
          <table:table-cell table:style-name="ce91" office:value-type="string">
            <text:p>cannot automate</text:p>
          </table:table-cell>
          <table:table-cell table:style-name="ce22" table:number-columns-repeated="1009"/>
          <table:table-cell table:style-name="ce31"/>
        </table:table-row>
        <table:table-row table:style-name="ro12">
          <table:table-cell table:style-name="ce28" office:value-type="string">
            <text:p>MAV0130_viewDetailsOfPhase</text:p>
          </table:table-cell>
          <table:table-cell table:style-name="ce13" table:number-columns-repeated="4"/>
          <table:table-cell table:style-name="ce47" office:value-type="string">
            <text:p>Clicks on the "About Plan" option under "Show" pop up menu</text:p>
            <text:p/>
          </table:table-cell>
          <table:table-cell table:style-name="ce13" office:value-type="string">
            <text:p>Click on Phase and under show pop up menu click on details</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8">
          <table:table-cell table:style-name="ce28" office:value-type="string">
            <text:p>MAV0131_viewIssueOfPhase</text:p>
          </table:table-cell>
          <table:table-cell table:style-name="ce13" table:number-columns-repeated="4"/>
          <table:table-cell table:style-name="ce47"/>
          <table:table-cell table:style-name="ce13" office:value-type="string">
            <text:p>Click on Phase and under show pop up menu click on Issue</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2_view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pop up.</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3">
          <table:table-cell table:style-name="ce28" office:value-type="string">
            <text:p>MAV0133_viewAgentDetails</text:p>
          </table:table-cell>
          <table:table-cell table:style-name="ce13" table:number-columns-repeated="4"/>
          <table:table-cell table:style-name="ce47"/>
          <table:table-cell table:style-name="ce13" office:value-type="string">
            <text:p>click on 'User As Agents' under 'Participation' pop up menu And create agent. 'index' under 'Searching' pop up menu. Click on agent from drop down. Click on details under show pop up menu.</text:p>
          </table:table-cell>
          <table:table-cell table:style-name="ce13" office:value-type="string">
            <text:p>Verify that page with heading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4_viewNetworkOfAgent</text:p>
          </table:table-cell>
          <table:table-cell table:style-name="ce13" table:number-columns-repeated="4"/>
          <table:table-cell table:style-name="ce47"/>
          <table:table-cell table:style-name="ce13" office:value-type="string">
            <text:p>click on 'User As Agents' under 'Participation' pop up menu And create agent. Click on 'index' under 'Searching' pop up menu. Click on 'Agent' from drop down. Click on 'Network' under show pop up menu.</text:p>
          </table:table-cell>
          <table:table-cell table:style-name="ce13" office:value-type="string">
            <text:p>Verify that page with heading 'Network'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14">
          <table:table-cell table:style-name="ce28" office:value-type="string">
            <text:p>MAV0135_viewIssueOfAgent</text:p>
          </table:table-cell>
          <table:table-cell table:style-name="ce13" table:number-columns-repeated="4"/>
          <table:table-cell table:style-name="ce47"/>
          <table:table-cell table:style-name="ce13" office:value-type="string">
            <text:p>click on <text:s/>'User As Agents' under 'Participation' pop up menu And create agent. Click on 'index' under 'Searching' pop up menu. Click on 'Agent' from drop down..click on 'Issues' under show pop up menu</text:p>
          </table:table-cell>
          <table:table-cell table:style-name="ce13" office:value-type="string">
            <text:p>Verify that page with heading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28" office:value-type="string">
            <text:p>MAV0136_viewDetailsOfEvents</text:p>
          </table:table-cell>
          <table:table-cell table:style-name="ce13" table:number-columns-repeated="4"/>
          <table:table-cell table:style-name="ce47"/>
          <table:table-cell table:style-name="ce13" office:value-type="string">
            <text:p>Click on 'Events in a scope' under 'Scoping' pop up menu. Create event. Click on event. Click on 'details' under show pop up menu.</text:p>
          </table:table-cell>
          <table:table-cell table:style-name="ce13" office:value-type="string">
            <text:p>verify that page with title detail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9" office:value-type="string">
            <text:p>MAV0137_viewMapPanel</text:p>
          </table:table-cell>
          <table:table-cell table:style-name="ce26" table:number-columns-repeated="4"/>
          <table:table-cell table:style-name="ce53"/>
          <table:table-cell table:style-name="ce26" office:value-type="string">
            <text:p>click on all events.create event.click on event.click on map under show pop up menu</text:p>
          </table:table-cell>
          <table:table-cell table:style-name="ce26" office:value-type="string">
            <text:p>verify that page with title detail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12">
          <table:table-cell table:style-name="ce28" office:value-type="string">
            <text:p>MAV0138_viewIssueOfEvent</text:p>
          </table:table-cell>
          <table:table-cell table:style-name="ce13" table:number-columns-repeated="4"/>
          <table:table-cell table:style-name="ce47"/>
          <table:table-cell table:style-name="ce13" office:value-type="string">
            <text:p>Click on 'Events in a scope' under 'Scoping' pop up menu. Create event. Click on event. Click on 'issues' under 'Show' pop up menu</text:p>
          </table:table-cell>
          <table:table-cell table:style-name="ce13" office:value-type="string">
            <text:p>verify that page with title 'Issue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6">
          <table:table-cell table:style-name="ce28" office:value-type="string">
            <text:p>MAV0139_viewOrgDetails</text:p>
          </table:table-cell>
          <table:table-cell table:style-name="ce13" table:number-columns-repeated="4"/>
          <table:table-cell table:style-name="ce47"/>
          <table:table-cell table:style-name="ce13" office:value-type="string">
            <text:p>Click on 'Organizations in scope' under 'Scoping' pop up menu. Create organizations.</text:p>
          </table:table-cell>
          <table:table-cell table:style-name="ce13" office:value-type="string">
            <text:p>verify that organization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0_viewJob</text:p>
          </table:table-cell>
          <table:table-cell table:style-name="ce13" table:number-columns-repeated="4"/>
          <table:table-cell table:style-name="ce47"/>
          <table:table-cell table:style-name="ce13" office:value-type="string">
            <text:p>Click on 'Organizations in scope' under 'Scoping' pop up menu. Create organizations. Enter job details.</text:p>
          </table:table-cell>
          <table:table-cell table:style-name="ce13" office:value-type="string">
            <text:p>verify that job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1_viewChart</text:p>
          </table:table-cell>
          <table:table-cell table:style-name="ce13" table:number-columns-repeated="4"/>
          <table:table-cell table:style-name="ce47"/>
          <table:table-cell table:style-name="ce13" office:value-type="string">
            <text:p>Click on 'Organizations in scope' under 'Scoping' pop up menu. Create organizations. Enter chart details.</text:p>
          </table:table-cell>
          <table:table-cell table:style-name="ce13" office:value-type="string">
            <text:p>verify that char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8">
          <table:table-cell table:style-name="ce28" office:value-type="string">
            <text:p>MAV0142_viewAgreement</text:p>
          </table:table-cell>
          <table:table-cell table:style-name="ce13" table:number-columns-repeated="4"/>
          <table:table-cell table:style-name="ce47"/>
          <table:table-cell table:style-name="ce13" office:value-type="string">
            <text:p>Click on 'Organizations in scope' under 'Scoping' pop up menu. Create organizations. Enter Aggrement details.</text:p>
          </table:table-cell>
          <table:table-cell table:style-name="ce13" office:value-type="string">
            <text:p>verify that Agreement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8" office:value-type="string">
            <text:p>MAV0144_viewNetworkOfOrganizations</text:p>
          </table:table-cell>
          <table:table-cell table:style-name="ce13" table:number-columns-repeated="4"/>
          <table:table-cell table:style-name="ce47"/>
          <table:table-cell table:style-name="ce13" office:value-type="string">
            <text:p>Click on 'Organizations in scope' under 'Scoping' pop up menu. Create organizations. Click on 'Network' under show pop up menu</text:p>
          </table:table-cell>
          <table:table-cell table:style-name="ce13" office:value-type="string">
            <text:p>verify that organization network details gets displayed</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29" office:value-type="string">
            <text:p>MAV0145_viewMapOfOrganizations</text:p>
          </table:table-cell>
          <table:table-cell table:style-name="ce26" table:number-columns-repeated="4"/>
          <table:table-cell table:style-name="ce53"/>
          <table:table-cell table:style-name="ce26" office:value-type="string">
            <text:p>Click on 'Organizations in scope' under 'Scoping' pop up menu. Create organizations. Click on Map under show pop up menu</text:p>
          </table:table-cell>
          <table:table-cell table:style-name="ce26" office:value-type="string">
            <text:p>verify that organization Map details gets displayed</text:p>
          </table:table-cell>
          <table:table-cell table:style-name="ce26" office:value-type="string">
            <text:p>No</text:p>
          </table:table-cell>
          <table:table-cell table:style-name="ce13" table:number-columns-repeated="2"/>
          <table:table-cell table:style-name="ce14"/>
          <table:table-cell table:style-name="ce14" office:value-type="float" office:value="104">
            <text:p>104</text:p>
          </table:table-cell>
          <table:table-cell table:style-name="ce22"/>
          <table:table-cell table:style-name="ce14" table:number-columns-repeated="1009"/>
          <table:table-cell table:style-name="ce30"/>
        </table:table-row>
        <table:table-row table:style-name="ro7">
          <table:table-cell table:style-name="ce28" office:value-type="string">
            <text:p>MAV0146_viewIssueOfOrganizations</text:p>
          </table:table-cell>
          <table:table-cell table:style-name="ce13" table:number-columns-repeated="4"/>
          <table:table-cell table:style-name="ce47"/>
          <table:table-cell table:style-name="ce13" office:value-type="string">
            <text:p>Click on 'Organizations in scope' under 'Scoping' pop up menu. Create organization. Click on 'Issue' under show pop up menu</text:p>
          </table:table-cell>
          <table:table-cell table:style-name="ce13" office:value-type="string">
            <text:p>verify that organization Issue details page gets renders</text:p>
          </table:table-cell>
          <table:table-cell table:style-name="ce13" office:value-type="string">
            <text:p>Yes</text:p>
          </table:table-cell>
          <table:table-cell table:style-name="ce13" table:number-columns-repeated="2"/>
          <table:table-cell table:style-name="ce14"/>
          <table:table-cell table:style-name="ce14" office:value-type="float" office:value="104">
            <text:p>104</text:p>
          </table:table-cell>
          <table:table-cell table:style-name="ce14" table:number-columns-repeated="1010"/>
          <table:table-cell table:style-name="ce30"/>
        </table:table-row>
        <table:table-row table:style-name="ro7">
          <table:table-cell table:style-name="ce30" office:value-type="string">
            <text:p>MAV0147_viewDetailsOfPlace</text:p>
          </table:table-cell>
          <table:table-cell table:style-name="ce13" table:number-columns-repeated="4"/>
          <table:table-cell table:style-name="ce47"/>
          <table:table-cell table:style-name="ce13" office:value-type="string">
            <text:p>Click on 'locale' under 'About Plan'. Click on 'index' under 'Searching' pop up menu. Click on 'Places' been created. Click on place detail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7">
          <table:table-cell table:style-name="ce31" office:value-type="string">
            <text:p>MAV0148_viewMapOfPlace</text:p>
          </table:table-cell>
          <table:table-cell table:style-name="ce26" table:number-columns-repeated="4"/>
          <table:table-cell table:style-name="ce53"/>
          <table:table-cell table:style-name="ce26" office:value-type="string">
            <text:p>Click on 'locale' under 'About Plan'. Click on 'index' under 'Searching' pop up menu. Click on place been created. Click on place map under show pop menu</text:p>
          </table:table-cell>
          <table:table-cell table:style-name="ce26" office:value-type="string">
            <text:p>Verify the page with details title gets renders</text:p>
          </table:table-cell>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09"/>
          <table:table-cell table:style-name="ce30"/>
        </table:table-row>
        <table:table-row table:style-name="ro7">
          <table:table-cell table:style-name="ce30" office:value-type="string">
            <text:p>MAV0149_viewIssueOfPlace</text:p>
          </table:table-cell>
          <table:table-cell table:style-name="ce13" table:number-columns-repeated="4"/>
          <table:table-cell table:style-name="ce47"/>
          <table:table-cell table:style-name="ce13" office:value-type="string">
            <text:p>Click on 'locale' under 'About Plan'. Click on 'index' under 'Searching' pop up menu. Click on place been created. Click on place 'Issues' under show pop menu</text:p>
          </table:table-cell>
          <table:table-cell table:style-name="ce13" office:value-type="string">
            <text:p>Verify the page with details title gets renders</text:p>
          </table:table-cell>
          <table:table-cell table:style-name="ce13" office:value-type="string">
            <text:p>Yes</text:p>
          </table:table-cell>
          <table:table-cell table:style-name="ce13" table:number-columns-repeated="2"/>
          <table:table-cell table:style-name="ce14" table:number-columns-repeated="1012"/>
          <table:table-cell table:style-name="ce30"/>
        </table:table-row>
        <table:table-row table:style-name="ro5">
          <table:table-cell table:style-name="ce13" office:value-type="string">
            <text:p>MAV0150_viewSocialPanelMessage</text:p>
          </table:table-cell>
          <table:table-cell table:style-name="ce13" table:number-columns-repeated="3"/>
          <table:table-cell table:style-name="ce13" office:value-type="string">
            <text:p>Home Page</text:p>
          </table:table-cell>
          <table:table-cell table:style-name="ce47" office:value-type="string">
            <text:p>Verify that Message tab is Present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1_viewSocialPanelShowSentMessage</text:p>
          </table:table-cell>
          <table:table-cell table:style-name="ce13" table:number-columns-repeated="4"/>
          <table:table-cell table:style-name="ce47" office:value-type="string">
            <text:p>Verify that send messages can be seen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2_viewSocialPanelShowReceivedMessage</text:p>
          </table:table-cell>
          <table:table-cell table:style-name="ce13" table:number-columns-repeated="4"/>
          <table:table-cell table:style-name="ce47" office:value-type="string">
            <text:p>Verify that received messages can be viewed i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13" office:value-type="string">
            <text:p>MAV0153_viewSocialPanelHideBroadCast</text:p>
          </table:table-cell>
          <table:table-cell table:style-name="ce13" table:number-columns-repeated="4"/>
          <table:table-cell table:style-name="ce47" office:value-type="string">
            <text:p>Verify that the broadcast message can be hidded</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54_viewSocialPanelShowAllMessages</text:p>
          </table:table-cell>
          <table:table-cell table:style-name="ce13" table:number-columns-repeated="4"/>
          <table:table-cell table:style-name="ce47" office:value-type="string">
            <text:p>Verify that all messages can be viewed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26" office:value-type="string">
            <text:p>MAV0155_viewSocialPanelSendMessage</text:p>
          </table:table-cell>
          <table:table-cell table:style-name="ce26" table:number-columns-repeated="4"/>
          <table:table-cell table:style-name="ce53" office:value-type="string">
            <text:p>Verify that message can be sen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6">
          <table:table-cell table:style-name="ce26" office:value-type="string">
            <text:p>MAV0156_viewSocialPanelSendEmailMessage</text:p>
          </table:table-cell>
          <table:table-cell table:style-name="ce26" table:number-columns-repeated="4"/>
          <table:table-cell table:style-name="ce53" office:value-type="string">
            <text:p>Verify that message can be send and emailed from social panel</text:p>
          </table:table-cell>
          <table:table-cell table:style-name="ce26" table:number-columns-repeated="2"/>
          <table:table-cell table:style-name="ce26" office:value-type="string">
            <text:p>No</text:p>
          </table:table-cell>
          <table:table-cell table:style-name="ce13" table:number-columns-repeated="2"/>
          <table:table-cell table:style-name="ce14" table:number-columns-repeated="2"/>
          <table:table-cell table:style-name="ce22"/>
          <table:table-cell table:style-name="ce14" table:number-columns-repeated="1010"/>
        </table:table-row>
        <table:table-row table:style-name="ro5">
          <table:table-cell table:style-name="ce13" office:value-type="string">
            <text:p>MAV0157_viewSocialPanelCalender</text:p>
          </table:table-cell>
          <table:table-cell table:style-name="ce13" table:number-columns-repeated="4"/>
          <table:table-cell table:style-name="ce47" office:value-type="string">
            <text:p>Verify that Calender tab is present on Social panel</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2" office:value-type="string">
            <text:p>MAV0158_viewSocialPanelSurvey</text:p>
          </table:table-cell>
          <table:table-cell table:style-name="ce32" table:number-columns-repeated="4"/>
          <table:table-cell table:style-name="ce59" office:value-type="string">
            <text:p>Veriy that servey tab is present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59_viewSocialPanelSurveyShowAll</text:p>
          </table:table-cell>
          <table:table-cell table:style-name="ce32" table:number-columns-repeated="4"/>
          <table:table-cell table:style-name="ce59" office:value-type="string">
            <text:p>Verify that all survey can be viewed on social panel</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32" office:value-type="string">
            <text:p>MAV0160_viewSocialPanelHideCompleted</text:p>
          </table:table-cell>
          <table:table-cell table:style-name="ce32" table:number-columns-repeated="4"/>
          <table:table-cell table:style-name="ce59" office:value-type="string">
            <text:p>Verify that survey can be hidden</text:p>
          </table:table-cell>
          <table:table-cell table:style-name="ce32" table:number-columns-repeated="2"/>
          <table:table-cell table:style-name="ce32" office:value-type="string">
            <text:p>No</text:p>
          </table:table-cell>
          <table:table-cell table:style-name="ce32" table:number-columns-repeated="2"/>
          <table:table-cell table:style-name="ce90" table:number-columns-repeated="1013"/>
        </table:table-row>
        <table:table-row table:style-name="ro5">
          <table:table-cell table:style-name="ce13" office:value-type="string">
            <text:p>MAV0161_viewSocialPanelAboutMe</text:p>
          </table:table-cell>
          <table:table-cell table:style-name="ce13" table:number-columns-repeated="4"/>
          <table:table-cell table:style-name="ce47" office:value-type="string">
            <text:p>Verify that about me tab is present on social tab</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2_viewIssueSummaryReport</text:p>
          </table:table-cell>
          <table:table-cell table:style-name="ce13" table:number-columns-repeated="2"/>
          <table:table-cell table:style-name="ce13" office:value-type="string">
            <text:p>Home Page</text:p>
          </table:table-cell>
          <table:table-cell table:style-name="ce13"/>
          <table:table-cell table:style-name="ce47" office:value-type="string">
            <text:p>Verify that Issue Summary Report Page with title <text:s/>'Issues Summary Report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6">
          <table:table-cell table:style-name="ce13" office:value-type="string">
            <text:p>MAV0163_viewIssueReportFeedback</text:p>
          </table:table-cell>
          <table:table-cell table:style-name="ce13" table:number-columns-repeated="4"/>
          <table:table-cell table:style-name="ce47" office:value-type="string">
            <text:p>Verify that when clicked on send feedback button pop up should appears.</text:p>
          </table:table-cell>
          <table:table-cell table:style-name="ce13" table:number-columns-repeated="5"/>
          <table:table-cell table:style-name="ce14" table:number-columns-repeated="1013"/>
        </table:table-row>
        <table:table-row table:style-name="ro6">
          <table:table-cell table:style-name="ce13" office:value-type="string">
            <text:p>MAV0164_viewHomeFromIssueReport</text:p>
          </table:table-cell>
          <table:table-cell table:style-name="ce13" table:number-columns-repeated="4"/>
          <table:table-cell table:style-name="ce47" office:value-type="string">
            <text:p>Verify that when clicked on home Channels</text:p>
            <text:p>by Mind-Alliance Systems should renders</text:p>
          </table:table-cell>
          <table:table-cell table:style-name="ce13" table:number-columns-repeated="2"/>
          <table:table-cell table:style-name="ce13" office:value-type="string">
            <text:p>Yes</text:p>
          </table:table-cell>
          <table:table-cell table:style-name="ce13" table:number-columns-repeated="2"/>
          <table:table-cell table:style-name="ce14" table:number-columns-repeated="1013"/>
        </table:table-row>
        <table:table-row table:style-name="ro5">
          <table:table-cell table:style-name="ce33" office:value-type="string">
            <text:p>MAV0171_ReceivePanel</text:p>
          </table:table-cell>
          <table:table-cell table:style-name="ce13" table:number-columns-repeated="2"/>
          <table:table-cell table:number-columns-repeated="2"/>
          <table:table-cell table:style-name="ce60" office:value-type="string">
            <text:p>Verify that Receives panel is present</text:p>
          </table:table-cell>
          <table:table-cell table:style-name="ce13" table:number-columns-repeated="2"/>
          <table:table-cell table:style-name="ce13" office:value-type="string">
            <text:p>Yes</text:p>
          </table:table-cell>
          <table:table-cell table:style-name="ce3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table:table-cell/>
          <table:table-cell table:style-name="ce13" table:number-columns-repeated="3"/>
          <table:table-cell table:style-name="ce93"/>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number-columns-repeated="2"/>
          <table:table-cell table:style-name="ce13" office:value-type="string">
            <text:p>Yes</text:p>
          </table:table-cell>
          <table:table-cell table:style-name="ce93" office:value-type="string">
            <text:p>MAV0171_ReceivePanel</text:p>
          </table:table-cell>
          <table:table-cell table:style-name="ce13" table:number-columns-repeated="2"/>
          <table:table-cell/>
          <table:table-cell table:style-name="ce37" office:value-type="string">
            <text:p>Verify that Receives panel is present</text:p>
          </table:table-cell>
          <table:table-cell/>
          <table:table-cell table:style-name="ce13"/>
        </table:table-row>
        <table:table-row table:style-name="ro5">
          <table:table-cell table:style-name="ce33" office:value-type="string">
            <text:p>MAV0172_SendPanel</text:p>
          </table:table-cell>
          <table:table-cell table:style-name="ce13" table:number-columns-repeated="3"/>
          <table:table-cell/>
          <table:table-cell table:style-name="ce60" office:value-type="string">
            <text:p>Verify that Send panel is pres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number-columns-repeated="2"/>
          <table:table-cell table:style-name="ce13" office:value-type="string">
            <text:p>Yes</text:p>
          </table:table-cell>
          <table:table-cell table:style-name="ce93" office:value-type="string">
            <text:p>MAV0172_SendPanel</text:p>
          </table:table-cell>
          <table:table-cell table:style-name="ce13" table:number-columns-repeated="3"/>
          <table:table-cell table:style-name="ce37" office:value-type="string">
            <text:p>Verify that Send panel is present</text:p>
          </table:table-cell>
          <table:table-cell/>
          <table:table-cell table:style-name="ce13"/>
        </table:table-row>
        <table:table-row table:style-name="ro13">
          <table:table-cell table:style-name="ce33" office:value-type="string">
            <text:p>MAV0173_AddInfoReceive</text:p>
          </table:table-cell>
          <table:table-cell table:style-name="ce13" table:number-columns-repeated="3"/>
          <table:table-cell/>
          <table:table-cell table:style-name="ce60" office:value-type="string">
            <text:p>· Verify that info can be receive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3_AddInfoReceive</text:p>
          </table:table-cell>
          <table:table-cell table:style-name="ce13" table:number-columns-repeated="3"/>
          <table:table-cell table:style-name="ce37" office:value-type="string">
            <text:p>· Verify that info can be received</text:p>
            <text:p>· Verify that details can be entered</text:p>
            <text:p>· Verify that details can be</text:p>
            <text:p>modified</text:p>
          </table:table-cell>
          <table:table-cell/>
          <table:table-cell table:style-name="ce13"/>
        </table:table-row>
        <table:table-row table:style-name="ro13">
          <table:table-cell table:style-name="ce33" office:value-type="string">
            <text:p>MAV0174_AddInfoSend</text:p>
          </table:table-cell>
          <table:table-cell table:style-name="ce13" table:number-columns-repeated="3"/>
          <table:table-cell/>
          <table:table-cell table:style-name="ce60" office:value-type="string">
            <text:p>· Verify that info can be send</text:p>
            <text:p>· Verify that details can be entered</text:p>
            <text:p>· Verify that details can be</text:p>
            <text:p>modifi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number-columns-repeated="2"/>
          <table:table-cell table:style-name="ce13" office:value-type="string">
            <text:p>Yes</text:p>
          </table:table-cell>
          <table:table-cell table:style-name="ce93" office:value-type="string">
            <text:p>MAV0174_AddInfoSend</text:p>
          </table:table-cell>
          <table:table-cell table:style-name="ce13" table:number-columns-repeated="3"/>
          <table:table-cell table:style-name="ce37" office:value-type="string">
            <text:p>· Verify that info can be send</text:p>
            <text:p>· Verify that details can be entered</text:p>
            <text:p>· Verify that details can be</text:p>
            <text:p>modified</text:p>
          </table:table-cell>
          <table:table-cell/>
          <table:table-cell table:style-name="ce13"/>
        </table:table-row>
        <table:table-row table:style-name="ro6">
          <table:table-cell table:style-name="ce33" office:value-type="string">
            <text:p>MAV0175_ExpandTaskSummary</text:p>
          </table:table-cell>
          <table:table-cell table:style-name="ce13" table:number-columns-repeated="3"/>
          <table:table-cell/>
          <table:table-cell table:style-name="ce60" office:value-type="string">
            <text:p>· Verify that summaries can be</text:p>
            <text:p>expanded in form</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number-columns-repeated="2"/>
          <table:table-cell table:style-name="ce13" office:value-type="string">
            <text:p>Yes</text:p>
          </table:table-cell>
          <table:table-cell table:style-name="ce93" office:value-type="string">
            <text:p>MAV0175_ExpandTaskSummary</text:p>
          </table:table-cell>
          <table:table-cell table:style-name="ce13" table:number-columns-repeated="3"/>
          <table:table-cell table:style-name="ce37" office:value-type="string">
            <text:p>· Verify that summaries can be</text:p>
            <text:p>expanded in form</text:p>
          </table:table-cell>
          <table:table-cell/>
          <table:table-cell table:style-name="ce13"/>
        </table:table-row>
        <table:table-row table:style-name="ro13">
          <table:table-cell table:style-name="ce33" office:value-type="string">
            <text:p>MAV0176_ShowOrHideTaskDetails</text:p>
          </table:table-cell>
          <table:table-cell table:style-name="ce13" table:number-columns-repeated="3"/>
          <table:table-cell/>
          <table:table-cell table:style-name="ce60" office:value-type="string">
            <text:p>-Verify that when click on hide details the task details should be hidden</text:p>
            <text:p>-Verify that when click on show details the task details can be see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number-columns-repeated="2"/>
          <table:table-cell table:style-name="ce13" office:value-type="string">
            <text:p>Yes</text:p>
          </table:table-cell>
          <table:table-cell table:style-name="ce93" office:value-type="string">
            <text:p>MAV0176_ShowOrHideTaskDetails</text:p>
          </table:table-cell>
          <table:table-cell table:style-name="ce13" table:number-columns-repeated="3"/>
          <table:table-cell table:style-name="ce37" office:value-type="string">
            <text:p>-Verify that when click on hide details the task details should be hidden</text:p>
            <text:p>-Verify that when click on show details the task details can be seen</text:p>
          </table:table-cell>
          <table:table-cell/>
          <table:table-cell table:style-name="ce13"/>
        </table:table-row>
        <table:table-row table:style-name="ro5">
          <table:table-cell table:style-name="ce33" office:value-type="string">
            <text:p>MAV0177_TaskTagsDetails</text:p>
          </table:table-cell>
          <table:table-cell table:style-name="ce13" table:number-columns-repeated="3"/>
          <table:table-cell/>
          <table:table-cell table:style-name="ce60" office:value-type="string">
            <text:p>-Verify that tags has been crea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number-columns-repeated="2"/>
          <table:table-cell table:style-name="ce13" office:value-type="string">
            <text:p>Yes</text:p>
          </table:table-cell>
          <table:table-cell table:style-name="ce93" office:value-type="string">
            <text:p>MAV0177_TaskTagsDetails</text:p>
          </table:table-cell>
          <table:table-cell table:style-name="ce13" table:number-columns-repeated="3"/>
          <table:table-cell table:style-name="ce37" office:value-type="string">
            <text:p>-Verify that tags has been created.</text:p>
          </table:table-cell>
          <table:table-cell/>
          <table:table-cell table:style-name="ce13"/>
        </table:table-row>
        <table:table-row table:style-name="ro6">
          <table:table-cell table:style-name="ce33" office:value-type="string">
            <text:p>MAV0178_TaskTagsLink</text:p>
          </table:table-cell>
          <table:table-cell table:style-name="ce13" table:number-columns-repeated="3"/>
          <table:table-cell/>
          <table:table-cell table:style-name="ce60" office:value-type="string">
            <text:p>-Verify that when clicked on tags link the tag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number-columns-repeated="2"/>
          <table:table-cell table:style-name="ce13" office:value-type="string">
            <text:p>Yes</text:p>
          </table:table-cell>
          <table:table-cell table:style-name="ce93" office:value-type="string">
            <text:p>MAV0178_TaskTagsLink</text:p>
          </table:table-cell>
          <table:table-cell table:style-name="ce13" table:number-columns-repeated="3"/>
          <table:table-cell table:style-name="ce37" office:value-type="string">
            <text:p>-Verify that when clicked on tags link the tag window should get opened.</text:p>
          </table:table-cell>
          <table:table-cell/>
          <table:table-cell table:style-name="ce13"/>
        </table:table-row>
        <table:table-row table:style-name="ro7">
          <table:table-cell table:style-name="ce34" office:value-type="string">
            <text:p>MAV0179_TaskIsOption</text:p>
          </table:table-cell>
          <table:table-cell table:style-name="ce13" table:number-columns-repeated="3"/>
          <table:table-cell/>
          <table:table-cell table:style-name="ce60" office:value-type="string">
            <text:p>-Verify that Task is &lt;options&gt; <text:s/>contains the list of options</text:p>
            <text:p>-Verify that the option can be selected.</text:p>
          </table:table-cell>
          <table:table-cell table:style-name="ce13" table:number-columns-repeated="2"/>
          <table:table-cell table:style-name="ce13" office:value-type="string">
            <text:p>Yes</text:p>
          </table:table-cell>
          <table:table-cell table:style-name="ce3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table:table-cell/>
          <table:table-cell table:style-name="ce13" table:number-columns-repeated="3"/>
          <table:table-cell table:style-name="ce94"/>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number-columns-repeated="2"/>
          <table:table-cell table:style-name="ce13" office:value-type="string">
            <text:p>Yes</text:p>
          </table:table-cell>
          <table:table-cell table:style-name="ce94" office:value-type="string">
            <text:p>MAV0179_TaskIsOption</text:p>
          </table:table-cell>
          <table:table-cell table:style-name="ce13" table:number-columns-repeated="3"/>
          <table:table-cell table:style-name="ce37" office:value-type="string">
            <text:p>-Verify that Task is &lt;options&gt; <text:s/>contains the list of options</text:p>
            <text:p>-Verify that the option can be selected.</text:p>
          </table:table-cell>
          <table:table-cell/>
          <table:table-cell table:style-name="ce13"/>
        </table:table-row>
        <table:table-row table:style-name="ro13">
          <table:table-cell table:style-name="ce35" office:value-type="string">
            <text:p>MAV0180_TaskIsConceptual</text:p>
          </table:table-cell>
          <table:table-cell table:style-name="ce26" table:number-columns-repeated="3"/>
          <table:table-cell/>
          <table:table-cell table:style-name="ce61" office:value-type="string">
            <text:p>-Verify that when clicked on <text:s/>operational check box the task show get operational.</text:p>
            <text:p>-Verify that when unchecked the task show delete icon n displays details as not operational</text:p>
          </table:table-cell>
          <table:table-cell table:style-name="ce26" table:number-columns-repeated="2"/>
          <table:table-cell table:style-name="ce26" office:value-type="string">
            <text:p>No</text:p>
          </table:table-cell>
          <table:table-cell table:style-name="ce3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table:table-cell/>
          <table:table-cell table:style-name="ce26" table:number-columns-repeated="3"/>
          <table:table-cell table:style-name="ce95"/>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number-columns-repeated="2"/>
          <table:table-cell table:style-name="ce26" office:value-type="string">
            <text:p>No</text:p>
          </table:table-cell>
          <table:table-cell table:style-name="ce95" office:value-type="string">
            <text:p>MAV0180_TaskIsConceptual</text:p>
          </table:table-cell>
          <table:table-cell table:style-name="ce26" table:number-columns-repeated="3"/>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table-cell table:style-name="ce26"/>
        </table:table-row>
        <table:table-row table:style-name="ro11">
          <table:table-cell table:style-name="ce33" office:value-type="string">
            <text:p>MAV0181_TaskIsProhibited</text:p>
          </table:table-cell>
          <table:table-cell table:style-name="ce13" table:number-columns-repeated="3"/>
          <table:table-cell/>
          <table:table-cell table:style-name="ce60"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number-columns-repeated="2"/>
          <table:table-cell table:style-name="ce13" office:value-type="string">
            <text:p>Yes</text:p>
          </table:table-cell>
          <table:table-cell table:style-name="ce93" office:value-type="string">
            <text:p>MAV0181_TaskIsProhibited</text:p>
          </table:table-cell>
          <table:table-cell table:style-name="ce13" table:number-columns-repeated="3"/>
          <table:table-cell table:style-name="ce37"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table-cell table:style-name="ce13"/>
        </table:table-row>
        <table:table-row table:style-name="ro5">
          <table:table-cell table:style-name="ce33" office:value-type="string">
            <text:p>MAV0182_CausesEventOption</text:p>
          </table:table-cell>
          <table:table-cell table:style-name="ce13" table:number-columns-repeated="3"/>
          <table:table-cell/>
          <table:table-cell table:style-name="ce60" office:value-type="string">
            <text:p>-Verify that an event has been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number-columns-repeated="2"/>
          <table:table-cell table:style-name="ce13" office:value-type="string">
            <text:p>Yes</text:p>
          </table:table-cell>
          <table:table-cell table:style-name="ce93" office:value-type="string">
            <text:p>MAV0182_CausesEventOption</text:p>
          </table:table-cell>
          <table:table-cell table:style-name="ce13" table:number-columns-repeated="3"/>
          <table:table-cell table:style-name="ce37" office:value-type="string">
            <text:p>-Verify that an event has been added.</text:p>
          </table:table-cell>
          <table:table-cell/>
          <table:table-cell table:style-name="ce13"/>
        </table:table-row>
        <table:table-row table:style-name="ro6">
          <table:table-cell table:style-name="ce33" office:value-type="string">
            <text:p>MAV0183_UsuallyCompletesAfterOption</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3_UsuallyCompletesAfterOption</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4_RepeatsEvery</text:p>
          </table:table-cell>
          <table:table-cell table:style-name="ce13" table:number-columns-repeated="3"/>
          <table:table-cell/>
          <table:table-cell table:style-name="ce60" office:value-type="string">
            <text:p>-Verify that drop down gets enabled.</text:p>
            <text:p>-Verify that options can be selected from drop down</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number-columns-repeated="2"/>
          <table:table-cell table:style-name="ce13" office:value-type="string">
            <text:p>Yes</text:p>
          </table:table-cell>
          <table:table-cell table:style-name="ce93" office:value-type="string">
            <text:p>MAV0184_RepeatsEvery</text:p>
          </table:table-cell>
          <table:table-cell table:style-name="ce13" table:number-columns-repeated="3"/>
          <table:table-cell table:style-name="ce37" office:value-type="string">
            <text:p>-Verify that drop down gets enabled.</text:p>
            <text:p>-Verify that options can be selected from drop down</text:p>
          </table:table-cell>
          <table:table-cell/>
          <table:table-cell table:style-name="ce13"/>
        </table:table-row>
        <table:table-row table:style-name="ro6">
          <table:table-cell table:style-name="ce33" office:value-type="string">
            <text:p>MAV0185_RespondingLink</text:p>
          </table:table-cell>
          <table:table-cell table:style-name="ce13" table:number-columns-repeated="3"/>
          <table:table-cell/>
          <table:table-cell table:style-name="ce60" office:value-type="string">
            <text:p>-Verify that when clicked on Responding linked the Phase window should get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number-columns-repeated="2"/>
          <table:table-cell table:style-name="ce13" office:value-type="string">
            <text:p>Yes</text:p>
          </table:table-cell>
          <table:table-cell table:style-name="ce93" office:value-type="string">
            <text:p>MAV0185_RespondingLink</text:p>
          </table:table-cell>
          <table:table-cell table:style-name="ce13" table:number-columns-repeated="3"/>
          <table:table-cell table:style-name="ce37" office:value-type="string">
            <text:p>-Verify that when clicked on Responding linked the Phase window should get opened</text:p>
          </table:table-cell>
          <table:table-cell/>
          <table:table-cell table:style-name="ce13"/>
        </table:table-row>
        <table:table-row table:style-name="ro6">
          <table:table-cell table:style-name="ce33" office:value-type="string">
            <text:p>MAV0186_EventUnnamed</text:p>
          </table:table-cell>
          <table:table-cell table:style-name="ce13" table:number-columns-repeated="3"/>
          <table:table-cell/>
          <table:table-cell table:style-name="ce60" office:value-type="string">
            <text:p>-Verify that when clicked on unnamed link the 'About <text:s/>event' window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number-columns-repeated="2"/>
          <table:table-cell table:style-name="ce13" office:value-type="string">
            <text:p>Yes</text:p>
          </table:table-cell>
          <table:table-cell table:style-name="ce93" office:value-type="string">
            <text:p>MAV0186_EventUnnamed</text:p>
          </table:table-cell>
          <table:table-cell table:style-name="ce13" table:number-columns-repeated="3"/>
          <table:table-cell table:style-name="ce37" office:value-type="string">
            <text:p>-Verify that when clicked on unnamed link the 'About <text:s/>event' window gets opened.</text:p>
          </table:table-cell>
          <table:table-cell/>
          <table:table-cell table:style-name="ce13"/>
        </table:table-row>
        <table:table-row table:style-name="ro15">
          <table:table-cell table:style-name="ce33" office:value-type="string">
            <text:p>MAV0187_OngoingOrStartsWith</text:p>
          </table:table-cell>
          <table:table-cell table:style-name="ce13" table:number-columns-repeated="3"/>
          <table:table-cell/>
          <table:table-cell table:style-name="ce60"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number-columns-repeated="2"/>
          <table:table-cell table:style-name="ce13" office:value-type="string">
            <text:p>Yes</text:p>
          </table:table-cell>
          <table:table-cell table:style-name="ce93" office:value-type="string">
            <text:p>MAV0187_OngoingOrStartsWith</text:p>
          </table:table-cell>
          <table:table-cell table:style-name="ce13" table:number-columns-repeated="3"/>
          <table:table-cell table:style-name="ce37"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table-cell table:style-name="ce13"/>
        </table:table-row>
        <table:table-row table:style-name="ro11">
          <table:table-cell table:style-name="ce33" office:value-type="string">
            <text:p>MAV0188_EndEventUnnamed</text:p>
          </table:table-cell>
          <table:table-cell table:style-name="ce13" table:number-columns-repeated="3"/>
          <table:table-cell/>
          <table:table-cell table:style-name="ce60"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number-columns-repeated="2"/>
          <table:table-cell table:style-name="ce13" office:value-type="string">
            <text:p>Yes</text:p>
          </table:table-cell>
          <table:table-cell table:style-name="ce93" office:value-type="string">
            <text:p>MAV0188_EndEventUnnamed</text:p>
          </table:table-cell>
          <table:table-cell table:style-name="ce13" table:number-columns-repeated="3"/>
          <table:table-cell table:style-name="ce37"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table-cell table:style-name="ce13"/>
        </table:table-row>
        <table:table-row table:style-name="ro6">
          <table:table-cell table:style-name="ce33" office:value-type="string">
            <text:p>MAV0189_GoalsLink</text:p>
          </table:table-cell>
          <table:table-cell table:style-name="ce13" table:number-columns-repeated="3"/>
          <table:table-cell/>
          <table:table-cell table:style-name="ce60" office:value-type="string">
            <text:p>-Verify that when clicked on Goals link the About plan segment window with title Goals opens</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number-columns-repeated="2"/>
          <table:table-cell table:style-name="ce13" office:value-type="string">
            <text:p>Yes</text:p>
          </table:table-cell>
          <table:table-cell table:style-name="ce93" office:value-type="string">
            <text:p>MAV0189_GoalsLink</text:p>
          </table:table-cell>
          <table:table-cell table:style-name="ce13" table:number-columns-repeated="3"/>
          <table:table-cell table:style-name="ce37" office:value-type="string">
            <text:p>-Verify that when clicked on Goals link the About plan segment window with title Goals opens</text:p>
          </table:table-cell>
          <table:table-cell/>
          <table:table-cell table:style-name="ce13"/>
        </table:table-row>
        <table:table-row table:style-name="ro5">
          <table:table-cell table:style-name="ce33" office:value-type="string">
            <text:p>MAV0190_GoalsOption</text:p>
          </table:table-cell>
          <table:table-cell table:style-name="ce13" table:number-columns-repeated="3"/>
          <table:table-cell/>
          <table:table-cell table:style-name="ce60" office:value-type="string">
            <text:p>-Verify that goal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number-columns-repeated="2"/>
          <table:table-cell table:style-name="ce13" office:value-type="string">
            <text:p>Yes</text:p>
          </table:table-cell>
          <table:table-cell table:style-name="ce93" office:value-type="string">
            <text:p>MAV0190_GoalsOption</text:p>
          </table:table-cell>
          <table:table-cell table:style-name="ce13" table:number-columns-repeated="3"/>
          <table:table-cell table:style-name="ce37" office:value-type="string">
            <text:p>-Verify that goal can be selected</text:p>
          </table:table-cell>
          <table:table-cell/>
          <table:table-cell table:style-name="ce13"/>
        </table:table-row>
        <table:table-row table:style-name="ro5">
          <table:table-cell table:style-name="ce33" office:value-type="string">
            <text:p>MAV0191_GoalsOptionUnchecked</text:p>
          </table:table-cell>
          <table:table-cell table:style-name="ce13" table:number-columns-repeated="3"/>
          <table:table-cell/>
          <table:table-cell table:style-name="ce60" office:value-type="string">
            <text:p>-Verify that goal selected can be remov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number-columns-repeated="2"/>
          <table:table-cell table:style-name="ce13" office:value-type="string">
            <text:p>Yes</text:p>
          </table:table-cell>
          <table:table-cell table:style-name="ce93" office:value-type="string">
            <text:p>MAV0191_GoalsOptionUnchecked</text:p>
          </table:table-cell>
          <table:table-cell table:style-name="ce13" table:number-columns-repeated="3"/>
          <table:table-cell table:style-name="ce37" office:value-type="string">
            <text:p>-Verify that goal selected can be removed</text:p>
          </table:table-cell>
          <table:table-cell/>
          <table:table-cell table:style-name="ce13"/>
        </table:table-row>
        <table:table-row table:style-name="ro7">
          <table:table-cell table:style-name="ce33" office:value-type="string">
            <text:p>MAV0192_TaskInstructions</text:p>
          </table:table-cell>
          <table:table-cell table:style-name="ce13" table:number-columns-repeated="3"/>
          <table:table-cell/>
          <table:table-cell table:style-name="ce60" office:value-type="string">
            <text:p>-Verify that details can be entered in text field.</text:p>
            <text:p>-Verify that instructions can be seen in task panels after hiding details of task</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number-columns-repeated="2"/>
          <table:table-cell table:style-name="ce13" office:value-type="string">
            <text:p>Yes</text:p>
          </table:table-cell>
          <table:table-cell table:style-name="ce93" office:value-type="string">
            <text:p>MAV0192_TaskInstructions</text:p>
          </table:table-cell>
          <table:table-cell table:style-name="ce13" table:number-columns-repeated="3"/>
          <table:table-cell table:style-name="ce37" office:value-type="string">
            <text:p>-Verify that details can be entered in text field.</text:p>
            <text:p>-Verify that instructions can be seen in task panels after hiding details of task</text:p>
          </table:table-cell>
          <table:table-cell/>
          <table:table-cell table:style-name="ce13"/>
        </table:table-row>
        <table:table-row table:style-name="ro6">
          <table:table-cell table:style-name="ce33" office:value-type="string">
            <text:p>MAV0193_Task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3_Task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4_TaskNewIssue</text:p>
          </table:table-cell>
          <table:table-cell table:style-name="ce13" table:number-columns-repeated="3"/>
          <table:table-cell/>
          <table:table-cell table:style-name="ce60" office:value-type="string">
            <text:p>-Verify that new issue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number-columns-repeated="2"/>
          <table:table-cell table:style-name="ce13" office:value-type="string">
            <text:p>Yes</text:p>
          </table:table-cell>
          <table:table-cell table:style-name="ce93" office:value-type="string">
            <text:p>MAV0194_TaskNewIssue</text:p>
          </table:table-cell>
          <table:table-cell table:style-name="ce13" table:number-columns-repeated="3"/>
          <table:table-cell table:style-name="ce37" office:value-type="string">
            <text:p>-Verify that new issue can be added</text:p>
          </table:table-cell>
          <table:table-cell/>
          <table:table-cell table:style-name="ce13"/>
        </table:table-row>
        <table:table-row table:style-name="ro5">
          <table:table-cell table:style-name="ce33" office:value-type="string">
            <text:p>MAV0195_TaskIssueDetails</text:p>
          </table:table-cell>
          <table:table-cell table:style-name="ce13" table:number-columns-repeated="3"/>
          <table:table-cell/>
          <table:table-cell table:style-name="ce60" office:value-type="string">
            <text:p>-Verify that issue can be enter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number-columns-repeated="2"/>
          <table:table-cell table:style-name="ce13" office:value-type="string">
            <text:p>Yes</text:p>
          </table:table-cell>
          <table:table-cell table:style-name="ce93" office:value-type="string">
            <text:p>MAV0195_TaskIssueDetails</text:p>
          </table:table-cell>
          <table:table-cell table:style-name="ce13" table:number-columns-repeated="3"/>
          <table:table-cell table:style-name="ce37" office:value-type="string">
            <text:p>-Verify that issue can be entered</text:p>
          </table:table-cell>
          <table:table-cell/>
          <table:table-cell table:style-name="ce13"/>
        </table:table-row>
        <table:table-row table:style-name="ro6">
          <table:table-cell table:style-name="ce33" office:value-type="string">
            <text:p>MAV0196_TaskIssueTypeOption</text:p>
          </table:table-cell>
          <table:table-cell table:style-name="ce13" table:number-columns-repeated="3"/>
          <table:table-cell/>
          <table:table-cell table:style-name="ce60"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6_TaskIssueTypeOption</text:p>
          </table:table-cell>
          <table:table-cell table:style-name="ce13" table:number-columns-repeated="3"/>
          <table:table-cell table:style-name="ce37" office:value-type="string">
            <text:p>-Verify that type contains list of options</text:p>
            <text:p>-Verify that options can be selected</text:p>
          </table:table-cell>
          <table:table-cell/>
          <table:table-cell table:style-name="ce13"/>
        </table:table-row>
        <table:table-row table:style-name="ro6">
          <table:table-cell table:style-name="ce33" office:value-type="string">
            <text:p>MAV0197_TaskIssueSeverityOption</text:p>
          </table:table-cell>
          <table:table-cell table:style-name="ce13" table:number-columns-repeated="3"/>
          <table:table-cell/>
          <table:table-cell table:style-name="ce60"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number-columns-repeated="2"/>
          <table:table-cell table:style-name="ce13" office:value-type="string">
            <text:p>Yes</text:p>
          </table:table-cell>
          <table:table-cell table:style-name="ce93" office:value-type="string">
            <text:p>MAV0197_TaskIssueSeverityOption</text:p>
          </table:table-cell>
          <table:table-cell table:style-name="ce13" table:number-columns-repeated="3"/>
          <table:table-cell table:style-name="ce37" office:value-type="string">
            <text:p>-Verify that severity contains list of options.</text:p>
            <text:p>-Verify that options can be selected</text:p>
          </table:table-cell>
          <table:table-cell/>
          <table:table-cell table:style-name="ce13"/>
        </table:table-row>
        <table:table-row table:style-name="ro6">
          <table:table-cell table:style-name="ce33" office:value-type="string">
            <text:p>MAV0198_TaskIssueAttachOptions</text:p>
          </table:table-cell>
          <table:table-cell table:style-name="ce13" table:number-columns-repeated="3"/>
          <table:table-cell/>
          <table:table-cell table:style-name="ce60"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number-columns-repeated="2"/>
          <table:table-cell table:style-name="ce13" office:value-type="string">
            <text:p>Yes</text:p>
          </table:table-cell>
          <table:table-cell table:style-name="ce93" office:value-type="string">
            <text:p>MAV0198_TaskIssueAttachOptions</text:p>
          </table:table-cell>
          <table:table-cell table:style-name="ce13" table:number-columns-repeated="3"/>
          <table:table-cell table:style-name="ce37" office:value-type="string">
            <text:p>-Verify that attach contains list of options.</text:p>
            <text:p>-Verify that any option can be selected for attach.</text:p>
          </table:table-cell>
          <table:table-cell/>
          <table:table-cell table:style-name="ce13"/>
        </table:table-row>
        <table:table-row table:style-name="ro5">
          <table:table-cell table:style-name="ce33" office:value-type="string">
            <text:p>MAV0199_AddInfoReceiveSendInformation</text:p>
          </table:table-cell>
          <table:table-cell table:style-name="ce13" table:number-columns-repeated="3"/>
          <table:table-cell/>
          <table:table-cell table:style-name="ce60" office:value-type="string">
            <text:p>-Verify that information can be add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number-columns-repeated="3"/>
          <table:table-cell table:style-name="ce93" office:value-type="string">
            <text:p>MAV0199_AddInfoReceiveSendInformation</text:p>
          </table:table-cell>
          <table:table-cell table:style-name="ce13" table:number-columns-repeated="3"/>
          <table:table-cell table:style-name="ce37" office:value-type="string">
            <text:p>-Verify that information can be added</text:p>
          </table:table-cell>
          <table:table-cell/>
          <table:table-cell table:style-name="ce13"/>
        </table:table-row>
        <table:table-row table:style-name="ro6">
          <table:table-cell table:style-name="ce33" office:value-type="string">
            <text:p>MAV0200_AddInfoReceiveSendTagLink</text:p>
          </table:table-cell>
          <table:table-cell table:style-name="ce13" table:number-columns-repeated="3"/>
          <table:table-cell/>
          <table:table-cell table:style-name="ce60" office:value-type="string">
            <text:p>-Verify that when clicked on <text:s/>tags link the About plan with title tags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number-columns-repeated="3"/>
          <table:table-cell table:style-name="ce93" office:value-type="string">
            <text:p>MAV0200_AddInfoReceiveSendTagLink</text:p>
          </table:table-cell>
          <table:table-cell table:style-name="ce13" table:number-columns-repeated="3"/>
          <table:table-cell table:style-name="ce37" office:value-type="string">
            <text:p>-Verify that when clicked on <text:s/>tags link the About plan with title tags gets opened</text:p>
          </table:table-cell>
          <table:table-cell/>
          <table:table-cell table:style-name="ce13"/>
        </table:table-row>
        <table:table-row table:style-name="ro5">
          <table:table-cell table:style-name="ce33" office:value-type="string">
            <text:p>MAV0201_AddInfoReceiveSendIntent</text:p>
          </table:table-cell>
          <table:table-cell table:style-name="ce13" table:number-columns-repeated="3"/>
          <table:table-cell/>
          <table:table-cell table:style-name="ce60" office:value-type="string">
            <text:p>-Verify that list of options are present for intent</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number-columns-repeated="3"/>
          <table:table-cell table:style-name="ce93" office:value-type="string">
            <text:p>MAV0201_AddInfoReceiveSendIntent</text:p>
          </table:table-cell>
          <table:table-cell table:style-name="ce13" table:number-columns-repeated="3"/>
          <table:table-cell table:style-name="ce37" office:value-type="string">
            <text:p>-Verify that list of options are present for intent</text:p>
          </table:table-cell>
          <table:table-cell/>
          <table:table-cell table:style-name="ce13"/>
        </table:table-row>
        <table:table-row table:style-name="ro6">
          <table:table-cell table:style-name="ce33" office:value-type="string">
            <text:p>MAV0202_AddInfoReceiveSendElementsLink</text:p>
          </table:table-cell>
          <table:table-cell table:style-name="ce13" table:number-columns-repeated="3"/>
          <table:table-cell/>
          <table:table-cell table:style-name="ce60" office:value-type="string">
            <text:p>-Verify that when clicked on Element link the Element of information's gets opened gets opened</text:p>
          </table:table-cell>
          <table:table-cell table:style-name="ce13" table:number-columns-repeated="2"/>
          <table:table-cell table:style-name="ce13" office:value-type="string">
            <text:p>Yes</text:p>
          </table:table-cell>
          <table:table-cell table:style-name="ce3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table:table-cell/>
          <table:table-cell table:style-name="ce13" table:number-columns-repeated="3"/>
          <table:table-cell table:style-name="ce93"/>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number-columns-repeated="3"/>
          <table:table-cell table:style-name="ce93" office:value-type="string">
            <text:p>MAV0202_AddInfoReceiveSendElementsLink</text:p>
          </table:table-cell>
          <table:table-cell table:style-name="ce13" table:number-columns-repeated="3"/>
          <table:table-cell table:style-name="ce37" office:value-type="string">
            <text:p>-Verify that when clicked on Element link the Element of information's gets opened gets opened</text:p>
          </table:table-cell>
          <table:table-cell/>
          <table:table-cell table:style-name="ce13"/>
        </table:table-row>
        <table:table-row table:style-name="ro5">
          <table:table-cell table:style-name="ce36" office:value-type="string">
            <text:p>MAV0203_NotificationOption</text:p>
          </table:table-cell>
          <table:table-cell table:style-name="ce13" table:number-columns-repeated="3"/>
          <table:table-cell/>
          <table:table-cell table:style-name="ce60" office:value-type="string">
            <text:p>-Verify that option can be select for notification</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number-columns-repeated="3"/>
          <table:table-cell table:style-name="ce95" office:value-type="string">
            <text:p>MAV058</text:p>
          </table:table-cell>
          <table:table-cell table:style-name="ce13" table:number-columns-repeated="3"/>
          <table:table-cell table:style-name="ce37" office:value-type="string">
            <text:p>-Verify that option can be select for notification</text:p>
          </table:table-cell>
          <table:table-cell/>
          <table:table-cell table:style-name="ce13"/>
        </table:table-row>
        <table:table-row table:style-name="ro13">
          <table:table-cell table:style-name="ce36" office:value-type="string">
            <text:p>MAV0204_ReplyThatOption</text:p>
          </table:table-cell>
          <table:table-cell table:style-name="ce13" table:number-columns-repeated="3"/>
          <table:table-cell/>
          <table:table-cell table:style-name="ce60" office:value-type="string">
            <text:p>-Verify that option can be select for Reply that</text:p>
            <text:p>-Verify that check box for only if task fails appears.</text:p>
            <text:p>-Verify that when unchecked box for only if task fails disappear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number-columns-repeated="3"/>
          <table:table-cell table:style-name="ce95" office:value-type="string">
            <text:p>MAV059</text:p>
          </table:table-cell>
          <table:table-cell table:style-name="ce13" table:number-columns-repeated="3"/>
          <table:table-cell table:style-name="ce37" office:value-type="string">
            <text:p>-Verify that option can be select for Reply that</text:p>
            <text:p>-Verify that check box for only if task fails appears.</text:p>
            <text:p>-Verify that when unchecked box for only if task fails disappears</text:p>
          </table:table-cell>
          <table:table-cell/>
          <table:table-cell table:style-name="ce13"/>
        </table:table-row>
        <table:table-row table:style-name="ro5">
          <table:table-cell table:style-name="ce37" office:value-type="string">
            <text:p>MAV0205_AddInfoReceiveSendButOnlyIfOption</text:p>
          </table:table-cell>
          <table:table-cell table:style-name="ce13" table:number-columns-repeated="3"/>
          <table:table-cell/>
          <table:table-cell table:style-name="ce62" office:value-type="string">
            <text:p>-Verify that but only if contains list of options</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06_AddInfoReceiveSendChannels</text:p>
          </table:table-cell>
          <table:table-cell table:style-name="ce13" table:number-columns-repeated="3"/>
          <table:table-cell/>
          <table:table-cell table:style-name="ce62" office:value-type="string">
            <text:p>-Verify that list of Medium is present</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13">
          <table:table-cell table:style-name="ce37" office:value-type="string">
            <text:p>MAV0207_AddInfoReceiveSendChannelsOptions</text:p>
          </table:table-cell>
          <table:table-cell table:style-name="ce13" table:number-columns-repeated="3"/>
          <table:table-cell/>
          <table:table-cell table:style-name="ce62" office:value-type="string">
            <text:p>-Verify that list of medium is present.</text:p>
            <text:p>-Verify that a medium can be selected.</text:p>
            <text:p>-Verify that when unchecked the medium should be remov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6" office:value-type="string">
            <text:p>MAV0208_AddInfoReceiveSendWithin</text:p>
          </table:table-cell>
          <table:table-cell table:style-name="ce13" table:number-columns-repeated="3"/>
          <table:table-cell/>
          <table:table-cell table:style-name="ce74" office:value-type="string">
            <text:p>-Verfiy that details can be entered and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09_AddInfoReceiveSendAttachOptions</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style-name="ce37" office:value-type="string">
            <text:p>MAV0210_AddInfoReceiveSendNewIssue</text:p>
          </table:table-cell>
          <table:table-cell table:style-name="ce13" table:number-columns-repeated="3"/>
          <table:table-cell/>
          <table:table-cell table:style-name="ce62" office:value-type="string">
            <text:p>-Verify that new issue can be add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1_AddInfoReceiveSendIssueTypeOption</text:p>
          </table:table-cell>
          <table:table-cell table:style-name="ce13" table:number-columns-repeated="3"/>
          <table:table-cell/>
          <table:table-cell table:style-name="ce62" office:value-type="string">
            <text:p>-Verify that type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2_AddInfoReceiveSendIssueSeverity</text:p>
          </table:table-cell>
          <table:table-cell table:style-name="ce13" table:number-columns-repeated="3"/>
          <table:table-cell/>
          <table:table-cell table:style-name="ce62" office:value-type="string">
            <text:p>-Verify that severity contains list of options.</text:p>
            <text:p>-Verify that options can be selected</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6">
          <table:table-cell table:style-name="ce37" office:value-type="string">
            <text:p>MAV0213_AttachReceiveSentAttachOption</text:p>
          </table:table-cell>
          <table:table-cell table:style-name="ce13" table:number-columns-repeated="3"/>
          <table:table-cell/>
          <table:table-cell table:style-name="ce62" office:value-type="string">
            <text:p>-Verify that attach contains list of options.</text:p>
            <text:p>-Verify that any option can be selected for attach.</text:p>
          </table:table-cell>
          <table:table-cell table:style-name="ce13" table:number-columns-repeated="2"/>
          <table:table-cell table:style-name="ce13" office:value-type="string">
            <text:p>Yes</text:p>
          </table:table-cell>
          <table:table-cell table:style-name="ce3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number-columns-repeated="3"/>
          <table:table-cell table:style-name="ce95"/>
          <table:table-cell table:style-name="ce13" table:number-columns-repeated="3"/>
          <table:table-cell table:style-name="ce37"/>
          <table:table-cell/>
          <table:table-cell table:style-name="ce13"/>
        </table:table-row>
        <table:table-row table:style-name="ro5">
          <table:table-cell table:number-columns-repeated="9"/>
          <table:table-cell table:style-name="ce88"/>
          <table:table-cell table:number-columns-repeated="1014"/>
        </table:table-row>
        <table:table-row table:style-name="ro5">
          <table:table-cell table:number-columns-repeated="9"/>
          <table:table-cell table:style-name="ce88"/>
          <table:table-cell table:number-columns-repeated="1014"/>
        </table:table-row>
        <table:table-row table:style-name="ro5">
          <table:table-cell table:number-columns-repeated="9"/>
          <table:table-cell table:style-name="ce88"/>
          <table:table-cell table:number-columns-repeated="1014"/>
        </table:table-row>
        <table:table-row table:style-name="ro5">
          <table:table-cell table:number-columns-repeated="9"/>
          <table:table-cell table:style-name="ce88"/>
          <table:table-cell table:number-columns-repeated="1014"/>
        </table:table-row>
        <table:table-row table:style-name="ro5">
          <table:table-cell table:number-columns-repeated="9"/>
          <table:table-cell table:style-name="ce88"/>
          <table:table-cell table:number-columns-repeated="1014"/>
        </table:table-row>
        <table:table-row table:style-name="ro5">
          <table:table-cell table:number-columns-repeated="9"/>
          <table:table-cell table:style-name="ce88"/>
          <table:table-cell table:number-columns-repeated="1014"/>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26"/>
          <table:table-cell table:style-name="ce13" table:number-columns-repeated="4"/>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style-name="ce13" table:number-columns-repeated="5"/>
          <table:table-cell table:style-name="ce47"/>
          <table:table-cell table:style-name="ce13" table:number-columns-repeated="5"/>
          <table:table-cell table:style-name="ce14" table:number-columns-repeated="1013"/>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row table:style-name="ro5">
          <table:table-cell table:number-columns-repeated="1024"/>
        </table:table-row>
      </table:table>
      <table:table table:name="Plan" table:style-name="ta1">
        <table:table-column table:style-name="co46" table:default-cell-style-name="ce60"/>
        <table:table-column table:style-name="co47" table:default-cell-style-name="ce178"/>
        <table:table-column table:style-name="co48" table:default-cell-style-name="ce178"/>
        <table:table-column table:style-name="co49" table:default-cell-style-name="ce60"/>
        <table:table-column table:style-name="co50" table:visibility="collapse" table:default-cell-style-name="ce178"/>
        <table:table-column table:style-name="co21" table:visibility="collapse" table:default-cell-style-name="ce178"/>
        <table:table-column table:style-name="co51" table:visibility="collapse" table:default-cell-style-name="ce178"/>
        <table:table-column table:style-name="co52" table:default-cell-style-name="ce178"/>
        <table:table-column table:style-name="co21" table:default-cell-style-name="ce178"/>
        <table:table-column table:style-name="co51" table:default-cell-style-name="ce178"/>
        <table:table-column table:style-name="co17" table:default-cell-style-name="ce178"/>
        <table:table-column table:style-name="co18" table:default-cell-style-name="ce178"/>
        <table:table-column table:style-name="co1" table:number-columns-repeated="1011" table:default-cell-style-name="ce178"/>
        <table:table-column table:style-name="co7" table:default-cell-style-name="ce178"/>
        <table:table-row table:style-name="ro16">
          <table:table-cell table:style-name="ce170" office:value-type="string">
            <text:p>TEST CASE ID</text:p>
          </table:table-cell>
          <table:table-cell table:style-name="ce174" office:value-type="string">
            <text:p>TITLE</text:p>
          </table:table-cell>
          <table:table-cell table:style-name="ce174" office:value-type="string">
            <text:p>STEPS</text:p>
          </table:table-cell>
          <table:table-cell table:style-name="ce170" office:value-type="string">
            <text:p>KEY VERIFICATION</text:p>
          </table:table-cell>
          <table:table-cell table:style-name="ce174" table:number-columns-repeated="3"/>
          <table:table-cell table:style-name="ce182" office:value-type="string">
            <text:p>Test Data</text:p>
          </table:table-cell>
          <table:table-cell table:style-name="ce174" office:value-type="string">
            <text:p>AUTOMATED</text:p>
          </table:table-cell>
          <table:table-cell table:style-name="ce174" office:value-type="string">
            <text:p>RESULT</text:p>
          </table:table-cell>
          <table:table-cell table:style-name="ce174" office:value-type="string">
            <text:p>SCRIPT EXCEPTION</text:p>
          </table:table-cell>
          <table:table-cell table:style-name="ce174" office:value-type="string">
            <text:p>ERROR</text:p>
          </table:table-cell>
          <table:table-cell table:style-name="ce183" office:value-type="string">
            <text:p>TICKET NO.</text:p>
          </table:table-cell>
          <table:table-cell table:style-name="ce184" table:number-columns-repeated="1011"/>
        </table:table-row>
        <table:table-row table:style-name="ro34">
          <table:table-cell table:style-name="ce171" office:value-type="string">
            <text:p>MAP0001_AddPlan</text:p>
          </table:table-cell>
          <table:table-cell table:style-name="ce175" office:value-type="string">
            <text:p>Verify that plan can be created</text:p>
          </table:table-cell>
          <table:table-cell table:style-name="ce176" office:value-type="string">
            <text:p>1. Enter the URL 'http://afourtech.mind-alliance.com/'</text:p>
            <text:p>2. Enter the username and password</text:p>
            <text:p>3. Click on 'Sign In' button</text:p>
            <text:p>4. Click on 'Channels Settings'Link.</text:p>
            <text:p>5. Enter the 'New Plan URI' and 'owned by' details</text:p>
            <text:p>6. Click on 'Submit' button</text:p>
            <text:p>7. Navigate to Home page</text:p>
            <text:p>8. Click 'Sign Out' button.</text:p>
          </table:table-cell>
          <table:table-cell table:style-name="ce179" office:value-type="string">
            <text:p>When clicked on 'Submit' button, the new plan should be added</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9">
          <table:table-cell table:style-name="ce171" office:value-type="string">
            <text:p>MAP0002_addNameAndLocalizePlan</text:p>
          </table:table-cell>
          <table:table-cell table:style-name="ce175" office:value-type="string">
            <text:p>Name and Localize a plan</text:p>
          </table:table-cell>
          <table:table-cell table:style-name="ce108" office:value-type="string">
            <text:p>Prerequisites: Plan should be created.</text:p>
            <text:p>1. Enter the URL 'http://afourtech.mind-alliance.com/'.</text:p>
            <text:p>2. Enter the username and password.</text:p>
            <text:p>3. Click on 'Sign In' button.</text:p>
            <text:p>4. <text:s/>Click on 'Channels Settings'Link.</text:p>
            <text:p>5. Enter the 'New Plan URI' and 'owned by' details.</text:p>
            <text:p>6. Click on 'Submit' button.</text:p>
            <text:p>7. Navigate to Home page.</text:p>
            <text:p>8. Select newly added plan 'New Plan v.1 (dev)' <text:s/>drop down, located on the top left corner.</text:p>
            <text:p>9. Click on 'Info sharing plan' link.</text:p>
            <text:p>9. Click on 'About plan' option under 'Show' pop up menu.</text:p>
            <text:p>10. Enter the details e.g. 'Name', 'Description' etc</text:p>
            <text:p>11. Click on 'done' button.</text:p>
            <text:p>12. Click 'Sign out' button.</text:p>
          </table:table-cell>
          <table:table-cell table:style-name="ce179" office:value-type="string">
            <text:p>When clicked on 'done' button, the newly added plan should be updated</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2">
          <table:table-cell table:style-name="ce171" office:value-type="string">
            <text:p>MAP0003_AddNewUserToPlan</text:p>
          </table:table-cell>
          <table:table-cell table:style-name="ce175" office:value-type="string">
            <text:p>Add users to the plan.</text:p>
          </table:table-cell>
          <table:table-cell table:style-name="ce176" office:value-type="string">
            <text:p>Prerequisites: Plan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9" office:value-type="string">
            <text:p>Verify that user should be added when clicked on submit butt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0">
          <table:table-cell table:style-name="ce171" office:value-type="string">
            <text:p>MAP0004_DeleteUser</text:p>
          </table:table-cell>
          <table:table-cell table:style-name="ce175" office:value-type="string">
            <text:p>Delete user</text:p>
          </table:table-cell>
          <table:table-cell table:style-name="ce108" office:value-type="string">
            <text:p>Prerequisites:</text:p>
            <text:p>i . Plan should be created.</text:p>
            <text:p>ii. User should be created.</text:p>
            <text:p>1. Enter the URL 'http://afourtech.mind-alliance.com/'</text:p>
            <text:p>2. Enter the username and password</text:p>
            <text:p>3. Click on 'Sign In' button</text:p>
            <text:p>4. Click on 'Channels Settings'Link.</text:p>
            <text:p>5. Enter the 'New user id'</text:p>
            <text:p>6. Click on 'Submit' button</text:p>
            <text:p>7. Enter the 'Full Name', 'Email', 'Password' and select the role of the user (Admin/Planner/User/Disable)</text:p>
            <text:p>8. click on 'Submit' button.</text:p>
          </table:table-cell>
          <table:table-cell table:style-name="ce179" office:value-type="string">
            <text:p>Verify that user should get deleted when clicked on submit butt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0">
          <table:table-cell table:style-name="ce171" office:value-type="string">
            <text:p>MAP0005_DeletePlan</text:p>
          </table:table-cell>
          <table:table-cell table:style-name="ce175" office:value-type="string">
            <text:p>Delete plan</text:p>
          </table:table-cell>
          <table:table-cell table:style-name="ce176" office:value-type="string">
            <text:p>Prerequisites:</text:p>
            <text:p>i . Plan should be created.</text:p>
            <text:p>1. Enter the URL 'http://afourtech.mind-alliance.com/'</text:p>
            <text:p>2. Enter the username and password</text:p>
            <text:p>3. Click on 'Sign In' button</text:p>
            <text:p>4. Click on 'Channesl Settings'Link</text:p>
            <text:p>5. Enter the 'New Plan URI' and 'owned by' details</text:p>
            <text:p>6. Click on 'Submit' button</text:p>
            <text:p>7. Select the newly added plan from plan dropdown list inside 'Manage plan' section</text:p>
            <text:p>8. Click on 'Delete Plan' button.</text:p>
            <text:p>9. Click on 'Sign out &lt;username&gt;' link</text:p>
          </table:table-cell>
          <table:table-cell table:style-name="ce179" office:value-type="string">
            <text:p>Verify that plan should get deleted.</text:p>
          </table:table-cell>
          <table:table-cell table:number-columns-repeated="4"/>
          <table:table-cell office:value-type="string">
            <text:p>Yes</text:p>
          </table:table-cell>
          <table:table-cell table:number-columns-repeated="3"/>
          <table:table-cell office:value-type="float" office:value="90">
            <text:p>90</text:p>
          </table:table-cell>
          <table:table-cell table:style-name="ce175" table:number-columns-repeated="1011"/>
        </table:table-row>
        <table:table-row table:style-name="ro22">
          <table:table-cell table:style-name="ce171" office:value-type="string">
            <text:p>MAP0006_AddOrganizations</text:p>
          </table:table-cell>
          <table:table-cell table:style-name="ce175" office:value-type="string">
            <text:p>Verify that organization can be added to plan</text:p>
          </table:table-cell>
          <table:table-cell table:style-name="ce176" office:value-type="string">
            <text:p>Prerequisites: Plan should be created.</text:p>
            <text:p>1. Enter the URL 'http://afourtech.mind-alliance.com/'</text:p>
            <text:p>2. Enter the username and password</text:p>
            <text:p>3. Click on 'Sign In' button</text:p>
            <text:p>4. Select <text:s/>the plan from drop down, located on the top left corner</text:p>
            <text:p>5. Click on 'Info Sharing Plan' Link</text:p>
            <text:p>6. Select 'Organizations in scope' from 'Scoping' pop up menu.</text:p>
            <text:p>7. Enter name of organization in 'Other organization that should be assigned tasks ' field</text:p>
            <text:p>8. Click on 'done' button.</text:p>
          </table:table-cell>
          <table:table-cell table:style-name="ce179" office:value-type="string">
            <text:p>Verify that organization should get added to pla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7">
          <table:table-cell table:style-name="ce171" office:value-type="string">
            <text:p>MAP0007_addOrganizationsDetails</text:p>
          </table:table-cell>
          <table:table-cell table:style-name="ce176" office:value-type="string">
            <text:p>Verify that organization details can be added to an organization</text:p>
          </table:table-cell>
          <table:table-cell table:style-name="ce176" office:value-type="string">
            <text:p>Prerequisites:</text:p>
            <text:p>i. Plan should be created.</text:p>
            <text:p>ii. Atleast one organization should be added to plan</text:p>
            <text:p>1. Enter the URL 'http://afourtech.mind-alliance.com/'</text:p>
            <text:p>2. Enter the username and password</text:p>
            <text:p>3. Click on 'Sign In' button</text:p>
            <text:p>4. Click on 'Info Sharing Plan' Link</text:p>
            <text:p>5. Select <text:s/>the plan from drop down, located on the top left corner</text:p>
            <text:p>6. Select 'Organizations in scope' from 'Scoping' pop up menu.</text:p>
            <text:p>7. Double click on organization name.</text:p>
            <text:p>8. Enter the details about the selected organization in the details form.</text:p>
            <text:p>9. Click on 'done' button.</text:p>
          </table:table-cell>
          <table:table-cell table:style-name="ce179" office:value-type="string">
            <text:p>Verify that the details are added to the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0">
          <table:table-cell table:style-name="ce171" office:value-type="string">
            <text:p>MAP0008_removeExpectation</text:p>
          </table:table-cell>
          <table:table-cell table:style-name="ce176" office:value-type="string">
            <text:p>Verify that expectation can be removed from the plan</text:p>
          </table:table-cell>
          <table:table-cell table:style-name="ce176" office:value-type="string">
            <text:p>Prerequisites:</text:p>
            <text:p>i. Plan should be created.</text:p>
            <text:p>ii. Atleast one organization should be added to plan without any task.</text:p>
            <text:p>1. Enter the URL 'http://afourtech.mind-alliance.com/'</text:p>
            <text:p>2. Enter the username and password</text:p>
            <text:p>3. Click on 'Sign In' button</text:p>
            <text:p>4. <text:s/>Select <text:s/>the plan from <text:s/>drop down, located on the top left corner</text:p>
            <text:p>5. Click on 'Info Sharing Plan' <text:s/>Link</text:p>
            <text:p>6. Select 'Organizations in scope' from 'Scoping' pop up menu.</text:p>
            <text:p>7. Click on organization name for which task is not assigned. <text:s text:c="12"/>8. Click on 'Remove expectation' link.</text:p>
            <text:p>9. Click on 'done' button.</text:p>
          </table:table-cell>
          <table:table-cell table:style-name="ce179" office:value-type="string">
            <text:p>Verify that expectation should be removed from organization and 'Add expectation' message should be display.</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7">
          <table:table-cell table:style-name="ce171" office:value-type="string">
            <text:p>MAP0009_addTask</text:p>
          </table:table-cell>
          <table:table-cell table:style-name="ce176" office:value-type="string">
            <text:p>Verify that task can be added to member of organization</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text:s/>drop down, located on the top left corner</text:p>
            <text:p>7. Click on 'Add new task' option under 'Actions' pop up menu.</text:p>
            <text:p>8. Enter all the details related to the task.</text:p>
            <text:p>9. Go to 'Organizations in scope' under <text:s/>'Scoping' pop up menu.</text:p>
            <text:p>10.Click 'Sign out' button.</text:p>
          </table:table-cell>
          <table:table-cell table:style-name="ce179" office:value-type="string">
            <text:p>Verify that task should be added to <text:s/>organizatio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40">
          <table:table-cell table:style-name="ce172" office:value-type="string">
            <text:p>MAP0010_addRoleJuridiction</text:p>
          </table:table-cell>
          <table:table-cell table:style-name="ce176" office:value-type="string">
            <text:p>Verify that Role, Title, Juridiction and supervisor can be assign to participating agent within an organization</text:p>
          </table:table-cell>
          <table:table-cell table:style-name="ce176" office:value-type="string">
            <text:p>Prerequisites:</text:p>
            <text:p>i. Plan should be created.</text:p>
            <text:p>Ii. Atleast one segment should be present.</text:p>
            <text:p>iii. Atleast one organization should be present.</text:p>
            <text:p>1. Enter the URL 'http://afourtech.mind-alliance.com/'</text:p>
            <text:p>2. Enter the username and password</text:p>
            <text:p>3. Click on 'Sign In' button</text:p>
            <text:p>4. <text:s/>Select <text:s/>the plan from <text:s/>drop down, located on the top left corner</text:p>
            <text:p>5. Click on 'Info Sharing Plan' Link</text:p>
            <text:p>6. <text:s/>Select <text:s/>the <text:s/>segment from <text:s/>drop down, located on the top left corner.</text:p>
            <text:p>7. Select 'Organizations in scope' from 'Scoping' pop up menu.</text:p>
            <text:p>8. Double <text:s/>click on any organization name</text:p>
            <text:p>9. Enter <text:s/>Role, Title, Juridiction and supervisor for an agent inside 'Job' section</text:p>
            <text:p>10. Press 'tab' key</text:p>
            <text:p>11. Click on 'done' button.</text:p>
          </table:table-cell>
          <table:table-cell table:style-name="ce179" office:value-type="string">
            <text:p>Verify that Role, Title, Juridiction and supervisor should be assign to participating agent within an organization</text:p>
          </table:table-cell>
          <table:table-cell table:number-columns-repeated="4"/>
          <table:table-cell office:value-type="string">
            <text:p>Yes</text:p>
          </table:table-cell>
          <table:table-cell table:number-columns-repeated="3"/>
          <table:table-cell office:value-type="float" office:value="104">
            <text:p>104</text:p>
          </table:table-cell>
          <table:table-cell table:style-name="ce175" table:number-columns-repeated="1011"/>
        </table:table-row>
        <table:table-row table:style-name="ro20">
          <table:table-cell table:style-name="ce171" office:value-type="string">
            <text:p>MAP0011_addEventToPlan</text:p>
          </table:table-cell>
          <table:table-cell table:style-name="ce176" office:value-type="string">
            <text:p>Verify that Event can be added to a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text:s/>drop down, located on the top left corner</text:p>
            <text:p>5. Click on 'Info Sharing Plan' Link</text:p>
            <text:p>6. Select 'Events in scope' from 'Scoping' pop up menu.</text:p>
            <text:p>7. Enter the new event in test box.</text:p>
            <text:p>8. Press 'tab' key.</text:p>
            <text:p>9. Select the check box.</text:p>
            <text:p>10. Click on 'done' button.</text:p>
          </table:table-cell>
          <table:table-cell table:style-name="ce179" office:value-type="string">
            <text:p>Verify that event should be added to the plan.</text:p>
          </table:table-cell>
          <table:table-cell table:number-columns-repeated="4"/>
          <table:table-cell office:value-type="string">
            <text:p>Yes</text:p>
          </table:table-cell>
          <table:table-cell table:number-columns-repeated="3"/>
          <table:table-cell office:value-type="float" office:value="105">
            <text:p>105</text:p>
          </table:table-cell>
          <table:table-cell table:style-name="ce175" table:number-columns-repeated="1011"/>
        </table:table-row>
        <table:table-row table:style-name="ro26">
          <table:table-cell table:style-name="ce171" office:value-type="string">
            <text:p>MAP0012_addPhase</text:p>
          </table:table-cell>
          <table:table-cell table:style-name="ce176" office:value-type="string">
            <text:p>Verify that phases can be created for the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drop down, located on the top <text:s/>corner</text:p>
            <text:p>5. <text:s/>Click on 'Info Sharing Plan' Link</text:p>
            <text:p>6. Click on 'About plan' option under 'Show' pop up menu.</text:p>
            <text:p>7. Enter the new phase in text box for the plan inside 'Phase' section</text:p>
            <text:p>8. Press 'tab' key</text:p>
            <text:p>9. Click on 'done' button.</text:p>
          </table:table-cell>
          <table:table-cell table:style-name="ce179" office:value-type="string">
            <text:p>Verify that phases should be created for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75" table:number-columns-repeated="1011"/>
        </table:table-row>
        <table:table-row table:style-name="ro20">
          <table:table-cell table:style-name="ce171" office:value-type="string">
            <text:p>MAP0013_addPhaseDetails</text:p>
          </table:table-cell>
          <table:table-cell table:style-name="ce176" office:value-type="string">
            <text:p>Verify that phases details can be added to the plan</text:p>
          </table:table-cell>
          <table:table-cell table:style-name="ce176" office:value-type="string">
            <text:p>Prerequisites:</text:p>
            <text:p>i. Plan should be created.</text:p>
            <text:p>1. Enter the URL 'http://afourtech.mind-alliance.com/'</text:p>
            <text:p>2. Enter the username and password</text:p>
            <text:p>3. Click on 'Sign In' button</text:p>
            <text:p>4. Select <text:s/>the plan from 'Switch to Plan' drop down, located on the top right corner <text:s/></text:p>
            <text:p>5.Click on 'Info Sharing Plan' Link</text:p>
            <text:p>6. Click on 'About plan' option under 'Show' pop up menu.</text:p>
            <text:p>7. Click on Phase for which details is to be added.</text:p>
            <text:p>8. Enter the details.</text:p>
            <text:p>9. Click on 'done' button.</text:p>
          </table:table-cell>
          <table:table-cell table:style-name="ce171" office:value-type="string">
            <text:p>Verify that phases details should be added to the plan.</text:p>
          </table:table-cell>
          <table:table-cell table:number-columns-repeated="4"/>
          <table:table-cell office:value-type="string">
            <text:p>Yes</text:p>
          </table:table-cell>
          <table:table-cell table:number-columns-repeated="3"/>
          <table:table-cell office:value-type="float" office:value="106">
            <text:p>106</text:p>
          </table:table-cell>
          <table:table-cell table:style-name="ce175" table:number-columns-repeated="1011"/>
        </table:table-row>
        <table:table-row table:style-name="ro26">
          <table:table-cell table:style-name="ce171" office:value-type="string">
            <text:p>MAP0014_addSegment</text:p>
          </table:table-cell>
          <table:table-cell table:style-name="ce176" office:value-type="string">
            <text:p>Verfy that Segment can be added to the plan</text:p>
          </table:table-cell>
          <table:table-cell table:style-name="ce176" office:value-type="string">
            <text:p>Prerequisites:</text:p>
            <text:p>i. Plan should be created.</text:p>
            <text:p>ii. Atleast one phases should be present for the plan.</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Sign out' button.</text:p>
          </table:table-cell>
          <table:table-cell table:style-name="ce171" office:value-type="string">
            <text:p>Verify that segment should be added to the plan.</text:p>
          </table:table-cell>
          <table:table-cell table:number-columns-repeated="4"/>
          <table:table-cell office:value-type="string">
            <text:p>Yes</text:p>
          </table:table-cell>
          <table:table-cell table:number-columns-repeated="3"/>
          <table:table-cell office:value-type="float" office:value="61">
            <text:p>61</text:p>
          </table:table-cell>
          <table:table-cell table:style-name="ce175" table:number-columns-repeated="1011"/>
        </table:table-row>
        <table:table-row table:style-name="ro20">
          <table:table-cell table:style-name="ce171" office:value-type="string">
            <text:p>MAP0015_removeSegment</text:p>
          </table:table-cell>
          <table:table-cell table:style-name="ce176" office:value-type="string">
            <text:p>Verfy that Segment can be deleted fromthe plan</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dd new segment' option under 'Actions' pop up menu.</text:p>
            <text:p>6. Enter the details about the segment</text:p>
            <text:p>7. Click on 'done' button.</text:p>
            <text:p>8. Click on 'Remove this segment' option under 'Actions' pop up menu.</text:p>
            <text:p>9. Click on 'Sign out ' button.</text:p>
          </table:table-cell>
          <table:table-cell table:style-name="ce171" office:value-type="string">
            <text:p>Verify that segment should be deleted from the plan</text:p>
          </table:table-cell>
          <table:table-cell table:number-columns-repeated="4"/>
          <table:table-cell office:value-type="string">
            <text:p>Yes</text:p>
          </table:table-cell>
          <table:table-cell table:number-columns-repeated="6"/>
          <table:table-cell table:style-name="ce175" table:number-columns-repeated="1009"/>
        </table:table-row>
        <table:table-row table:style-name="ro27">
          <table:table-cell table:style-name="ce171" office:value-type="string">
            <text:p>MAP0016_addEvent</text:p>
          </table:table-cell>
          <table:table-cell table:style-name="ce176" office:value-type="string">
            <text:p>Verify that event can be added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drop down, located on the top left corner</text:p>
            <text:p>5. Click on 'Info Sharing Plan' Link</text:p>
            <text:p>6. Select <text:s/>the segment from <text:s/>drop down, located on the top left corner</text:p>
            <text:p>7. Click on 'About plan segment' option under 'Show' pop up menu.</text:p>
            <text:p>8. Enter name of event inside 'context' section.</text:p>
            <text:p>9. Press 'tab' key or click any other test box.</text:p>
            <text:p>10. Click on 'done' button.</text:p>
          </table:table-cell>
          <table:table-cell table:style-name="ce171" office:value-type="string">
            <text:p>Verify that Event should be added to the segment.</text:p>
          </table:table-cell>
          <table:table-cell table:number-columns-repeated="4"/>
          <table:table-cell office:value-type="string">
            <text:p>Yes</text:p>
          </table:table-cell>
          <table:table-cell table:number-columns-repeated="1015"/>
        </table:table-row>
        <table:table-row table:style-name="ro27">
          <table:table-cell table:style-name="ce171" office:value-type="string">
            <text:p>MAP0017_deleteEvent</text:p>
          </table:table-cell>
          <table:table-cell table:style-name="ce176" office:value-type="string">
            <text:p>Verify that event can be deleted <text:s/>from the Segment</text:p>
          </table:table-cell>
          <table:table-cell table:style-name="ce176" office:value-type="string">
            <text:p>Prerequisites:</text:p>
            <text:p>i. Plan should be created.</text:p>
            <text:p>Ii. Atleast one segment should be present.</text:p>
            <text:p>iii. Atleast one event should be created for the segment.</text:p>
            <text:p>1. Enter the URL 'http://afourtech.mind-alliance.com/'</text:p>
            <text:p>2. Enter the username and password</text:p>
            <text:p>3. Click on 'Sign In' button</text:p>
            <text:p>4. . Select <text:s/>the plan from drop down, located on the top left corner</text:p>
            <text:p>5 <text:s/>Click on 'Info Sharing Plan' Link</text:p>
            <text:p>6. Select <text:s/>the segment from <text:s/>drop down, located on the top left corner</text:p>
            <text:p>7. Click on 'About plan segment' option under 'Show' pop up menu.</text:p>
            <text:p>8. Click on '-' button for which event is to be deleted</text:p>
            <text:p>9. Click on 'done' button.</text:p>
          </table:table-cell>
          <table:table-cell table:style-name="ce171" office:value-type="string">
            <text:p>Verify that Event should be deleted from the segment.</text:p>
          </table:table-cell>
          <table:table-cell table:number-columns-repeated="4"/>
          <table:table-cell office:value-type="string">
            <text:p>Yes</text:p>
          </table:table-cell>
          <table:table-cell table:number-columns-repeated="1015"/>
        </table:table-row>
        <table:table-row table:style-name="ro49">
          <table:table-cell table:style-name="ce171" office:value-type="string">
            <text:p>MAP0018_attachFile</text:p>
          </table:table-cell>
          <table:table-cell table:style-name="ce176" office:value-type="string">
            <text:p>Verify that file can be attachment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Select <text:s/>the plan from <text:s/>drop down, located on the top left corner</text:p>
            <text:p>5. <text:s/>Click on 'Info Sharing Plan' Link</text:p>
            <text:p>6. Select <text:s/>the segment from drop down, located on the top left corner</text:p>
            <text:p>7. Click on 'About plan segment' option under 'Show' pop up menu.</text:p>
            <text:p>8. Select type of attachment as 'File'</text:p>
            <text:p>9. Click on 'Choose file' button.</text:p>
            <text:p>10. Select the file</text:p>
            <text:p>11. Click on 'done' button.</text:p>
          </table:table-cell>
          <table:table-cell table:style-name="ce171" office:value-type="string">
            <text:p>Verify that attachment should be added to the segment.</text:p>
          </table:table-cell>
          <table:table-cell table:number-columns-repeated="4"/>
          <table:table-cell office:value-type="string">
            <text:p>NO</text:p>
          </table:table-cell>
          <table:table-cell table:number-columns-repeated="1015"/>
        </table:table-row>
        <table:table-row table:style-name="ro27">
          <table:table-cell table:style-name="ce171" office:value-type="string">
            <text:p>MAP0019_deleteAttachFile</text:p>
          </table:table-cell>
          <table:table-cell table:style-name="ce176" office:value-type="string">
            <text:p>Verify that attachment can be deleted from the Segment</text:p>
          </table:table-cell>
          <table:table-cell table:style-name="ce176" office:value-type="string">
            <text:p>Prerequisites:</text:p>
            <text:p>i. Plan should be created.</text:p>
            <text:p>Ii. Atleast one segment should be present.</text:p>
            <text:p>iii. Attachement should be added to the segment</text:p>
            <text:p>1. Enter the URL 'http://afourtech.mind-alliance.com/'</text:p>
            <text:p>2. Enter the username and password</text:p>
            <text:p>3. Click on 'Sign In' button</text:p>
            <text:p>4. Select <text:s/>the plan <text:s/>drop down, located on the top left corner</text:p>
            <text:p>5. Click on 'Info Sharing Plan' Link</text:p>
            <text:p>6. Select <text:s/>the segment from drop down, located on the top left corner</text:p>
            <text:p>7. Click on 'About plan segment' option under 'Show' pop up menu.</text:p>
            <text:p>8. Click 'Delete' button for which attachment is to be deleted</text:p>
            <text:p>9. Click on 'done' button.</text:p>
          </table:table-cell>
          <table:table-cell table:style-name="ce171" office:value-type="string">
            <text:p>Verify that attachment should be deleted from the segment.</text:p>
          </table:table-cell>
          <table:table-cell table:number-columns-repeated="4"/>
          <table:table-cell office:value-type="string">
            <text:p>NO</text:p>
          </table:table-cell>
          <table:table-cell table:number-columns-repeated="1015"/>
        </table:table-row>
        <table:table-row table:style-name="ro25">
          <table:table-cell table:style-name="ce171" office:value-type="string">
            <text:p>MAP0020_addFileToEvent</text:p>
          </table:table-cell>
          <table:table-cell table:style-name="ce176" office:value-type="string">
            <text:p>Verify that Attachment can be added to the Event of the Segment</text:p>
          </table:table-cell>
          <table:table-cell table:style-name="ce176" office:value-type="string">
            <text:p>Prerequisites:</text:p>
            <text:p>i. Plan should be created.</text:p>
            <text:p>Ii. Atleast one segment should be present.</text:p>
            <text:p>iii. Event should be present for the segment.</text:p>
            <text:p>1. Enter the URL 'http://afourtech.mind-alliance.com/'</text:p>
            <text:p>2. Enter the username and password</text:p>
            <text:p>3. Click on 'Sign In' button</text:p>
            <text:p>4. Select <text:s/>the plan from 'Switch to Plan' drop down, located on the top right corner</text:p>
            <text:p>5. Click on 'Info Sharing Plan' Link</text:p>
            <text:p>6. Select <text:s/>the segment from drop down, located on the top left corner</text:p>
            <text:p>7. Click on 'About plan segment' option under 'Show' pop up menu.</text:p>
            <text:p>8. Click on event for which attachment is to be added.</text:p>
            <text:p>9. Click on 'Choose file' button.</text:p>
            <text:p>10. Select the file</text:p>
            <text:p>11. Click on 'done' button.</text:p>
            <text:p/>
          </table:table-cell>
          <table:table-cell table:style-name="ce171" office:value-type="string">
            <text:p>Verify that attachment should be added to event of the segment.</text:p>
          </table:table-cell>
          <table:table-cell table:number-columns-repeated="4"/>
          <table:table-cell office:value-type="string">
            <text:p>NO</text:p>
          </table:table-cell>
          <table:table-cell table:number-columns-repeated="1015"/>
        </table:table-row>
        <table:table-row table:style-name="ro29">
          <table:table-cell table:style-name="ce171" office:value-type="string">
            <text:p>MAP0021_deleteFileOfEvent</text:p>
          </table:table-cell>
          <table:table-cell table:style-name="ce176" office:value-type="string">
            <text:p>Verify that Attachment can be deleted from the Event of the Segment</text:p>
          </table:table-cell>
          <table:table-cell table:style-name="ce176" office:value-type="string">
            <text:p>Prerequisites:</text:p>
            <text:p>i. Plan should be created.</text:p>
            <text:p>Ii. Atleast one segment should be present.</text:p>
            <text:p>iii. Attachment should be present for event of the segment.</text:p>
            <text:p>1. Enter the URL 'http://afourtech.mind-alliance.com/'</text:p>
            <text:p>2. Enter the username and password</text:p>
            <text:p>3. Click on 'Sign In' button</text:p>
            <text:p>4. Select <text:s/>the plan from drop down, located on the top right corner</text:p>
            <text:p>5. <text:s/>Click on 'Info Sharing Plan' Link</text:p>
            <text:p>6. Select <text:s/>the segment from drop down, located on the top left corner</text:p>
            <text:p>7. Click on 'About plan segment' option under 'Show' pop up menu.</text:p>
            <text:p>8. Click on event for which attachment is to be deleted.</text:p>
            <text:p>9. Click on 'Delete' button.</text:p>
            <text:p>10. Click on 'done' button.</text:p>
            <text:p/>
          </table:table-cell>
          <table:table-cell table:style-name="ce171" office:value-type="string">
            <text:p>Verify that attachment should be deleted from the event of the segment.</text:p>
          </table:table-cell>
          <table:table-cell table:number-columns-repeated="4"/>
          <table:table-cell office:value-type="string">
            <text:p>NO</text:p>
          </table:table-cell>
          <table:table-cell table:number-columns-repeated="1015"/>
        </table:table-row>
        <table:table-row table:style-name="ro20">
          <table:table-cell table:style-name="ce171" office:value-type="string">
            <text:p>MAP0022_addGoal</text:p>
          </table:table-cell>
          <table:table-cell table:style-name="ce176" office:value-type="string">
            <text:p>Verify that Goal can be added to the segment</text:p>
          </table:table-cell>
          <table:table-cell table:style-name="ce176" office:value-type="string">
            <text:p>Prerequisites:</text:p>
            <text:p>i. Plan should be created.</text:p>
            <text:p>Ii. Atleast one segment should be present.</text:p>
            <text:p>1. Enter the URL 'http://afourtech.mind-alliance.com/'</text:p>
            <text:p>2. Enter the username and password</text:p>
            <text:p>3. Click on 'Sign In' button</text:p>
            <text:p>4. Click on 'Info Sharing Plan' Link</text:p>
            <text:p>5. Click on 'About plan segment' option under 'Show' pop up menu.</text:p>
            <text:p>6. Click on 'goals' option under 'show' pop up menu.</text:p>
            <text:p>7.Enter the details</text:p>
            <text:p>8. Click on 'done' button.</text:p>
            <text:p>9. Click on 'Sign out' button. </text:p>
          </table:table-cell>
          <table:table-cell table:style-name="ce171" office:value-type="string">
            <text:p>Verify that goal should be added to plan segment.</text:p>
          </table:table-cell>
          <table:table-cell table:number-columns-repeated="4"/>
          <table:table-cell office:value-type="string">
            <text:p>NO</text:p>
          </table:table-cell>
          <table:table-cell table:number-columns-repeated="1015"/>
        </table:table-row>
        <table:table-row table:style-name="ro50">
          <table:table-cell table:style-name="ce171" office:value-type="string">
            <text:p>MAP0023_removeGoal</text:p>
          </table:table-cell>
          <table:table-cell table:style-name="ce176" office:value-type="string">
            <text:p>Verify that Goal can be deleted <text:s/>from the Segment</text:p>
          </table:table-cell>
          <table:table-cell table:style-name="ce176" office:value-type="string">
            <text:p>1. Enter the URL 'http://afourtech.mind-alliance.com/'</text:p>
            <text:p>2. Enter the username and password</text:p>
            <text:p>3. Click on 'Sign In' button</text:p>
            <text:p>4. Click on 'Info Sharing Plan' Link</text:p>
            <text:p><text:span text:style-name="T2">5. Click on 'Add new segment' option under 'Actions' pop up </text:span><text:span text:style-name="T2">menu</text:span></text:p>
            <text:p><text:span text:style-name="T2">6. Enter the details</text:span></text:p>
            <text:p><text:span text:style-name="T2">7. Click on 'done' button</text:span></text:p>
            <text:p>8. Click on 'About plan segment' option under 'Show' pop up menu.</text:p>
            <text:p>9 Click on 'goals' option under 'show' pop up menu.</text:p>
            <text:p><text:span text:style-name="T2">10. Enter and select the values for Objective, Category, </text:span><text:span text:style-name="T2">Magnitude, Organization, Goal and Achieved at end</text:span></text:p>
            <text:p>11. Click on delete option of respective goal</text:p>
            <text:p>12 Click on 'done' button</text:p>
            <text:p><text:span text:style-name="T2">13. Click on 'Sign out' button</text:span></text:p>
          </table:table-cell>
          <table:table-cell table:style-name="ce171" office:value-type="string">
            <text:p>When clicked on 'delete' option, the respective goal should be deleted from the segment</text:p>
          </table:table-cell>
          <table:table-cell table:number-columns-repeated="4"/>
          <table:table-cell office:value-type="string">
            <text:p>NO</text:p>
          </table:table-cell>
          <table:table-cell table:number-columns-repeated="1015"/>
        </table:table-row>
        <table:table-row table:style-name="ro49">
          <table:table-cell table:style-name="ce171" office:value-type="string">
            <text:p>MAP0024_moveTask</text:p>
          </table:table-cell>
          <table:table-cell table:style-name="ce176" office:value-type="string">
            <text:p>Verify that task(s) can be moved from one segment to another segment</text:p>
          </table:table-cell>
          <table:table-cell table:style-name="ce176" office:value-type="string">
            <text:p>Prerequisites:</text:p>
            <text:p>i. Plan should be created.</text:p>
            <text:p>Ii. Atleast two segment should be present.</text:p>
            <text:p>Iii. Atleast one task should be created within an organization.</text:p>
            <text:p>1. Enter the URL 'http://afourtech.mind-alliance.com/'</text:p>
            <text:p>2. Enter the username and password</text:p>
            <text:p>3. Click on 'Sign In' button</text:p>
            <text:p>4.Select <text:s/>the plan from <text:s/>drop down, located on the top left corner</text:p>
            <text:p>5. Click on 'Info Sharing Plan' Link</text:p>
            <text:p>6. Select <text:s/>the segment from drop down, located on the top left corner</text:p>
            <text:p>7. Click on 'Move tasks' option under 'Actions' pop up menu.</text:p>
            <text:p>8. Select task(s) from the 'Task Mover' form.</text:p>
            <text:p>9. Select segment from dropdown list.</text:p>
            <text:p>10. Click on 'done' button.</text:p>
          </table:table-cell>
          <table:table-cell table:style-name="ce171" office:value-type="string">
            <text:p>Verify that task(s) should be moved to selected segment.</text:p>
          </table:table-cell>
          <table:table-cell table:number-columns-repeated="4"/>
          <table:table-cell office:value-type="string">
            <text:p>NO</text:p>
          </table:table-cell>
          <table:table-cell table:number-columns-repeated="1015"/>
        </table:table-row>
        <table:table-row table:style-name="ro51">
          <table:table-cell table:style-name="ce173" office:value-type="string">
            <text:p>MAP0025_receiveTask</text:p>
          </table:table-cell>
          <table:table-cell table:style-name="ce177" office:value-type="string">
            <text:p>Verify that user is able to receive task information/event message from other user or agent</text:p>
          </table:table-cell>
          <table:table-cell table:style-name="ce177"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Switch to Plan' drop down, located on </text:span><text:span text:style-name="T4">the top right corner</text:span></text:p>
            <text:p>5. <text:span text:style-name="T4"><text:s/>Click on 'Info Sharing Plan' Link</text:span></text:p>
            <text:p>6. Select <text:s/>the segment from <text:s/>drop down, located on the top left corner</text:p>
            <text:p>7. Select the task from 'Info Sharing Plan'.</text:p>
            <text:p>8. Click on 'add info received' option under 'Receives' <text:s/>section</text:p>
            <text:p>9. Enter the details required to receive the information from any other user or agent.</text:p>
            <text:p>10. Clicks on 'Show details' option under 'show' pop up menu located on 'Receives' section</text:p>
          </table:table-cell>
          <table:table-cell table:style-name="ce180" office:value-type="string">
            <text:p>When details entered, the flow should be connected between two nodes</text:p>
          </table:table-cell>
          <table:table-cell table:style-name="ce181" table:number-columns-repeated="4"/>
          <table:table-cell office:value-type="string">
            <text:p>NO</text:p>
          </table:table-cell>
          <table:table-cell table:style-name="ce181" table:number-columns-repeated="6"/>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table-row>
        <table:table-row table:style-name="ro52">
          <table:table-cell table:style-name="ce173" office:value-type="string">
            <text:p>MAP0026_sendTask</text:p>
          </table:table-cell>
          <table:table-cell table:style-name="ce177" office:value-type="string">
            <text:p>Verify that user is able to sent task information/event message to other user or agent</text:p>
          </table:table-cell>
          <table:table-cell table:style-name="ce177" office:value-type="string">
            <text:p>Prerequisites:</text:p>
            <text:p>i. Plan should be created.</text:p>
            <text:p>ii. At least one Segment should be present.</text:p>
            <text:p>iii. At least two task should be created within an organization</text:p>
            <text:p>1. Enter the URL 'http://afourtech.mind-alliance.com/'</text:p>
            <text:p>2. Enter the username and password</text:p>
            <text:p>3. Click on 'Sign In' button</text:p>
            <text:p><text:span text:style-name="T4">4. Select <text:s/>the plan from drop down, located on the top left corner</text:span></text:p>
            <text:p>5. <text:span text:style-name="T4">Click on 'Info Sharing Plan' Link</text:span></text:p>
            <text:p>6. Select <text:s/>the segment from drop down, located on the top left corner</text:p>
            <text:p>7. Select the task from Information Sharing Plan</text:p>
            <text:p>8. Click on 'add info sent' option under 'Sends' <text:s/>section</text:p>
            <text:p>9. Enter the details required to send the information to other user.</text:p>
            <text:p>10. Clicks on 'Details' option under 'Show' pop up menu located on 'Sends' section</text:p>
          </table:table-cell>
          <table:table-cell table:style-name="ce180" office:value-type="string">
            <text:p>When details entered, the flow should be connected between two nodes</text:p>
          </table:table-cell>
          <table:table-cell table:style-name="ce181" table:number-columns-repeated="4"/>
          <table:table-cell office:value-type="string">
            <text:p>NO</text:p>
          </table:table-cell>
          <table:table-cell table:style-name="ce181" table:number-columns-repeated="6"/>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number-columns-repeated="2"/>
          <table:table-cell table:style-name="ce181" table:number-columns-repeated="5"/>
          <table:table-cell table:style-name="ce177"/>
        </table:table-row>
        <table:table-row table:style-name="ro5" table:number-rows-repeated="65508">
          <table:table-cell table:number-columns-repeated="1024"/>
        </table:table-row>
        <table:table-row table:style-name="ro5">
          <table:table-cell table:number-columns-repeated="1024"/>
        </table:table-row>
      </table:table>
      <table:table table:name="Command_Execution_Undo_and_Redo" table:style-name="ta1">
        <table:table-column table:style-name="co30" table:default-cell-style-name="ce108"/>
        <table:table-column table:style-name="co31" table:default-cell-style-name="ce108"/>
        <table:table-column table:style-name="co32" table:default-cell-style-name="ce108"/>
        <table:table-column table:style-name="co33" table:default-cell-style-name="ce108"/>
        <table:table-column table:style-name="co34" table:visibility="collapse" table:default-cell-style-name="ce128"/>
        <table:table-column table:style-name="co35" table:visibility="collapse" table:default-cell-style-name="ce128"/>
        <table:table-column table:style-name="co34" table:visibility="collapse" table:default-cell-style-name="ce128"/>
        <table:table-column table:style-name="co36" table:default-cell-style-name="ce108"/>
        <table:table-column table:style-name="co37" table:default-cell-style-name="ce108"/>
        <table:table-column table:style-name="co38" table:default-cell-style-name="ce108"/>
        <table:table-column table:style-name="co39" table:default-cell-style-name="ce108"/>
        <table:table-column table:style-name="co1" table:number-columns-repeated="2" table:default-cell-style-name="ce108"/>
        <table:table-column table:style-name="co40" table:default-cell-style-name="ce108"/>
        <table:table-column table:style-name="co1" table:number-columns-repeated="1008" table:default-cell-style-name="ce108"/>
        <table:table-column table:style-name="co1" table:default-cell-style-name="ce128"/>
        <table:table-column table:style-name="co7" table:default-cell-style-name="ce128"/>
        <table:table-row table:style-name="ro16">
          <table:table-cell table:style-name="ce115" office:value-type="string">
            <text:p>TEST CASE ID</text:p>
          </table:table-cell>
          <table:table-cell table:style-name="ce115" office:value-type="string">
            <text:p>TITLE</text:p>
          </table:table-cell>
          <table:table-cell table:style-name="ce115" office:value-type="string">
            <text:p>STEPS</text:p>
          </table:table-cell>
          <table:table-cell table:style-name="ce115" office:value-type="string">
            <text:p>KEY VERIFICATION</text:p>
          </table:table-cell>
          <table:table-cell table:style-name="ce133" table:number-columns-repeated="3"/>
          <table:table-cell table:style-name="ce133" office:value-type="string">
            <text:p>Test Data</text:p>
          </table:table-cell>
          <table:table-cell table:style-name="ce115" office:value-type="string">
            <text:p>AUTOMATED</text:p>
          </table:table-cell>
          <table:table-cell table:style-name="ce115" office:value-type="string">
            <text:p>RESULT</text:p>
          </table:table-cell>
          <table:table-cell table:style-name="ce115" office:value-type="string">
            <text:p>SCRIPT EXCEPTION</text:p>
          </table:table-cell>
          <table:table-cell table:style-name="ce115" office:value-type="string">
            <text:p>ERROR</text:p>
          </table:table-cell>
          <table:table-cell table:style-name="ce150" office:value-type="string">
            <text:p>TICKET NO.</text:p>
          </table:table-cell>
          <table:table-cell table:style-name="ce151" office:value-type="string">
            <text:p>COMMENT</text:p>
          </table:table-cell>
          <table:table-cell table:style-name="ce153" table:number-columns-repeated="1008"/>
          <table:table-cell table:style-name="ce133" table:number-columns-repeated="2"/>
        </table:table-row>
        <table:table-row table:style-name="ro19">
          <table:table-cell office:value-type="string">
            <text:p>MAC0001_UndoAddSegment</text:p>
          </table:table-cell>
          <table:table-cell office:value-type="string">
            <text:p>Verify that user is able to undo <text:s/>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Undo update segment' under 'Actions' pop up menu</text:p>
            <text:p>8. Click on 'Undo remove this segment' under 'Actions' pop up menu</text:p>
            <text:p><text:span text:style-name="T3">9. Click on 'Sign out' button </text:span></text:p>
          </table:table-cell>
          <table:table-cell office:value-type="string">
            <text:p>1. When clicked on 'Add new segment', a new segment name 'Untitled' should be created</text:p>
            <text:p>2. When clicked on 'done' button, the added segment should be updated</text:p>
            <text:p>3. When clicked on 'Undo update segment' option, a given segment name should be replaced to 'Untitled' in the plan and dropdown box</text:p>
            <text:p>4. When clicked on 'Undo remove this segment' option, an added segment should be removed from the plan and dropdown box</text:p>
          </table:table-cell>
          <table:table-cell table:number-columns-repeated="4"/>
          <table:table-cell office:value-type="string">
            <text:p>Yes</text:p>
          </table:table-cell>
          <table:table-cell table:style-name="ce139"/>
          <table:table-cell table:number-columns-repeated="1014"/>
        </table:table-row>
        <table:table-row table:style-name="ro19">
          <table:table-cell table:style-name="ce116" office:value-type="string">
            <text:p>MAC0002_UndoRemoveThisSegment</text:p>
          </table:table-cell>
          <table:table-cell table:style-name="ce117" office:value-type="string">
            <text:p>Verify that user is able to undo the removed segment</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Remove this segment' option under 'Actions' pop up menu</text:p>
            <text:p>8. Click on 'Ok' button in the message box in order to confirm it</text:p>
            <text:p>9. Click on 'Undo remove this segment' under 'Actions' pop up menu</text:p>
            <text:p>10. Click on 'Sign out' button.</text:p>
          </table:table-cell>
          <table:table-cell table:style-name="ce132" office:value-type="string">
            <text:p>1. When clicked on 'Remove this segment' option, the selected segment should be removed from the plan and 'Select plan segment' dropdown box</text:p>
            <text:p>2. When clicked on 'Undo remove this segment' <text:s/>option, the removed segment should be restored in 'Select plan segment' dropdown box</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0">
          <table:table-cell table:style-name="ce116" office:value-type="string">
            <text:p>MAC0003_UndoAddGoal</text:p>
          </table:table-cell>
          <table:table-cell table:style-name="ce128" office:value-type="string">
            <text:p>Verify that user is able to undo the add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Undo update segment' option from 'Actions' pop up menu</text:p>
            <text:p>11. Click on 'Sign out' button.</text:p>
          </table:table-cell>
          <table:table-cell table:style-name="ce132" office:value-type="string">
            <text:p>1. When clicked on 'done' button, the Goal with given name should be added</text:p>
            <text:p>2. When clicked on 'Undo update segment' option, the added Goal should be deleted from Goals pop up window</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16" office:value-type="string">
            <text:p>MAC0004_UndoRemoveGoal</text:p>
          </table:table-cell>
          <table:table-cell table:style-name="ce117" office:value-type="string">
            <text:p>Verify that user is able to undo the removed goal</text:p>
          </table:table-cell>
          <table:table-cell table:style-name="ce132" office:value-type="string">
            <text:p>1. Enter the URL 'http://afourtech.mind-alliance.com/'</text:p>
            <text:p>2. Enter the username and password</text:p>
            <text:p>3. Click on 'Sign In' button</text:p>
            <text:p>4. Click on 'Add new segment' option under 'Actions' pop up menu</text:p>
            <text:p>5. Enter the details</text:p>
            <text:p>6. Click on 'done' button</text:p>
            <text:p>7. Click on 'About Plan Segment' option under 'Show' pop up menu</text:p>
            <text:p>8. Click on 'goals' option under 'Show' pop up menu</text:p>
            <text:p>9. Enter and select the values for Objective, Category, Magnitude, Organization, Goal and Achieved at end</text:p>
            <text:p>10. Click on delete option of respective Goal which user wants to delete</text:p>
            <text:p>11. Click on 'Undo update segment' option from 'Actions' pop up menu</text:p>
            <text:p>12. Click on 'Sign out' button.</text:p>
          </table:table-cell>
          <table:table-cell table:style-name="ce132" office:value-type="string">
            <text:p>1. When clicked on delete option of respective Goal, the Goal should be deleted from Segment</text:p>
            <text:p>2. When clicked on 'Undo remove goal' option, the deleted Goal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6" office:value-type="string">
            <text:p>MAC0005_UndoAddNewTask</text:p>
          </table:table-cell>
          <table:table-cell table:style-name="ce117" office:value-type="string">
            <text:p>Verify that user is able to undo the added task</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option under 'Actions' pop up menu</text:p>
            <text:p>6. Enter the details for new task</text:p>
            <text:p>7. Click on 'Undo update task' option under 'Actions' pop up menu</text:p>
            <text:p>8. Click on 'Undo add new task' option under 'Actions' pop up menu</text:p>
            <text:p>9. Click on 'Sign out' button.</text:p>
          </table:table-cell>
          <table:table-cell table:style-name="ce117" office:value-type="string">
            <text:p>1. When details are entered of respective task, the newly added task should be updated in the segment</text:p>
            <text:p>2. When clicked on 'Undo add new task' option, the added task should be removed from the segment</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2">
          <table:table-cell table:style-name="ce116" office:value-type="string">
            <text:p>MAC0006_UndoCutTask</text:p>
          </table:table-cell>
          <table:table-cell table:style-name="ce117" office:value-type="string">
            <text:p>Verify that user is able to undo the task which was <text:s/>'cut'</text:p>
          </table:table-cell>
          <table:table-cell table:style-name="ce117" office:value-type="string">
            <text:p>1. Enter the URL 'http://afourtech.mind-alliance.com/'</text:p>
            <text:p>2. Enter the username and password</text:p>
            <text:p>3. Click on 'Sign In' button</text:p>
            <text:p>4. Click on 'Add new segment' under 'Actions' pop up menu</text:p>
            <text:p><text:s text:c="5"/>and enter the details</text:p>
            <text:p>5. Click on 'Add new task' under 'Actions' pop up menu</text:p>
            <text:p>6. Enter the details</text:p>
            <text:p>7. Click on 'Cut task' option under 'Actions' pop up menu</text:p>
            <text:p>8. Click on 'Undo cut task' option under 'Actions' pop up menu</text:p>
            <text:p>9. Click on'Sign out' button.</text:p>
          </table:table-cell>
          <table:table-cell table:style-name="ce117" office:value-type="string">
            <text:p>1. When clicked on 'Cut task' option, the selected task should not be visible in Information Sharing Plan</text:p>
            <text:p>2. When clicked on 'Undo cut task' option, the task which is cut should be visible in Information Sharing Plan</text:p>
          </table:table-cell>
          <table:table-cell table:number-columns-repeated="3"/>
          <table:table-cell table:style-name="ce116"/>
          <table:table-cell table:style-name="ce116" office:value-type="string">
            <text:p>Yes</text:p>
          </table:table-cell>
          <table:table-cell table:style-name="ce139"/>
          <table:table-cell table:number-columns-repeated="3"/>
          <table:table-cell office:value-type="string">
            <text:p>Obsolete</text:p>
          </table:table-cell>
          <table:table-cell table:number-columns-repeated="1010"/>
        </table:table-row>
        <table:table-row table:style-name="ro24">
          <table:table-cell table:style-name="ce116" office:value-type="string">
            <text:p>MAC0007_UndoPasteTaskUsingCut</text:p>
          </table:table-cell>
          <table:table-cell table:style-name="ce117" office:value-type="string">
            <text:p>Verify that user is able to undo the task which was pasted using 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Either click on 'Cut task' option under 'Actions' pop up menu</text:p>
            <text:p>9. Click on 'Ok' button on pop up message box</text:p>
            <text:p>10. Select the Segment from drop down</text:p>
            <text:p>11. Select 'Paste task' under 'Actions' pop up menu</text:p>
            <text:p>12. Select 'Undo paste task' under 'Actions' pop up menu <text:s text:c="25"/>13. Click on'Sign out' button.</text:p>
          </table:table-cell>
          <table:table-cell table:style-name="ce117" office:value-type="string">
            <text:p>1. When clicked on 'Cut task' option, the selected task should not be visible in Information Sharing Plan</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1">
          <table:table-cell table:style-name="ce116" office:value-type="string">
            <text:p>MAC0008_UndoPasteTaskUsingCopy</text:p>
          </table:table-cell>
          <table:table-cell table:style-name="ce117" office:value-type="string">
            <text:p>Verify that user is able to undo the task which was pasted using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Copy task' option under 'Actions' pop up menu</text:p>
            <text:p>9. Select the Segment from 'Select plan segment'</text:p>
            <text:p>10. Select 'Paste task' under 'Actions' pop up menu</text:p>
            <text:p>11. Select 'Undo paste task' under 'Actions' pop up menu <text:s text:c="25"/>12. Click on'Sign out' button.</text:p>
          </table:table-cell>
          <table:table-cell table:style-name="ce117" office:value-type="string">
            <text:p>1. When clicked on 'Copy task' option, the task should be copied and <text:s/>a message ' Task copied' should be displayed at the top of the window</text:p>
            <text:p>2. When clicked on 'Paste task' option, the selected cut task should be pasted in Information Sharing Plan in other segment</text:p>
            <text:p>3. When clicked on 'Undo paste task' option, the task which is pasted should be removed from Information Sharing Plan in other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7" office:value-type="string">
            <text:p>MAC0009_UndoDuplicateTask</text:p>
          </table:table-cell>
          <table:table-cell table:style-name="ce117" office:value-type="string">
            <text:p>Verify that user is able to undo the duplicate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lt;Role&gt; is assigned task &lt;task&gt;' link</text:p>
            <text:p>8. Click on 'Duplicate task' option under 'Actions' pop up menu</text:p>
            <text:p>9. Click on 'Undo duplicate task' option under 'Actions' pop up menu <text:s text:c="3"/>10. Click on'Sign out' button.</text:p>
          </table:table-cell>
          <table:table-cell table:style-name="ce117" office:value-type="string">
            <text:p>1. When clicked on 'Duplicate task' option, a duplicate task should be created in Information Sharing Plan</text:p>
            <text:p>2. When clicked on 'Undo duplicate task' option, a task <text:s/>which is duplicated should be removed</text:p>
          </table:table-cell>
          <table:table-cell table:style-name="ce134" table:number-columns-repeated="3"/>
          <table:table-cell table:style-name="ce117"/>
          <table:table-cell table:style-name="ce116" office:value-type="string">
            <text:p>Yes</text:p>
          </table:table-cell>
          <table:table-cell table:style-name="ce140"/>
          <table:table-cell table:style-name="ce124" table:number-columns-repeated="1012"/>
          <table:table-cell table:style-name="ce134" table:number-columns-repeated="2"/>
        </table:table-row>
        <table:table-row table:style-name="ro26">
          <table:table-cell table:style-name="ce116" office:value-type="string">
            <text:p>MAC0010_UndoIntermediateTask</text:p>
          </table:table-cell>
          <table:table-cell table:style-name="ce117" office:value-type="string">
            <text:p>Verify that user is able to un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the flow under 'Receives' or 'Sends' section</text:p>
            <text:p>8. Click on 'Add Intermediate' option under 'more' pop up menu</text:p>
            <text:p>9. Click on 'Undo add intermediate' option under 'Actions' pop up menu <text:s text:c="116"/><text:s text:c="2"/>10. Click on'Sign out' button.</text:p>
          </table:table-cell>
          <table:table-cell table:style-name="ce117" office:value-type="string">
            <text:p>1. When clicked on 'Add intermediate' option, the task should be created between the selected task and its respective other task</text:p>
            <text:p>2. When clicked on 'Undo add intermediate' option, the intermediate task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8" office:value-type="string">
            <text:p>MAC0011_UndoDisintermediateTask</text:p>
          </table:table-cell>
          <table:table-cell table:style-name="ce119" office:value-type="string">
            <text:p>Verify that user is able to undo the disIntermediate task</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Action' pop up menu</text:p>
            <text:p>9. Click on 'Undo disintermediate' option under 'Actions' pop up menu 10. Click on'Sign out' button.</text:p>
          </table:table-cell>
          <table:table-cell table:style-name="ce119" office:value-type="string">
            <text:p>1. When clicked on 'Disintermediate' option, the intermediate task should be disintermediated</text:p>
            <text:p>2. When clicked on 'Undo disintermediate' option, the disintermediated task should be intermediate again</text:p>
          </table:table-cell>
          <table:table-cell table:style-name="ce135" table:number-columns-repeated="3"/>
          <table:table-cell table:style-name="ce118"/>
          <table:table-cell table:style-name="ce118"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16" office:value-type="string">
            <text:p>MAC0012_UndoMoveTask</text:p>
          </table:table-cell>
          <table:table-cell table:style-name="ce117" office:value-type="string">
            <text:p>Verify that user is able to un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Move tasks to segment' option under 'Actions' pop up menu</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 <text:s text:c="6"/>12.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2">
          <table:table-cell table:style-name="ce119" office:value-type="string">
            <text:p>MAC0013_UndoConnectFlow</text:p>
          </table:table-cell>
          <table:table-cell table:style-name="ce129" office:value-type="string">
            <text:p>Connect with flow</text:p>
          </table:table-cell>
          <table:table-cell table:style-name="ce119"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text:s/>Sharing Plan</text:p>
            <text:p>7. Click on 'add info received' option under 'Receives' section</text:p>
            <text:p>9. Select the setting 'to/from'</text:p>
            <text:p>10. Click on 'Undo redirect flow' option under 'Actions' pop up menu <text:s text:c="3"/>11.Click on'Sign out' button.</text:p>
          </table:table-cell>
          <table:table-cell table:style-name="ce129"/>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14_Un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table:style-name="ce116" office:value-type="string">
            <text:p>MAC0015_UndoAddIssue</text:p>
          </table:table-cell>
          <table:table-cell table:style-name="ce117" office:value-type="string">
            <text:p>Verify that user is able to un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update user issue' option under 'Actions' pop up menu</text:p>
            <text:p>8. Click on 'Undo add new issue' option under 'Actions' pop up menu <text:s text:c="3"/>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update user issue' option, the update which was done by user should be removed from the respective issue</text:p>
            <text:p>4. When clicked on 'Undo add new issue' option, the issue which was added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34">
          <table:table-cell table:style-name="ce116" office:value-type="string">
            <text:p>MAC0016_UndoRemoveIssue</text:p>
          </table:table-cell>
          <table:table-cell table:style-name="ce117" office:value-type="string">
            <text:p>Verify that user is able to undo the issue which was removed</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Click on 'Remove issue' from 'Menu' pop up menu of respective issue</text:p>
            <text:p>6. Click on 'done' button</text:p>
            <text:p>7. Click on 'Undo remove issue' option under 'Actions' pop up menu <text:s text:c="5"/>9. 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9">
          <table:table-cell table:style-name="ce116" office:value-type="string">
            <text:p>MAC0017_UndoAttachDocument</text:p>
          </table:table-cell>
          <table:table-cell table:style-name="ce117" office:value-type="string">
            <text:p>Verify that user is able to un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Click on 'Undo attach document' option under 'Actions' dropdown box <text:s text:c="120"/><text:s/>13.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8">
          <table:table-cell table:style-name="ce119" office:value-type="string">
            <text:p>MAC0018_CopyAttachment</text:p>
          </table:table-cell>
          <table:table-cell table:style-name="ce129" office:value-type="string">
            <text:p>Verify that user is able to copy the attachment</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 <text:s text:c="118"/><text:s text:c="2"/>13. Click on'Sign out' button.</text:p>
          </table:table-cell>
          <table:table-cell table:style-name="ce129" office:value-type="string">
            <text:p>When clicked on copy option, the respective attachment should be copied</text:p>
          </table:table-cell>
          <table:table-cell table:number-columns-repeated="3"/>
          <table:table-cell table:style-name="ce119"/>
          <table:table-cell table:style-name="ce119" office:value-type="string">
            <text:p>Yes</text:p>
          </table:table-cell>
          <table:table-cell table:style-name="ce142"/>
          <table:table-cell table:style-name="ce122" table:number-columns-repeated="1012"/>
          <table:table-cell table:number-columns-repeated="2"/>
        </table:table-row>
        <table:table-row table:style-name="ro8">
          <table:table-cell table:style-name="ce119" office:value-type="string">
            <text:p>MAC0019_CutAttachment</text:p>
          </table:table-cell>
          <table:table-cell table:style-name="ce129" office:value-type="string">
            <text:p>Verify that user is able to cut the attachment</text:p>
          </table:table-cell>
          <table:table-cell table:style-name="ce129"/>
          <table:table-cell table:style-name="ce129" office:value-type="string">
            <text:p>The attachment should be copied successfully</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35">
          <table:table-cell table:style-name="ce116" office:value-type="string">
            <text:p>MAC0020_UndoPasteAttachment</text:p>
          </table:table-cell>
          <table:table-cell table:style-name="ce117" office:value-type="string">
            <text:p>Verify that user is able to undo the attachment which was pasted</text:p>
          </table:table-cell>
          <table:table-cell table:style-name="ce129" office:value-type="string">
            <text:p>1. Enter the URL 'http://afourtech.mind-alliance.com/'</text:p>
            <text:p>2. Enter the username and password</text:p>
            <text:p>3. Click on 'Sign In' button</text:p>
            <text:p>4. Select the Plan from 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 <text:s text:c="116"/><text:s text:c="3"/>17. Click on'Sign out' button.</text:p>
          </table:table-cell>
          <table:table-cell table:style-name="ce129" office:value-type="string">
            <text:p>1. When clicked on copy option, the respective attachment should be copied</text:p>
            <text:p>2. When clicked on 'Paste attachment' option, the copied attachment should be paste in the respective task</text:p>
            <text:p>3. When clicked on 'Undo paste attachment' option, the attachment which was paste should be removed from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9" office:value-type="string">
            <text:p>MAC0021_CopyTask</text:p>
          </table:table-cell>
          <table:table-cell table:style-name="ce129" office:value-type="string">
            <text:p>Verify that user is able to undo the task which was copi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 the task</text:p>
            <text:p>7. Click on '&lt;Role&gt; is assigned task &lt;task&gt;' link</text:p>
            <text:p>8. Click on 'Copy task' option under 'Actions' pop up menu</text:p>
            <text:p>9. Select 'Undo copy task' under 'Actions' pop up menu <text:s text:c="28"/><text:s/>10. Click on'Sign out' button.</text:p>
          </table:table-cell>
          <table:table-cell table:style-name="ce129" office:value-type="string">
            <text:p>Mentioned a Query for this</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5">
          <table:table-cell table:style-name="ce116" office:value-type="string">
            <text:p>MAC0022_UndoSetTaskFromCopy</text:p>
          </table:table-cell>
          <table:table-cell table:style-name="ce117" office:value-type="string">
            <text:p>Verify that user is able to undo the set task from copy</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 Sharing Plan which user wants to copy the task</text:p>
            <text:p>7. Click on '&lt;Role&gt; is assigned task &lt;task&gt;' link</text:p>
            <text:p>8. Click on 'Copy task' option under 'Actions' pop up menu</text:p>
            <text:p>9. Select the Segment from 'Select plan segment' if user wants to set the copied task to other Segment</text:p>
            <text:p>10. Select the task from Information Sharing Plan which user wants to set the copied task</text:p>
            <text:p>11. Click on '&lt;Role&gt; is assigned task &lt;task&gt;' link</text:p>
            <text:p>12. Click on 'Set task from copy' option under 'Actions' pop up menu</text:p>
            <text:p>13. Select 'Undo set task from copy' under 'Actions' pop up menu <text:s text:c="10"/>14. Click on'Sign out' button.</text:p>
          </table:table-cell>
          <table:table-cell table:style-name="ce117" office:value-type="string">
            <text:p>1. When clicked on 'Set task from copy' option, the copied task details should be saved in the selected task</text:p>
            <text:p>2. When clicked on 'Undo set task from copy' option, the task's details should be removed and its respective details should be restored in th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2">
          <table:table-cell table:style-name="ce119" office:value-type="string">
            <text:p>MAC0023_UndoAddInfoNeed</text:p>
          </table:table-cell>
          <table:table-cell table:style-name="ce129" office:value-type="string">
            <text:p>Add (info) ne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received' option under 'Receives' section</text:p>
            <text:p>9. Click on 'Undo add information need' option under 'Actions' pop up menu <text:s text:c="116"/><text:s text:c="2"/>10.Click on'Sign out' button.</text:p>
          </table:table-cell>
          <table:table-cell table:style-name="ce117" office:value-type="string">
            <text:p>1. When clicked on 'Undo add information need' option, the info needs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2">
          <table:table-cell table:style-name="ce119" office:value-type="string">
            <text:p>MAC0024_UndoAddInfoCapability</text:p>
          </table:table-cell>
          <table:table-cell table:style-name="ce129" office:value-type="string">
            <text:p>Add (info) capability</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 Click on 'add info sent' option under 'Sends' section</text:p>
            <text:p>9. Click on 'Undo add sharing capability' option under 'Actions' pop up menu <text:s text:c="112"/>10. Click on'Sign out' button.</text:p>
          </table:table-cell>
          <table:table-cell table:style-name="ce117" office:value-type="string">
            <text:p>1. When clicked on 'Undo <text:s/>add sharing capability' option, the Sharing capability should be removed</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6">
          <table:table-cell table:style-name="ce116" office:value-type="string">
            <text:p>MAC0025_UndoRemoveFlow</text:p>
          </table:table-cell>
          <table:table-cell table:style-name="ce117" office:value-type="string">
            <text:p>Verify that user is able to un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Remove flow' option under 'more' pop up menu</text:p>
            <text:p>10. Click on 'OK' button in the message box in order to confirm it</text:p>
            <text:p>11. Click on 'Undo remove flow' option under 'Actions' pop up menu <text:s text:c="4"/>12. Click on'Sign out' button.</text:p>
          </table:table-cell>
          <table:table-cell table:style-name="ce117" office:value-type="string">
            <text:p>1. When clicked on 'Remove flow' option, the selected flow should be removed</text:p>
            <text:p>2. When clicked on 'Undo remove flow' option, the removed flow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6" office:value-type="string">
            <text:p>MAC0026_UndoDuplicateFlow</text:p>
          </table:table-cell>
          <table:table-cell table:style-name="ce117" office:value-type="string">
            <text:p>Verify that user is able to un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Duplicate flow' option under 'more' pop up menu</text:p>
            <text:p>10. Click on 'Undo duplicate flow' option under 'Actions' pop up menu 11. Click on'Sign out' button.</text:p>
          </table:table-cell>
          <table:table-cell table:style-name="ce117" office:value-type="string">
            <text:p>1. When clicked on 'Duplicate flow' option, the duplicate flow should be created</text:p>
            <text:p>2. When clicked on 'Undo duplicate flow' option, the flow which was created should be remov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16" office:value-type="string">
            <text:p>MAC0027_UndoBreakUpFlow</text:p>
          </table:table-cell>
          <table:table-cell table:style-name="ce117" office:value-type="string">
            <text:p>Verify that user is able to un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 under 'Receives' or 'Sends' section</text:p>
            <text:p>9. Click on 'Break up flow' option under 'more' pop up menu</text:p>
            <text:p>10. Click on 'OK' button in the message box in order to confirm it</text:p>
            <text:p>11. Click on 'Undo break up flow' option under 'Actions' pop up menu <text:s text:c="2"/>12.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19">
          <table:table-cell table:style-name="ce118" office:value-type="string">
            <text:p>MAC0028_CopyFlow</text:p>
          </table:table-cell>
          <table:table-cell table:style-name="ce119" office:value-type="string">
            <text:p>Verify that user is able to undo the flow which was copied</text:p>
          </table:table-cell>
          <table:table-cell table:style-name="ce11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rmation Sharing Plan which user wants to cut the task</text:p>
            <text:p>7.Select one of the flow under 'Receives' or 'Sends' section</text:p>
            <text:p>9. Click on 'Copy flow' option under 'more' pop up menu <text:s text:c="26"/>10. Click on'Sign out' button.</text:p>
          </table:table-cell>
          <table:table-cell table:style-name="ce119" office:value-type="string">
            <text:p>When clicked on 'Copy flow' option, the flow should be copied and a message 'Flow copied' should be displayed at the top of window</text:p>
          </table:table-cell>
          <table:table-cell table:style-name="ce135" table:number-columns-repeated="3"/>
          <table:table-cell table:style-name="ce118"/>
          <table:table-cell table:style-name="ce119" office:value-type="string">
            <text:p>Yes</text:p>
          </table:table-cell>
          <table:table-cell table:style-name="ce141"/>
          <table:table-cell table:style-name="ce147" table:number-columns-repeated="1012"/>
          <table:table-cell table:style-name="ce135" table:number-columns-repeated="2"/>
        </table:table-row>
        <table:table-row table:style-name="ro27">
          <table:table-cell table:style-name="ce121" office:value-type="string">
            <text:p>MAC0029_Un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Switch to plan' dropdown box</text:p>
            <text:p>5. Click on 'Organizations in scope' option under 'Scoping' pop up menu</text:p>
            <text:p>7. Click on any organization under 'All Organizations' section</text:p>
            <text:p>8. Tick the 'Transfer jobs' check box</text:p>
            <text:p>9. Select the organization name from 'Transfer job from' dropdown box where user wants to transfer the job from</text:p>
            <text:p>10. Select the job(s)</text:p>
            <text:p>11. Click on 'Transfer jobs' button</text:p>
            <text:p>12. Click on 'done' button</text:p>
            <text:p>13. Click on 'Undo transfer jobs' <text:s/>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able:table-cell>
          <table:table-cell table:style-name="ce137" table:number-columns-repeated="3"/>
          <table:table-cell table:style-name="ce121"/>
          <table:table-cell table:style-name="ce121" office:value-type="string">
            <text:p>Yes</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30_UndoUpdateSet</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2"/>
          <table:table-cell table:style-name="ce154" table:number-columns-repeated="1007"/>
          <table:table-cell table:style-name="ce156" table:number-columns-repeated="2"/>
        </table:table-row>
        <table:table-row table:style-name="ro19">
          <table:table-cell office:value-type="string">
            <text:p>MAC0031_RedoAddSegment</text:p>
          </table:table-cell>
          <table:table-cell office:value-type="string">
            <text:p>Verify that user is able to redo the added segment</text:p>
          </table:table-cell>
          <table:table-cell office:value-type="string">
            <text:p>1. Enter the URL 'http://afourtech.mind-alliance.com/'</text:p>
            <text:p>2. Enter the username and password</text:p>
            <text:p>3. Click on 'Sign In' button</text:p>
            <text:p>4. Click on 'Add new segment' option under 'Actions' pop up menu</text:p>
            <text:p>6. Enter the details</text:p>
            <text:p>7. Click on 'done' button</text:p>
            <text:p>8. Click on 'Undo update segment' under 'Actions' pop up menu</text:p>
            <text:p>9. Click on 'Undo remove this segment' under 'Actions' pop up menu</text:p>
            <text:p>10. Click on 'Redo add Segment' option under 'Actions' pop up menu <text:s text:c="4"/>11. Click on'Sign out' button.</text:p>
          </table:table-cell>
          <table:table-cell office:value-type="string">
            <text:p>When clicked on 'Redo add segment' option, a segment should be restored in the plan and dropdown box</text:p>
          </table:table-cell>
          <table:table-cell table:number-columns-repeated="4"/>
          <table:table-cell table:style-name="ce124" office:value-type="string">
            <text:p>Yes</text:p>
          </table:table-cell>
          <table:table-cell table:style-name="ce139"/>
          <table:table-cell table:number-columns-repeated="1014"/>
        </table:table-row>
        <table:table-row table:style-name="ro26">
          <table:table-cell table:style-name="ce116" office:value-type="string">
            <text:p>MAC0032_RedoRemoveThisSegment</text:p>
          </table:table-cell>
          <table:table-cell table:style-name="ce117" office:value-type="string">
            <text:p>Verify that user is able to redo the removed seg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Remove this segment' option under 'Actions' pop up menu</text:p>
            <text:p>7. Click on 'Ok' button in the message box in order to confirm it</text:p>
            <text:p>8. Click on 'Undo remove this segment' under 'Actions' pop up menu</text:p>
            <text:p>9. Click on 'Redo remove this segment' option under 'Actions' pop up menu <text:s text:c="116"/><text:s text:c="2"/>10. Click on'Sign out' button.</text:p>
          </table:table-cell>
          <table:table-cell table:style-name="ce117" office:value-type="string">
            <text:p>1. When clicked on 'Remove this segment' option, the selected segment should be removed from the plan and 'Select plan segment' dropdown box</text:p>
            <text:p>2. When clicked on 'Redo remove this segment' option, the respective segment should be removed again from the plan and 'Select plan segment' dropdown box</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office:value-type="string">
            <text:p>MAC0033_RedoAddGoal</text:p>
          </table:table-cell>
          <table:table-cell table:style-name="ce117" office:value-type="string">
            <text:p>Verify that user is able to redo the added goal</text:p>
          </table:table-cell>
          <table:table-cell table:style-name="ce117"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Click on 'About Plan Segment' option under 'Show' pop up menu</text:p>
            <text:p>7. Click on 'goals' option under 'Show' pop up menu</text:p>
            <text:p>8. Enter and select the values for Objective, Category, Magnitude, Organization, Goal and Achieved at end</text:p>
            <text:p>9. Click on 'Undo update segment' option from 'Actions' pop up menu</text:p>
            <text:p>10. Click on 'Redo update segment' option from 'Actions' pop up menu <text:s/>11. Click on'Sign out' button.</text:p>
          </table:table-cell>
          <table:table-cell table:style-name="ce117" office:value-type="string">
            <text:p>1. When 'Achieved at end' selected, the Goal with given name should be added in the Segment</text:p>
            <text:p>2. When clicked on 'Redo update segment' option, the respective goal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3">
          <table:table-cell table:style-name="ce116" office:value-type="string">
            <text:p>MAC0034_RedoRemoveGoal</text:p>
          </table:table-cell>
          <table:table-cell table:style-name="ce117" office:value-type="string">
            <text:p>Verify that user is able to redo the removed goal</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bout Plan Segment' option under 'Show' pop up menu</text:p>
            <text:p>7. Click on 'goals' option under 'Show' pop up menu</text:p>
            <text:p>8. Click on delete option of respective Goal which user wants to delete</text:p>
            <text:p>9. Click on 'Ok' button in message box in order to confirm it</text:p>
            <text:p>10. Click on 'done' button</text:p>
            <text:p>11. Click on 'Undo remove goal' option from 'Actions' pop up menu</text:p>
            <text:p>12. Click on 'Redo remove goal' option from 'Actions' pop up menu <text:s text:c="7"/>13. Click on'Sign out' button.</text:p>
          </table:table-cell>
          <table:table-cell table:style-name="ce117" office:value-type="string">
            <text:p>1. When clicked on delete option of respective Goal, the Goal should be deleted from Segment</text:p>
            <text:p>2. When clicked on 'Redo remove goal' option, the respective goal should be delet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1">
          <table:table-cell office:value-type="string">
            <text:p>MAC0035_RedoAddNewTask</text:p>
          </table:table-cell>
          <table:table-cell table:style-name="ce117" office:value-type="string">
            <text:p>Verify that user is able to redo the added task</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new task' option under 'Actions' pop up menu</text:p>
            <text:p>7. Enter the details for new task</text:p>
            <text:p>8. Click on 'Someone is assigned task doing unnamed task' link</text:p>
            <text:p>9. Click on 'Undo update task' option under 'Actions' pop up menu</text:p>
            <text:p>10. Click on 'Undo add new task' option under 'Actions' pop up menu</text:p>
            <text:p>11. Click on 'Redo add new task' option under 'Actions' pop up menu <text:s text:c="3"/>12. Click on'Sign out' button.</text:p>
          </table:table-cell>
          <table:table-cell table:style-name="ce117" office:value-type="string">
            <text:p>1. When clicked on 'Add new task' option, the new task should be added in the segment</text:p>
            <text:p>2. When clicked on 'Someone is assigned task doing something' link, the new task should be updated</text:p>
            <text:p>3. When clicked on 'Undo update task' option, the updated details should be removed from newly added task and task name should be replaced with 'doing something'</text:p>
            <text:p>4. When clicked on 'Undo add new task' option, the added task should be removed from the segment</text:p>
            <text:p>5. When clicked on 'Redo add new task' option, the task should be added again in the segment</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0">
          <table:table-cell table:style-name="ce116" office:value-type="string">
            <text:p>MAC0036_RedoCutTask</text:p>
          </table:table-cell>
          <table:table-cell table:style-name="ce117" office:value-type="string">
            <text:p>Verify that user is able to redo the task which was <text:s/>'cu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Cut task' option under 'Actions' pop up menu</text:p>
            <text:p>9. Click on 'Ok' button on pop up message box</text:p>
            <text:p>10. Click on 'Undo cut task' option under 'Actions' pop up menu</text:p>
            <text:p>11. Click on 'Redo cut task' option under 'Actions' pop up menu <text:s text:c="13"/>12. Click on'Sign out' button.</text:p>
          </table:table-cell>
          <table:table-cell table:style-name="ce117" office:value-type="string">
            <text:p>1. When clicked on 'Cut task' option, the selected task should not be shown on Information Sharing Plan</text:p>
            <text:p>2. When clicked on 'Redo cut task' option, the task should not be shown o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40">
          <table:table-cell office:value-type="string">
            <text:p>MAC0037_RedoPasteTaskUsingCut</text:p>
          </table:table-cell>
          <table:table-cell table:style-name="ce117" office:value-type="string">
            <text:p>Verify that user is able to redo the task which was past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rmation Sharing Plan which user wants to cut</text:p>
            <text:p>7. Click on '&lt;Role&gt; is assigned task &lt;task&gt;' link</text:p>
            <text:p>8. Either click on 'Cut task' option under 'Actions' pop up menu</text:p>
            <text:p>9. Click on 'Ok' button on pop up message box</text:p>
            <text:p>10. Select the other Segment from 'Select plan segment' where user wants to paste the task</text:p>
            <text:p>11. Click on <text:s/>'Paste task' option under 'Actions' pop up menu</text:p>
            <text:p>12. Click on 'Undo paste task' option under 'Actions' pop up menu</text:p>
            <text:p>13. Click on 'Redo paste task' option under 'Actions' pop up menu <text:s text:c="9"/>14. Click on'Sign out' button.</text:p>
          </table:table-cell>
          <table:table-cell table:style-name="ce117" office:value-type="string">
            <text:p>1. If user clicks on 'Cut task' option, the selected task should not be shown on Information Sharing Plan</text:p>
            <text:p>2. When clicked on 'Paste task' option, the task cut should be pasted in Information Sharing Plan in other segment</text:p>
            <text:p>3. When clicked on 'Redo paste task' option, the task cut should get pasted again in Information Sharing Plan</text:p>
          </table:table-cell>
          <table:table-cell table:number-columns-repeated="3"/>
          <table:table-cell table:style-name="ce116"/>
          <table:table-cell table:style-name="ce116" office:value-type="string">
            <text:p>Yes</text:p>
          </table:table-cell>
          <table:table-cell table:style-name="ce139"/>
          <table:table-cell table:style-name="ce128" table:number-columns-repeated="1012"/>
          <table:table-cell table:number-columns-repeated="2"/>
        </table:table-row>
        <table:table-row table:style-name="ro26">
          <table:table-cell table:style-name="ce119" office:value-type="string">
            <text:p>MAC0038_RedoPasteTaskUsingCopy</text:p>
          </table:table-cell>
          <table:table-cell table:style-name="ce129" office:value-type="string">
            <text:p>Verify that user is able to redo the task which was <text:s/>Pas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Paste task' option under 'Actions' pop up menu</text:p>
            <text:p>9. Click on 'Undo paste task' option under 'Actions' pop up menu</text:p>
            <text:p>10. Click on 'Redo paste task' option under 'Actions' pop up menu <text:s text:c="9"/>11. Click on'Sign out' button.</text:p>
          </table:table-cell>
          <table:table-cell table:style-name="ce129" office:value-type="string">
            <text:p>1. When clicked on 'paste task' option, a task should be pasted</text:p>
            <text:p>2. When clicked on 'Redo paste task' option,the task should be removed.</text:p>
          </table:table-cell>
          <table:table-cell table:number-columns-repeated="4"/>
          <table:table-cell office:value-type="string">
            <text:p>Yes</text:p>
          </table:table-cell>
          <table:table-cell table:style-name="ce142"/>
          <table:table-cell table:style-name="ce122" table:number-columns-repeated="1012"/>
          <table:table-cell table:number-columns-repeated="2"/>
        </table:table-row>
        <table:table-row table:style-name="ro26">
          <table:table-cell table:style-name="ce122" office:value-type="string">
            <text:p>MAC0039_RedoDuplicateTask</text:p>
          </table:table-cell>
          <table:table-cell table:style-name="ce129" office:value-type="string">
            <text:p>Verify that user is able to redo the task which was <text:s/>duplicated</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cut</text:p>
            <text:p>7. Click on '&lt;Role&gt; is assigned task &lt;task&gt;' link</text:p>
            <text:p>8. Click on 'Duplicate task' option under 'Actions' pop up menu</text:p>
            <text:p>9. Click on 'Undo duplicate task' option under 'Actions' pop up menu</text:p>
            <text:p>10. Click on 'Redo add new task' option under 'Actions' pop up menu <text:s text:c="2"/>11. Click on'Sign out' button.</text:p>
          </table:table-cell>
          <table:table-cell table:style-name="ce129" office:value-type="string">
            <text:p>1. When clicked on 'Duplicate task' option, a duplicate task should be created in Information Sharing Plan</text:p>
            <text:p>2. When clicked on 'Redo add new task' option, the respective task should be created again in Information Sharing Plan</text:p>
          </table:table-cell>
          <table:table-cell table:number-columns-repeated="3"/>
          <table:table-cell table:style-name="ce119"/>
          <table:table-cell table:style-name="ce116" office:value-type="string">
            <text:p>Yes</text:p>
          </table:table-cell>
          <table:table-cell table:style-name="ce142"/>
          <table:table-cell table:style-name="ce122" table:number-columns-repeated="1012"/>
          <table:table-cell table:style-name="ce135" table:number-columns-repeated="2"/>
        </table:table-row>
        <table:table-row table:style-name="ro41">
          <table:table-cell table:style-name="ce116" office:value-type="string">
            <text:p>MAC0040_RedoIntermediateTask</text:p>
          </table:table-cell>
          <table:table-cell table:style-name="ce117" office:value-type="string">
            <text:p>Verify that user is able to redo the Intermediate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ich user wants to intermediate the flow of <text:s/>the task</text:p>
            <text:p>7.Select the flow under 'Receives' or 'Sends' section</text:p>
            <text:p>8. Click on 'Add Intermediate' option under 'more' pop up menu</text:p>
            <text:p>9. Click on 'Undo add intermediate' option under 'Actions' pop up menu</text:p>
            <text:p>10. Click on 'Redo add intermediate' option under 'Actions' pop up menu <text:s text:c="116"/><text:s text:c="3"/>11. Click on 'Sign out' button.</text:p>
          </table:table-cell>
          <table:table-cell table:style-name="ce117" office:value-type="string">
            <text:p>1. When clicked on 'Add intermediate' option, the task should be created between the selected task and its respective other task</text:p>
            <text:p>2. When clicked on 'Redo add intermediate' option, the removed intermediate task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23" office:value-type="string">
            <text:p>MAC0041_RedoDisintermediateTask</text:p>
          </table:table-cell>
          <table:table-cell table:style-name="ce121" office:value-type="string">
            <text:p>Verify that user is able to redo the disIntermediate task</text:p>
          </table:table-cell>
          <table:table-cell table:style-name="ce121"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intermediate task from Info Sharing Plan</text:p>
            <text:p>7. Click on summary of the intermediate task under Task section</text:p>
            <text:p>8. Click on 'Disintermediate' option under 'more' pop up menu</text:p>
            <text:p>9. Click on 'Undo disintermediate' option under 'Actions' pop up menu</text:p>
            <text:p>9. Click on 'Redo disintermediate' option under 'Actions' pop up menu</text:p>
          </table:table-cell>
          <table:table-cell table:style-name="ce121" office:value-type="string">
            <text:p>1. When clicked on 'Disintermediate' option, the intermediate task should be disintermediated</text:p>
            <text:p>2. When clicked on 'Undo disintermediate' option, the disintermediated task should get intermediate again</text:p>
            <text:p>3. When clicked on 'Redo disintermediate' option, the intermediate task should get disintermediated task again</text:p>
          </table:table-cell>
          <table:table-cell table:style-name="ce137" table:number-columns-repeated="3"/>
          <table:table-cell table:style-name="ce138"/>
          <table:table-cell table:style-name="ce138" office:value-type="string">
            <text:p>No</text:p>
          </table:table-cell>
          <table:table-cell table:style-name="ce145"/>
          <table:table-cell table:style-name="ce148" table:number-columns-repeated="1012"/>
          <table:table-cell table:style-name="ce137" table:number-columns-repeated="2"/>
        </table:table-row>
        <table:table-row table:style-name="ro29">
          <table:table-cell table:style-name="ce116" office:value-type="string">
            <text:p>MAC0042_RedoMoveTask</text:p>
          </table:table-cell>
          <table:table-cell table:style-name="ce117" office:value-type="string">
            <text:p>Verify that user is able to redo the tasks which were mov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dropdown box</text:p>
            <text:p>6. Click on 'Move tasks' option under 'Actions' pop up menu of 'About plan segment'</text:p>
            <text:p>7. Select the Segment from 'Move to segment' dropdown box where user wants to move the tasks</text:p>
            <text:p>8. Select the task(s) which user wants to move</text:p>
            <text:p>9. Click on 'Move' button</text:p>
            <text:p>10. Click on 'done' button</text:p>
            <text:p>11. Click on 'Undo move tasks' option under 'Actions' pop up menu</text:p>
            <text:p>12. Click on 'Redo move tasks' option under 'Actions' pop up menu <text:s text:c="7"/>13. Click on'Sign out' button.</text:p>
          </table:table-cell>
          <table:table-cell table:style-name="ce117" office:value-type="string">
            <text:p>1. When clicked on 'Move' button, the selected task(s) should be moved from current segment to the destination segment</text:p>
            <text:p>2. When clicked on 'Undo move tasks' option, the task(s) which were moved should be restored to its respective segment</text:p>
            <text:p>3. When clicked on 'Redo move tasks' option, the removed task(s) from respective segment should be restor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6">
          <table:table-cell table:style-name="ce122" office:value-type="string">
            <text:p>MAC0043_RedoConnectFlow</text:p>
          </table:table-cell>
          <table:table-cell table:style-name="ce129" office:value-type="string">
            <text:p>Connect with flow</text:p>
          </table:table-cell>
          <table:table-cell table:style-name="ce129" table:number-columns-repeated="2"/>
          <table:table-cell table:style-name="ce135" table:number-columns-repeated="3"/>
          <table:table-cell table:style-name="ce119"/>
          <table:table-cell table:style-name="ce118" office:value-type="string">
            <text:p>Yes</text:p>
          </table:table-cell>
          <table:table-cell table:style-name="ce142"/>
          <table:table-cell table:style-name="ce122" table:number-columns-repeated="1012"/>
          <table:table-cell table:style-name="ce135" table:number-columns-repeated="2"/>
        </table:table-row>
        <table:table-row table:style-name="ro6">
          <table:table-cell table:style-name="ce120" office:value-type="string">
            <text:p>MAC0044_RedoUpdateSet</text:p>
          </table:table-cell>
          <table:table-cell table:style-name="ce130" office:value-type="string">
            <text:p>Update (set, add, move, remove)</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Functionality does not exist</text:p>
          </table:table-cell>
          <table:table-cell table:style-name="ce125"/>
          <table:table-cell table:style-name="ce155" table:number-columns-repeated="1007"/>
          <table:table-cell table:style-name="ce157" table:number-columns-repeated="2"/>
        </table:table-row>
        <table:table-row table:style-name="ro34">
          <table:table-cell table:style-name="ce124" office:value-type="string">
            <text:p>MAC0045_RedoAddIssue</text:p>
          </table:table-cell>
          <table:table-cell table:style-name="ce117" office:value-type="string">
            <text:p>Verify that user is able to redo the newly added issue</text:p>
          </table:table-cell>
          <table:table-cell table:style-name="ce117" office:value-type="string">
            <text:p>1. Enter the URL 'http://afourtech.mind-alliance.com/'</text:p>
            <text:p>2. Enter the username and password</text:p>
            <text:p>3. Click on 'Sign In' button</text:p>
            <text:p>4. Click on 'Add new issue' option under 'Actions' pop up menu</text:p>
            <text:p>5. Enter the details under Plan Segment Issues section</text:p>
            <text:p>6. Click on 'done' button</text:p>
            <text:p>7. Click on 'Undo add new issue' option under 'Actions' pop up menu</text:p>
            <text:p>8. Click on 'Redo add new issue' option under 'Actions' pop up menu <text:s text:c="4"/>9. Click on'Sign out' button.</text:p>
          </table:table-cell>
          <table:table-cell table:style-name="ce117" office:value-type="string">
            <text:p>1. When clicked on 'Add new issue' option, a new issue should be created in the segment</text:p>
            <text:p>2. When clicked on 'done' button, a newly added issue should be updated</text:p>
            <text:p>3. When clicked on 'Undo add new issue' option, the issue which was added should be removed</text:p>
            <text:p>4. When clicked on 'Redo add new issue' option, the removed issue should be restored in the segment</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19">
          <table:table-cell table:style-name="ce116" office:value-type="string">
            <text:p>MAC0046_RedoRemoveIssue</text:p>
          </table:table-cell>
          <table:table-cell table:style-name="ce117" office:value-type="string">
            <text:p>Verify that user is able to redo the issue which was removed</text:p>
          </table:table-cell>
          <table:table-cell table:style-name="ce117" office:value-type="string">
            <text:p>1. Enter the URL 'http://afourtech.mind-alliance.com/'</text:p>
            <text:p>2. Enter the username and password</text:p>
            <text:p>3. Click on 'Sign In' button</text:p>
            <text:p>4. Click on 'About plan segment' option under 'Show' pop up menu</text:p>
            <text:p>5. Click on 'Remove issue' from 'Menu' pop up menu of respective issue which user wants to remove</text:p>
            <text:p>6. Click on 'done' button</text:p>
            <text:p>7. Click on 'Undo remove issue' option under 'Actions' pop up menu</text:p>
            <text:p>8. Click on 'Redo remove issue' option under 'Actions' pop up menu <text:s text:c="6"/>9. <text:s/>Click on'Sign out' button.</text:p>
          </table:table-cell>
          <table:table-cell table:style-name="ce117" office:value-type="string">
            <text:p>1. When clicked on 'Remove issue' option, a respective issue should be removed from the segment</text:p>
            <text:p>2. When clicked on 'Undo remove issue' option, a issue which was removed from the issue should be restored in the segment</text:p>
            <text:p>3. When clicked on 'Redo remove issue' option, the restored <text:s/>issue should be removed</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8">
          <table:table-cell office:value-type="string">
            <text:p>MAC0047_RedoAttachDocument</text:p>
          </table:table-cell>
          <table:table-cell table:style-name="ce117" office:value-type="string">
            <text:p>Verify that user is able to redo the attached <text:s/>document</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Browse' button and select the file</text:p>
            <text:p>11. Click on 'Attach' button</text:p>
            <text:p>12. Click on 'Undo attach document' option under 'Actions' dropdown box</text:p>
            <text:p>13. Click on 'Redo attach document' option under 'Actions' pop up menu <text:s text:c="116"/><text:s text:c="2"/>14. Click on'Sign out' button.</text:p>
          </table:table-cell>
          <table:table-cell table:style-name="ce117" office:value-type="string">
            <text:p>1. When clicked on 'Attach' button, the file should be attached and displayed in the attach section of the respective task</text:p>
            <text:p>2. When clicked on 'Undo attach document' option, the attached file should be removed from attach section of the respective task</text:p>
            <text:p>3. When clicked on 'Redo attach document' option, the file removed which was attached previously should be restored in attach section of the respective task</text:p>
          </table:table-cell>
          <table:table-cell table:number-columns-repeated="3"/>
          <table:table-cell table:style-name="ce116"/>
          <table:table-cell table:style-name="ce116" office:value-type="string">
            <text:p>Yes</text:p>
          </table:table-cell>
          <table:table-cell table:style-name="ce139"/>
          <table:table-cell table:number-columns-repeated="1014"/>
        </table:table-row>
        <table:table-row table:style-name="ro27">
          <table:table-cell table:style-name="ce120" office:value-type="string">
            <text:p>MAC0048_RedocopyAttachment</text:p>
          </table:table-cell>
          <table:table-cell table:style-name="ce130" office:value-type="string">
            <text:p>Verify that user is able to copy the attachment</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able:table-cell>
          <table:table-cell table:style-name="ce130" office:value-type="string">
            <text:p>When clicked on copy option, the respective attachment should be copied</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attachment</text:p>
          </table:table-cell>
          <table:table-cell table:style-name="ce122"/>
          <table:table-cell table:style-name="ce154" table:number-columns-repeated="1007"/>
          <table:table-cell table:style-name="ce158" table:number-columns-repeated="2"/>
        </table:table-row>
        <table:table-row table:style-name="ro7">
          <table:table-cell table:style-name="ce125" office:value-type="string">
            <text:p>MAC0049_RedoCutAttachment</text:p>
          </table:table-cell>
          <table:table-cell table:style-name="ce130" office:value-type="string">
            <text:p>Verify that user is able to cut the attachment</text:p>
          </table:table-cell>
          <table:table-cell table:style-name="ce130"/>
          <table:table-cell table:style-name="ce130" office:value-type="string">
            <text:p>The attachment should be copied successfully</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ut attachment</text:p>
          </table:table-cell>
          <table:table-cell table:style-name="ce122"/>
          <table:table-cell table:style-name="ce154" table:number-columns-repeated="1007"/>
          <table:table-cell table:style-name="ce156" table:number-columns-repeated="2"/>
        </table:table-row>
        <table:table-row table:style-name="ro42">
          <table:table-cell table:style-name="ce116" office:value-type="string">
            <text:p>MAC0050_RedoPasteAttachment</text:p>
          </table:table-cell>
          <table:table-cell table:style-name="ce117" office:value-type="string">
            <text:p>Verify that user is able to redo the attachment which was paste</text:p>
          </table:table-cell>
          <table:table-cell table:style-name="ce129" office:value-type="string">
            <text:p>1. Enter the URL 'http://afourtech.mind-alliance.com/'</text:p>
            <text:p>2. Enter the username and password</text:p>
            <text:p>3. Click on 'Sign In' button</text:p>
            <text:p>4. Select the Plan from <text:s/>dropdown box</text:p>
            <text:p>5. Select the Segment from dropdown box</text:p>
            <text:p>6. Select the task from 'Info Sharing Plan' where <text:s/>user wants to attach the file</text:p>
            <text:p>7. Click on '&lt;Role&gt; is assigned task &lt;task&gt;' link</text:p>
            <text:p>8. Select the value from 'Attach' dropdown box</text:p>
            <text:p>9. Enter the name in 'named' textbox</text:p>
            <text:p>10. Click on 'Browse' button and select the file</text:p>
            <text:p>11. Click on 'Attach' button</text:p>
            <text:p>12. Select the copy option of the attached file which user wants to copy</text:p>
            <text:p>13. Select the task where user wants to paste the copied attachment</text:p>
            <text:p>14. Click on '&lt;Role&gt; is assigned task &lt;task&gt;' link</text:p>
            <text:p>15. Click on 'Paste attachment' option under 'Actions' pop up menu</text:p>
            <text:p>16. Click <text:s/>on 'Undo paste attachment' option under 'Actions' pop up menu</text:p>
            <text:p>17. Click on 'Redo paste attachment' option under 'Actions' pop up menu <text:s text:c="116"/><text:s text:c="2"/>18. Click on'Sign out' button.</text:p>
          </table:table-cell>
          <table:table-cell table:style-name="ce129" office:value-type="string">
            <text:p>1. When clicked on copy option, the respective attachment should be copied</text:p>
            <text:p>2. When clicked on 'Paste attachment' option, the copied attachment should be pasted in the respective task</text:p>
            <text:p>3. When clicked on 'Undo paste attachment' option, the attachment which was pasted should be removed from the respective task</text:p>
            <text:p>4. When clicked on 'Redo paste attachment' option, the removed attachment should be restored in the respective task</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6">
          <table:table-cell table:style-name="ce125" office:value-type="string">
            <text:p>MAC0051_RedoCopyTask</text:p>
          </table:table-cell>
          <table:table-cell table:style-name="ce130" office:value-type="string">
            <text:p>Verify that user is able to redo the task which was copied</text:p>
          </table:table-cell>
          <table:table-cell table:style-name="ce13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 Click on '&lt;Role&gt; is assigned task &lt;task&gt;' link</text:p>
            <text:p>8. Click on 'Copy task' option under 'Actions' pop up menu</text:p>
            <text:p>9. Click on 'Undo copy task' under 'Actions' pop up menu</text:p>
            <text:p>10. Click on 'Redo copy task' under 'Actions' pop up menu</text:p>
          </table:table-cell>
          <table:table-cell table:style-name="ce130" office:value-type="string">
            <text:p>1. When clicked on 'Copy task' option, the task should be copied and a message 'Task copied' should be displayed at the top of the window</text:p>
            <text:p/>
          </table:table-cell>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52" office:value-type="string">
            <text:p>cannot redo copy task</text:p>
          </table:table-cell>
          <table:table-cell table:style-name="ce122"/>
          <table:table-cell table:style-name="ce154" table:number-columns-repeated="1007"/>
          <table:table-cell table:style-name="ce158" table:number-columns-repeated="2"/>
        </table:table-row>
        <table:table-row table:style-name="ro43">
          <table:table-cell table:style-name="ce116" office:value-type="string">
            <text:p>MAC0052_RedoSetTaskFromCopy</text:p>
          </table:table-cell>
          <table:table-cell table:style-name="ce117" office:value-type="string">
            <text:p>Verify that user is able to redo the set task from cop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text:s/>Sharing Plan' which user wants to copy</text:p>
            <text:p>7. Click on '&lt;Role&gt; is assigned task &lt;task&gt;' link</text:p>
            <text:p>8. Click on 'Copy task' option under 'Actions' pop up menu</text:p>
            <text:p>9. Select the Segment from <text:s/>if user wants to set the copied task to other Segment</text:p>
            <text:p>10. Select the task from Info Sharing Plan which user wants to set the copied task</text:p>
            <text:p>7. Click on '&lt;Role&gt; is assigned task &lt;task&gt;' link</text:p>
            <text:p>8. Click on 'Set task from copy' option under 'Actions' pop up menu</text:p>
            <text:p>9. Click on 'Undo set task from copy' option under 'Actions' pop up menu</text:p>
            <text:p>10. Click on 'Redo set task from copy' option under 'Actions' pop up menu <text:s text:c="116"/><text:s text:c="2"/>11. Click on'Sign out' button.</text:p>
          </table:table-cell>
          <table:table-cell table:style-name="ce117" office:value-type="string">
            <text:p>1. When clicked on 'Copy task' option, the task should be copied and a message 'Task copied' should be displayed at the top of the window</text:p>
            <text:p>2. When clicked on 'Set task from copy' option, the copied task details should be saved in the selected task</text:p>
            <text:p>3. When clicked on 'Undo set task from copy' option, the task's details should be removed and its respective details should be restored in the task</text:p>
            <text:p>4. When clicked on 'Redo set task from copy' option, the removed task's details should be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44">
          <table:table-cell table:style-name="ce122" office:value-type="string">
            <text:p>MAC0053_redoAddInfoNeed</text:p>
          </table:table-cell>
          <table:table-cell table:style-name="ce129" office:value-type="string">
            <text:p>Add (info) need</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Receives' panel.</text:p>
            <text:p>7. Click on 'Undo add information need' option under 'Actions' popup menu.</text:p>
            <text:p>8. Click on 'Redo add information need' option under 'Actions' pop up menu <text:s text:c="114"/>9. Click on'Sign out' button.</text:p>
          </table:table-cell>
          <table:table-cell table:style-name="ce117" office:value-type="string">
            <text:p>1. When clicked on 'Add' , 'Information need' gets added.</text:p>
            <text:p>2. When clicked on 'Undo Add Information Need' option, the added need gets removed.</text:p>
            <text:p>3. When clicked on 'Redo <text:s/>Add Information Need' option, the removed need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44">
          <table:table-cell table:style-name="ce119" office:value-type="string">
            <text:p>MAC0054_RedoAddInfoCapability</text:p>
          </table:table-cell>
          <table:table-cell table:style-name="ce129" office:value-type="string">
            <text:p>Add (info) capability</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Click on 'Add' in 'Sends' panel.</text:p>
            <text:p>7. Click on 'Undo add information capability' option under 'Actions' popup menu.</text:p>
            <text:p>8. Click on 'Redo add information capability' option under 'Actions' pop up menu <text:s text:c="103"/><text:s/>9. Click on'Sign out' button.</text:p>
          </table:table-cell>
          <table:table-cell table:style-name="ce117" office:value-type="string">
            <text:p>1. When clicked on 'Add' , 'Information Capability' gets added.</text:p>
            <text:p>2. When clicked on 'Undo Add Information Capability' option, the added need gets removed.</text:p>
            <text:p>3. When clicked on 'Redo <text:s/>Add Information Capability' option, the removed capability gets added again.</text:p>
          </table:table-cell>
          <table:table-cell table:style-name="ce135" table:number-columns-repeated="3"/>
          <table:table-cell table:style-name="ce119"/>
          <table:table-cell table:style-name="ce119" office:value-type="string">
            <text:p>Yes</text:p>
          </table:table-cell>
          <table:table-cell table:style-name="ce142"/>
          <table:table-cell table:style-name="ce122" table:number-columns-repeated="1012"/>
          <table:table-cell table:style-name="ce135" table:number-columns-repeated="2"/>
        </table:table-row>
        <table:table-row table:style-name="ro21">
          <table:table-cell table:style-name="ce126" office:value-type="string">
            <text:p>MAC0055_RedoRemoveFlow</text:p>
          </table:table-cell>
          <table:table-cell table:style-name="ce117" office:value-type="string">
            <text:p>Verify that user is able to redo the flow which was removed</text:p>
          </table:table-cell>
          <table:table-cell table:style-name="ce117" office:value-type="string">
            <text:p>1. Enter the URL 'http://afourtech.mind-alliance.com/'</text:p>
            <text:p>2. Enter the username and password</text:p>
            <text:p>3. Click on 'Sign In' button</text:p>
            <text:p>4. Select the Plan from dropdown box</text:p>
            <text:p>5. Select the Segment from <text:s/>dropdown box</text:p>
            <text:p>6. Select the task from Info Sharing Plan</text:p>
            <text:p>7.Select one of the flows under 'Receives' or 'Sends' section</text:p>
            <text:p>9. Click on 'Remove flow' option under 'more' pop up menu</text:p>
            <text:p>10. Click on 'OK' button in the message box in order to confirm it</text:p>
            <text:p>11. Click on 'Undo remove flow' option under 'Actions' pop up menu</text:p>
            <text:p>12. Click on 'Redo remove flow' option under 'Actions' pop up menu <text:s text:c="5"/>13. Click on'Sign out' button.</text:p>
          </table:table-cell>
          <table:table-cell table:style-name="ce117" office:value-type="string">
            <text:p>1. When clicked on 'Remove flow' option, the selected flow should be removed</text:p>
            <text:p>2. When clicked on 'Undo remove flow' option, the removed flow should be restored</text:p>
            <text:p>3. When clicked on 'Redo removed flow' option, the restored flow should be removed again</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1">
          <table:table-cell table:style-name="ce116" office:value-type="string">
            <text:p>MAC0056_RedoDuplicateFlow</text:p>
          </table:table-cell>
          <table:table-cell table:style-name="ce117" office:value-type="string">
            <text:p>Verify that user is able to redo the performed Duplicate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Duplicate flow' option under 'more' pop up menu</text:p>
            <text:p>10. Click on 'Undo duplicate flow' option under 'Actions' pop up menu</text:p>
            <text:p>12. Click on 'Redo add information need' option under 'Actions' pop up menu <text:s text:c="112"/>13. Click on'Sign out' button.</text:p>
          </table:table-cell>
          <table:table-cell table:style-name="ce117" office:value-type="string">
            <text:p>1. When clicked on 'Duplicate flow' option, the duplicate flow should be created</text:p>
            <text:p>2. When clicked on 'Redo add information need' option, the removed flow should get restored</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20">
          <table:table-cell table:style-name="ce116" office:value-type="string">
            <text:p>MAC0057_RedoBreakUpFlow</text:p>
          </table:table-cell>
          <table:table-cell table:style-name="ce117" office:value-type="string">
            <text:p>Verify that user is able to redo the performed Break up flow operation on selected flow</text:p>
          </table:table-cell>
          <table:table-cell table:style-name="ce117" office:value-type="string">
            <text:p>1. Enter the URL 'http://afourtech.mind-alliance.com/'</text:p>
            <text:p>2. Enter the username and password</text:p>
            <text:p>3. Click on 'Sign In' button</text:p>
            <text:p>4. Select the Plan from <text:s/>dropdown box</text:p>
            <text:p>5. Select the Segment from <text:s/>dropdown box</text:p>
            <text:p>6. Select the task from Info Sharing Plan</text:p>
            <text:p>7.Select one of the flows under 'Receives' or 'Sends' section</text:p>
            <text:p>9. Click on 'Break up flow' option under 'more' pop up menu</text:p>
            <text:p>10. Click on 'OK' button in the message box in order to confirm it</text:p>
            <text:p>11. Click on 'Undo break up flow' option under 'Actions' pop up menu</text:p>
            <text:p>12. Click on 'Redo break up flow' option under 'Actions' pop up menu <text:s text:c="2"/>13. Click on'Sign out' button.</text:p>
          </table:table-cell>
          <table:table-cell table:style-name="ce117" office:value-type="string">
            <text:p>1. When clicked on 'Break up flow' option, the Break up flow operation should be performed on selected flow</text:p>
            <text:p>2. When clicked on 'Undo break up flow' option, the operation 'Break up flow' should be undone</text:p>
            <text:p>3. When clicked on 'Redo break up flow' option, the operation 'Break up flow' should be performed on respective flow</text:p>
          </table:table-cell>
          <table:table-cell table:number-columns-repeated="3"/>
          <table:table-cell table:style-name="ce116"/>
          <table:table-cell table:style-name="ce119" office:value-type="string">
            <text:p>Yes</text:p>
          </table:table-cell>
          <table:table-cell table:style-name="ce139"/>
          <table:table-cell table:number-columns-repeated="1014"/>
        </table:table-row>
        <table:table-row table:style-name="ro34">
          <table:table-cell table:style-name="ce127" office:value-type="string">
            <text:p>MAC0058_RedoCopyFlow</text:p>
          </table:table-cell>
          <table:table-cell table:style-name="ce120" office:value-type="string">
            <text:p>Verify that user is able to redo the flow which is copied</text:p>
          </table:table-cell>
          <table:table-cell table:style-name="ce120" office:value-type="string">
            <text:p>1. Enter the URL 'http://afourtech.mind-alliance.com/'</text:p>
            <text:p>2. Enter the username and password</text:p>
            <text:p>3. Click on 'Sign In' button</text:p>
            <text:p>4. Select the Plan from 'Switch to plan' dropdown box</text:p>
            <text:p>5. Select the Segment from 'Select plan segment' dropdown box</text:p>
            <text:p>6. Select the task from Information Sharing Plan which user wants to cut</text:p>
            <text:p>7.Select one of the flows under 'Receives' or 'Sends' section</text:p>
            <text:p>9. Click on 'Copy flow' option under 'more' pop up menu</text:p>
          </table:table-cell>
          <table:table-cell table:style-name="ce120" office:value-type="string">
            <text:p>When clicked on 'Copy flow' option, the flow should be copied and a message 'Flow copied' should be displayed at top of the window</text:p>
          </table:table-cell>
          <table:table-cell table:style-name="ce136" table:number-columns-repeated="3"/>
          <table:table-cell table:style-name="ce127"/>
          <table:table-cell table:style-name="ce120"/>
          <table:table-cell table:style-name="ce146" office:value-type="string">
            <text:p>Invalid</text:p>
          </table:table-cell>
          <table:table-cell table:style-name="ce149" table:number-columns-repeated="3"/>
          <table:table-cell table:style-name="ce152" office:value-type="string">
            <text:p>cannot redo copy flow</text:p>
          </table:table-cell>
          <table:table-cell/>
          <table:table-cell table:style-name="ce148" table:number-columns-repeated="1007"/>
          <table:table-cell table:style-name="ce158" table:number-columns-repeated="2"/>
        </table:table-row>
        <table:table-row table:style-name="ro40">
          <table:table-cell table:style-name="ce121" office:value-type="string">
            <text:p>MAC0059_RedoTransferJobs</text:p>
          </table:table-cell>
          <table:table-cell table:style-name="ce131" office:value-type="string">
            <text:p>Verify that user is able to undo the jobs which were transferred</text:p>
          </table:table-cell>
          <table:table-cell table:style-name="ce131" office:value-type="string">
            <text:p>1. Enter the URL 'http://afourtech.mind-alliance.com/'</text:p>
            <text:p>2. Enter the username and password</text:p>
            <text:p>3. Click on 'Sign In' button</text:p>
            <text:p>4. Select the Plan from <text:s/>dropdown box</text:p>
            <text:p>5. Click on 'About plan' option under 'Show' pop up menu</text:p>
            <text:p>6. Click on 'Organizations in scope' option under 'Scoping' pop up menu</text:p>
            <text:p>7. Click on any organization.</text:p>
            <text:p>8. Tick the 'Transfer jobs' check box</text:p>
            <text:p>9. Select the organization name <text:s/>from 'Transfer job from' dropdown box where user wants to transfer the job from</text:p>
            <text:p>10. Select the job(s)</text:p>
            <text:p>11. Click on 'Transfer jobs' button</text:p>
            <text:p>12. Click on 'done' button</text:p>
            <text:p>13. Click on 'Undo transfer jobs' <text:s/>option under 'Actions' pop up menu</text:p>
            <text:p>14. Click on 'Redo transfer jobs' option under 'Actions' pop up menu</text:p>
          </table:table-cell>
          <table:table-cell table:style-name="ce131" office:value-type="string">
            <text:p>1. When clicked on 'Transfer jobs' button, the selected job(s) of one organization should be transferred to respective organization</text:p>
            <text:p>2. When clicked on 'Undo transfer jobs' option, the job which was transffered in the organization should be removed and restored in previous organization</text:p>
            <text:p>3. When clicked on 'Redo transfer jobs' option, the job should be transferred again to respective organization</text:p>
          </table:table-cell>
          <table:table-cell table:style-name="ce137" table:number-columns-repeated="3"/>
          <table:table-cell table:style-name="ce121"/>
          <table:table-cell table:style-name="ce121" office:value-type="string">
            <text:p>No</text:p>
          </table:table-cell>
          <table:table-cell table:style-name="ce144"/>
          <table:table-cell table:style-name="ce123" table:number-columns-repeated="1012"/>
          <table:table-cell table:style-name="ce137" table:number-columns-repeated="2"/>
        </table:table-row>
        <table:table-row table:style-name="ro6">
          <table:table-cell table:style-name="ce120" office:value-type="string">
            <text:p>MAC0060</text:p>
          </table:table-cell>
          <table:table-cell table:style-name="ce130" office:value-type="string">
            <text:p>Create entity if new</text:p>
          </table:table-cell>
          <table:table-cell table:style-name="ce130" table:number-columns-repeated="2"/>
          <table:table-cell table:style-name="ce136" table:number-columns-repeated="3"/>
          <table:table-cell table:style-name="ce120" table:number-columns-repeated="2"/>
          <table:table-cell table:style-name="ce143" office:value-type="string">
            <text:p>Invalid</text:p>
          </table:table-cell>
          <table:table-cell table:style-name="ce125" table:number-columns-repeated="3"/>
          <table:table-cell table:style-name="ce149" office:value-type="string">
            <text:p>cannot automate</text:p>
          </table:table-cell>
          <table:table-cell table:style-name="ce122"/>
          <table:table-cell table:style-name="ce154" table:number-columns-repeated="1007"/>
          <table:table-cell table:style-name="ce156" table:number-columns-repeated="2"/>
        </table:table-row>
        <table:table-row table:style-name="ro5" table:number-rows-repeated="65474">
          <table:table-cell table:number-columns-repeated="1024"/>
        </table:table-row>
        <table:table-row table:style-name="ro5">
          <table:table-cell table:number-columns-repeated="1024"/>
        </table:table-row>
      </table:table>
      <table:database-ranges>
        <table:database-range table:target-range-address="Command_Execution_Undo_and_Redo.A1:Command_Execution_Undo_and_Redo.AMJ1"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1" svg:font-family="Calibri1"/>
    <style:font-face style:name="Calibri111" svg:font-family="Calibri11"/>
    <style:font-face style:name="Calibri12" svg:font-family="Calibri12"/>
    <style:font-face style:name="Calibri2" svg:font-family="Calibri2"/>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7">09/27/2012</text:date>, <text:time>16:39:4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9-27T16:39:48.80</dc:date>
    <meta:editing-cycles>401</meta:editing-cycles>
    <meta:editing-duration>PT36H38M12S</meta:editing-duration>
    <meta:document-statistic meta:table-count="4" meta:cell-count="11913" meta:object-count="0"/>
  </office:meta>
</office:document-meta>
</file>